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roid Arabic Naskh" svg:font-family="'Droid Arabic Naskh'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16cm"/>
    </style:style>
    <style:style style:name="co2" style:family="table-column">
      <style:table-column-properties fo:break-before="auto" style:column-width="7.08cm"/>
    </style:style>
    <style:style style:name="co3" style:family="table-column">
      <style:table-column-properties fo:break-before="auto" style:column-width="5.173cm"/>
    </style:style>
    <style:style style:name="co4" style:family="table-column">
      <style:table-column-properties fo:break-before="auto" style:column-width="6.438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1.4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387cm"/>
    </style:style>
    <style:style style:name="co9" style:family="table-column">
      <style:table-column-properties fo:break-before="auto" style:column-width="7.274cm"/>
    </style:style>
    <style:style style:name="co10" style:family="table-column">
      <style:table-column-properties fo:break-before="auto" style:column-width="4.18cm"/>
    </style:style>
    <style:style style:name="co11" style:family="table-column">
      <style:table-column-properties fo:break-before="auto" style:column-width="4.512cm"/>
    </style:style>
    <style:style style:name="co12" style:family="table-column">
      <style:table-column-properties fo:break-before="auto" style:column-width="4.299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808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751cm" fo:break-before="auto" style:use-optimal-row-height="false"/>
    </style:style>
    <style:style style:name="ro5" style:family="table-row">
      <style:table-row-properties style:row-height="0.884cm" fo:break-before="auto" style:use-optimal-row-height="false"/>
    </style:style>
    <style:style style:name="ro6" style:family="table-row">
      <style:table-row-properties style:row-height="0.977cm" fo:break-before="auto" style:use-optimal-row-height="false"/>
    </style:style>
    <style:style style:name="ro7" style:family="table-row">
      <style:table-row-properties style:row-height="1.108cm" fo:break-before="auto" style:use-optimal-row-height="false"/>
    </style:style>
    <style:style style:name="ro8" style:family="table-row">
      <style:table-row-properties style:row-height="1.053cm" fo:break-before="auto" style:use-optimal-row-height="false"/>
    </style:style>
    <style:style style:name="ro9" style:family="table-row">
      <style:table-row-properties style:row-height="1.014cm" fo:break-before="auto" style:use-optimal-row-height="false"/>
    </style:style>
    <style:style style:name="ro10" style:family="table-row">
      <style:table-row-properties style:row-height="0.921cm" fo:break-before="auto" style:use-optimal-row-height="true"/>
    </style:style>
    <style:style style:name="ro11" style:family="table-row">
      <style:table-row-properties style:row-height="1.071cm" fo:break-before="auto" style:use-optimal-row-height="false"/>
    </style:style>
    <style:style style:name="ro12" style:family="table-row">
      <style:table-row-properties style:row-height="0.57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1.014cm" fo:break-before="auto" style:use-optimal-row-height="true"/>
    </style:style>
    <style:style style:name="ro15" style:family="table-row">
      <style:table-row-properties style:row-height="1.503cm" fo:break-before="auto" style:use-optimal-row-height="true"/>
    </style:style>
    <style:style style:name="ro16" style:family="table-row">
      <style:table-row-properties style:row-height="1.993cm" fo:break-before="auto" style:use-optimal-row-height="tru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Droid Arabic Naskh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none" style:country-asian="none" style:font-style-asian="normal" style:font-weight-asian="normal" style:font-name-complex="Droid Arabic Naskh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cm" style:writing-mode="rl-tb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Noto Sans Arabic UI" style:font-size-complex="10pt" style:language-complex="ar" style:country-complex="DZ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Noto Sans Arabic UI" style:font-size-complex="10pt" style:language-complex="ar" style:country-complex="DZ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Droid Arabic Naskh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none" style:country-asian="none" style:font-style-asian="normal" style:font-weight-asian="normal" style:font-name-complex="Droid Arabic Naskh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Droid Arabic Naskh" fo:font-size="13pt" style:font-size-asian="13pt" style:font-name-complex="Droid Arabic Naskh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Noto Sans Arabic U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DZ" style:font-name-asian="Noto Sans CJK SC" style:font-name-complex="Noto Sans Arabic U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 table:use-wildcards="true">
        <table:iteration table:maximum-difference="0.0001"/>
      </table:calculation-settings>
      <table:table table:name="جاهزة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4" office:value-type="string" calcext:value-type="string">
            <text:p>#Phrase</text:p>
          </table:table-cell>
          <table:table-cell office:value-type="string" calcext:value-type="string">
            <text:p>أقسام الكلم</text:p>
          </table:table-cell>
          <table:table-cell office:value-type="string" calcext:value-type="string">
            <text:p>إعراب</text:p>
          </table:table-cell>
          <table:table-cell office:value-type="string" calcext:value-type="string">
            <text:p>نوع الفعل</text:p>
          </table:table-cell>
          <table:table-cell office:value-type="string" calcext:value-type="string">
            <text:p><text:s/>درجة</text:p>
          </table:table-cell>
          <table:table-cell office:value-type="string" calcext:value-type="string">
            <text:p>عدد الكلمات</text:p>
          </table:table-cell>
        </table:table-row>
        <table:table-row table:style-name="ro2">
          <table:table-cell table:style-name="ce5" office:value-type="string" calcext:value-type="string">
            <text:p><text:s/>الحارسان ساهران. </text:p>
          </table:table-cell>
          <table:table-cell table:style-name="ce3" office:value-type="string" calcext:value-type="string">
            <text:p>اسم اسم</text:p>
          </table:table-cell>
          <table:table-cell table:number-columns-repeated="2" table:style-name="ce3" office:value-type="string" calcext:value-type="string">
            <text:p>مبتدأ خبر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<text:s/>الحجرتان واسعتان. </text:p>
          </table:table-cell>
          <table:table-cell table:style-name="ce3" office:value-type="string" calcext:value-type="string">
            <text:p>اسم اسم</text:p>
          </table:table-cell>
          <table:table-cell table:number-columns-repeated="2" table:style-name="ce3" office:value-type="string" calcext:value-type="string">
            <text:p>مبتدأ خبر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<text:s/>الحديقتان مثمرتان.</text:p>
          </table:table-cell>
          <table:table-cell table:style-name="ce3" office:value-type="string" calcext:value-type="string">
            <text:p>اسم اسم</text:p>
          </table:table-cell>
          <table:table-cell table:number-columns-repeated="2" table:style-name="ce3" office:value-type="string" calcext:value-type="string">
            <text:p>مبتدأ خبر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<text:s/>الشجراتُ مورِقاتٌ.</text:p>
          </table:table-cell>
          <table:table-cell table:style-name="ce3" office:value-type="string" calcext:value-type="string">
            <text:p>اسم اسم</text:p>
          </table:table-cell>
          <table:table-cell table:number-columns-repeated="2" table:style-name="ce3" office:value-type="string" calcext:value-type="string">
            <text:p>مبتدأ خبر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<text:s/>الكسالى معاقبون. </text:p>
          </table:table-cell>
          <table:table-cell table:style-name="ce3" office:value-type="string" calcext:value-type="string">
            <text:p>اسم اسم</text:p>
          </table:table-cell>
          <table:table-cell table:number-columns-repeated="2" table:style-name="ce3" office:value-type="string" calcext:value-type="string">
            <text:p>مبتدأ خبر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<text:s/>الكلبُ أليفٌ.</text:p>
          </table:table-cell>
          <table:table-cell table:style-name="ce3" office:value-type="string" calcext:value-type="string">
            <text:p>اسم اسم</text:p>
          </table:table-cell>
          <table:table-cell table:number-columns-repeated="2" table:style-name="ce3" office:value-type="string" calcext:value-type="string">
            <text:p>مبتدأ خبر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<text:s/>المدينةُ عامرةٌ. </text:p>
          </table:table-cell>
          <table:table-cell table:style-name="ce3" office:value-type="string" calcext:value-type="string">
            <text:p>اسم اسم</text:p>
          </table:table-cell>
          <table:table-cell table:number-columns-repeated="2" table:style-name="ce3" office:value-type="string" calcext:value-type="string">
            <text:p>مبتدأ خبر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#تحرَّ الصدق فيما تقول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مفعول جار+مجرور فعل</text:p>
          </table:table-cell>
          <table:table-cell office:value-type="string" calcext:value-type="string">
            <text:p>أمر مفعول جار+مجرور مضارع+مرفوع</text:p>
          </table:table-cell>
          <table:table-cell/>
          <table:table-cell table:formula="of:=LEN(TRIM([.A9]))-LEN(SUBSTITUTE([.A9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ابْتَعِدْ عَنْ تَعْذِيبِ الحيَوانِ.</text:p>
          </table:table-cell>
          <table:table-cell office:value-type="string" calcext:value-type="string">
            <text:p>فعل حرف اسم اسم</text:p>
          </table:table-cell>
          <table:table-cell office:value-type="string" calcext:value-type="string">
            <text:p>فعل جار مجرور مضاف</text:p>
          </table:table-cell>
          <table:table-cell office:value-type="string" calcext:value-type="string">
            <text:p>أمر جار مجرور مضاف</text:p>
          </table:table-cell>
          <table:table-cell/>
          <table:table-cell table:formula="of:=LEN(TRIM([.A10]))-LEN(SUBSTITUTE([.A10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أَبْصَرْتُ رَجلاً سابحاً</text:p>
          </table:table-cell>
          <table:table-cell table:style-name="ce3" office:value-type="string" calcext:value-type="string">
            <text:p>فعل اسم اسم</text:p>
          </table:table-cell>
          <table:table-cell office:value-type="string" calcext:value-type="string">
            <text:p>فعل مفعول صفة</text:p>
          </table:table-cell>
          <table:table-cell office:value-type="string" calcext:value-type="string">
            <text:p>ماضي مفعول صفة</text:p>
          </table:table-cell>
          <table:table-cell/>
          <table:table-cell table:formula="of:=LEN(TRIM([.A11]))-LEN(SUBSTITUTE([.A11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أُبطئ في المشي</text:p>
          </table:table-cell>
          <table:table-cell office:value-type="string" calcext:value-type="string">
            <text:p>فعل حرف اسم</text:p>
          </table:table-cell>
          <table:table-cell office:value-type="string" calcext:value-type="string">
            <text:p>فعل جار مجرور</text:p>
          </table:table-cell>
          <table:table-cell office:value-type="string" calcext:value-type="string">
            <text:p>مضارع+مرفوع جار مجرور</text:p>
          </table:table-cell>
          <table:table-cell/>
          <table:table-cell table:formula="of:=LEN(TRIM([.A12]))-LEN(SUBSTITUTE([.A12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ُتُركِ المزاحَ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أمر مفعول</text:p>
          </table:table-cell>
          <table:table-cell/>
          <table:table-cell table:formula="of:=LEN(TRIM([.A13]))-LEN(SUBSTITUTE([.A13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أَتَعلَّمُ السِّباحةَ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مضارع+مرفوع مفعول</text:p>
          </table:table-cell>
          <table:table-cell/>
          <table:table-cell table:formula="of:=LEN(TRIM([.A14]))-LEN(SUBSTITUTE([.A14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أتعلم كي أخدمَ الوطن.</text:p>
          </table:table-cell>
          <table:table-cell office:value-type="string" calcext:value-type="string">
            <text:p>فعل حرف فعل اسم</text:p>
          </table:table-cell>
          <table:table-cell office:value-type="string" calcext:value-type="string">
            <text:p>فعل ناصب فعل مفعول</text:p>
          </table:table-cell>
          <table:table-cell office:value-type="string" calcext:value-type="string">
            <text:p>مضارع+مرفوع ناصب مضارع+منصوب مفعول</text:p>
          </table:table-cell>
          <table:table-cell/>
          <table:table-cell table:formula="of:=LEN(TRIM([.A15]))-LEN(SUBSTITUTE([.A15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اجْتِنبْ مُرافقة الأَشرار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مضاف</text:p>
          </table:table-cell>
          <table:table-cell office:value-type="string" calcext:value-type="string">
            <text:p>أمر مفعول مضاف</text:p>
          </table:table-cell>
          <table:table-cell/>
          <table:table-cell table:formula="of:=LEN(TRIM([.A16]))-LEN(SUBSTITUTE([.A16];&quot; &quot;;&quot;&quot;))+1" office:value-type="float" office:value="3" calcext:value-type="float">
            <text:p>3</text:p>
          </table:table-cell>
        </table:table-row>
        <table:table-row table:style-name="ro5">
          <table:table-cell table:style-name="ce3" office:value-type="string" calcext:value-type="string">
            <text:p>أجدْ مَضْغَ الطعامِ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مضاف</text:p>
          </table:table-cell>
          <table:table-cell office:value-type="string" calcext:value-type="string">
            <text:p>أمر مفعول مضاف</text:p>
          </table:table-cell>
          <table:table-cell/>
          <table:table-cell table:formula="of:=LEN(TRIM([.A17]))-LEN(SUBSTITUTE([.A17];&quot; &quot;;&quot;&quot;))+1" office:value-type="float" office:value="3" calcext:value-type="float">
            <text:p>3</text:p>
          </table:table-cell>
        </table:table-row>
        <table:table-row table:style-name="ro6">
          <table:table-cell table:style-name="ce3" office:value-type="string" calcext:value-type="string">
            <text:p>أجدْنَ طبخ الطعام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مضاف</text:p>
          </table:table-cell>
          <table:table-cell office:value-type="string" calcext:value-type="string">
            <text:p>أمر مفعول مضاف</text:p>
          </table:table-cell>
          <table:table-cell/>
          <table:table-cell table:formula="of:=LEN(TRIM([.A18]))-LEN(SUBSTITUTE([.A18];&quot; &quot;;&quot;&quot;))+1" office:value-type="float" office:value="3" calcext:value-type="float">
            <text:p>3</text:p>
          </table:table-cell>
        </table:table-row>
        <table:table-row table:style-name="ro7">
          <table:table-cell table:style-name="ce3" office:value-type="string" calcext:value-type="string">
            <text:p>اجمعوا ثمر البستان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مضاف</text:p>
          </table:table-cell>
          <table:table-cell office:value-type="string" calcext:value-type="string">
            <text:p>أمر مفعول مضاف</text:p>
          </table:table-cell>
          <table:table-cell/>
          <table:table-cell table:formula="of:=LEN(TRIM([.A19]))-LEN(SUBSTITUTE([.A19];&quot; &quot;;&quot;&quot;))+1" office:value-type="float" office:value="3" calcext:value-type="float">
            <text:p>3</text:p>
          </table:table-cell>
        </table:table-row>
        <table:table-row table:style-name="ro8">
          <table:table-cell table:style-name="ce3" office:value-type="string" calcext:value-type="string">
            <text:p>أَحْترِمُ الْمُعَلِّمَ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مضارع+مرفوع مفعول</text:p>
          </table:table-cell>
          <table:table-cell/>
          <table:table-cell table:formula="of:=LEN(TRIM([.A20]))-LEN(SUBSTITUTE([.A20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أحسنْتَ إلى الناس.</text:p>
          </table:table-cell>
          <table:table-cell office:value-type="string" calcext:value-type="string">
            <text:p>فعل حرف اسم</text:p>
          </table:table-cell>
          <table:table-cell office:value-type="string" calcext:value-type="string">
            <text:p>فعل جار مجرور</text:p>
          </table:table-cell>
          <table:table-cell office:value-type="string" calcext:value-type="string">
            <text:p>ماضي جار مجرور</text:p>
          </table:table-cell>
          <table:table-cell/>
          <table:table-cell table:formula="of:=LEN(TRIM([.A21]))-LEN(SUBSTITUTE([.A21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أحسنَنْ إلى الناس.</text:p>
          </table:table-cell>
          <table:table-cell office:value-type="string" calcext:value-type="string">
            <text:p>فعل حرف اسم</text:p>
          </table:table-cell>
          <table:table-cell office:value-type="string" calcext:value-type="string">
            <text:p>فعل جار مجرور</text:p>
          </table:table-cell>
          <table:table-cell office:value-type="string" calcext:value-type="string">
            <text:p>أمر جار مجرور</text:p>
          </table:table-cell>
          <table:table-cell/>
          <table:table-cell table:formula="of:=LEN(TRIM([.A22]))-LEN(SUBSTITUTE([.A22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أَحْفَظ الدَّرْسَ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مضارع+مرفوع مفعول</text:p>
          </table:table-cell>
          <table:table-cell/>
          <table:table-cell table:formula="of:=LEN(TRIM([.A23]))-LEN(SUBSTITUTE([.A23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احفظَنْ عهد الصديق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مضاف</text:p>
          </table:table-cell>
          <table:table-cell office:value-type="string" calcext:value-type="string">
            <text:p>أمر مفعول مضاف</text:p>
          </table:table-cell>
          <table:table-cell/>
          <table:table-cell table:formula="of:=LEN(TRIM([.A24]))-LEN(SUBSTITUTE([.A24];&quot; &quot;;&quot;&quot;))+1" office:value-type="float" office:value="3" calcext:value-type="float">
            <text:p>3</text:p>
          </table:table-cell>
        </table:table-row>
        <table:table-row table:style-name="ro9">
          <table:table-cell table:style-name="ce3" office:value-type="string" calcext:value-type="string">
            <text:p>احفظي درسك. 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أمر مفعول</text:p>
          </table:table-cell>
          <table:table-cell/>
          <table:table-cell table:formula="of:=LEN(TRIM([.A25]))-LEN(SUBSTITUTE([.A25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أخذْتُ جائزة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مضارع+مرفوع مفعول</text:p>
          </table:table-cell>
          <table:table-cell/>
          <table:table-cell table:formula="of:=LEN(TRIM([.A26]))-LEN(SUBSTITUTE([.A26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اُخْرُجَنَّ إلى الحقول.</text:p>
          </table:table-cell>
          <table:table-cell office:value-type="string" calcext:value-type="string">
            <text:p>فعل حرف اسم</text:p>
          </table:table-cell>
          <table:table-cell office:value-type="string" calcext:value-type="string">
            <text:p>فعل جار مجرور</text:p>
          </table:table-cell>
          <table:table-cell office:value-type="string" calcext:value-type="string">
            <text:p>أمر جار مجرور</text:p>
          </table:table-cell>
          <table:table-cell/>
          <table:table-cell table:formula="of:=LEN(TRIM([.A27]))-LEN(SUBSTITUTE([.A27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أَخوكَ يَتَعرَّضُ لِلبَرْدِ.</text:p>
          </table:table-cell>
          <table:table-cell office:value-type="string" calcext:value-type="string">
            <text:p>اسم فعل حرف+اسم</text:p>
          </table:table-cell>
          <table:table-cell office:value-type="string" calcext:value-type="string">
            <text:p>مبتدأ فعل جار+مجرور</text:p>
          </table:table-cell>
          <table:table-cell office:value-type="string" calcext:value-type="string">
            <text:p>مبتدأ مضارع+مرفوع جار+مجرور</text:p>
          </table:table-cell>
          <table:table-cell/>
          <table:table-cell table:formula="of:=LEN(TRIM([.A28]))-LEN(SUBSTITUTE([.A28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ُدْعُ الطبيب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أمر مفعول</text:p>
          </table:table-cell>
          <table:table-cell/>
          <table:table-cell table:formula="of:=LEN(TRIM([.A29]))-LEN(SUBSTITUTE([.A29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إذن تربحَ تجارتك.</text:p>
          </table:table-cell>
          <table:table-cell office:value-type="string" calcext:value-type="string">
            <text:p>حرف فعل <text:s/>اسم</text:p>
          </table:table-cell>
          <table:table-cell office:value-type="string" calcext:value-type="string">
            <text:p>ناصب فعل فاعل</text:p>
          </table:table-cell>
          <table:table-cell office:value-type="string" calcext:value-type="string">
            <text:p>ناصب مضارع+منصوب فاعل</text:p>
          </table:table-cell>
          <table:table-cell/>
          <table:table-cell table:formula="of:=LEN(TRIM([.A30]))-LEN(SUBSTITUTE([.A30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إذن يفسدَ الهواء </text:p>
          </table:table-cell>
          <table:table-cell office:value-type="string" calcext:value-type="string">
            <text:p>حرف فعل <text:s/>اسم</text:p>
          </table:table-cell>
          <table:table-cell office:value-type="string" calcext:value-type="string">
            <text:p>ناصب فعل فاعل</text:p>
          </table:table-cell>
          <table:table-cell office:value-type="string" calcext:value-type="string">
            <text:p>ناصب مضارع+منصوب فاعل</text:p>
          </table:table-cell>
          <table:table-cell/>
          <table:table-cell table:formula="of:=LEN(TRIM([.A31]))-LEN(SUBSTITUTE([.A31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أرجو أن يعتدلَ الجو.</text:p>
          </table:table-cell>
          <table:table-cell office:value-type="string" calcext:value-type="string">
            <text:p>فعل حرف فعل اسم</text:p>
          </table:table-cell>
          <table:table-cell office:value-type="string" calcext:value-type="string">
            <text:p>فعل ناصب فعل مفعول</text:p>
          </table:table-cell>
          <table:table-cell office:value-type="string" calcext:value-type="string">
            <text:p>مضارع+مرفوع ناصب مضارع+منصوب مفعول</text:p>
          </table:table-cell>
          <table:table-cell/>
          <table:table-cell table:formula="of:=LEN(TRIM([.A32]))-LEN(SUBSTITUTE([.A32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ارحم الضعيف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أمر مفعول</text:p>
          </table:table-cell>
          <table:table-cell/>
          <table:table-cell table:formula="of:=LEN(TRIM([.A33]))-LEN(SUBSTITUTE([.A33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أريد أن أحسنَ السباحة.</text:p>
          </table:table-cell>
          <table:table-cell office:value-type="string" calcext:value-type="string">
            <text:p>فعل حرف فعل اسم</text:p>
          </table:table-cell>
          <table:table-cell office:value-type="string" calcext:value-type="string">
            <text:p>فعل ناصب فعل مفعول</text:p>
          </table:table-cell>
          <table:table-cell office:value-type="string" calcext:value-type="string">
            <text:p>مضارع+مرفوع ناصب مضارع+منصوب مفعول</text:p>
          </table:table-cell>
          <table:table-cell/>
          <table:table-cell table:formula="of:=LEN(TRIM([.A34]))-LEN(SUBSTITUTE([.A34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استحموا في النهر.</text:p>
          </table:table-cell>
          <table:table-cell office:value-type="string" calcext:value-type="string">
            <text:p>فعل حرف اسم</text:p>
          </table:table-cell>
          <table:table-cell office:value-type="string" calcext:value-type="string">
            <text:p>فعل جار مجرور</text:p>
          </table:table-cell>
          <table:table-cell office:value-type="string" calcext:value-type="string">
            <text:p>ماضي جار مجرور</text:p>
          </table:table-cell>
          <table:table-cell/>
          <table:table-cell table:formula="of:=LEN(TRIM([.A35]))-LEN(SUBSTITUTE([.A35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ستمعْ نصح الطبيب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مضاف</text:p>
          </table:table-cell>
          <table:table-cell office:value-type="string" calcext:value-type="string">
            <text:p>أمر مفعول مضاف</text:p>
          </table:table-cell>
          <table:table-cell/>
          <table:table-cell table:formula="of:=LEN(TRIM([.A36]))-LEN(SUBSTITUTE([.A36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ستمع نصح والدك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مضاف</text:p>
          </table:table-cell>
          <table:table-cell office:value-type="string" calcext:value-type="string">
            <text:p>أمر مفعول مضاف</text:p>
          </table:table-cell>
          <table:table-cell/>
          <table:table-cell table:formula="of:=LEN(TRIM([.A37]))-LEN(SUBSTITUTE([.A37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ستنشقْنَا الهواء النقي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صفة</text:p>
          </table:table-cell>
          <table:table-cell office:value-type="string" calcext:value-type="string">
            <text:p>ماضي مفعول صفة</text:p>
          </table:table-cell>
          <table:table-cell/>
          <table:table-cell table:formula="of:=LEN(TRIM([.A38]))-LEN(SUBSTITUTE([.A38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شتدَ البَرْد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39]))-LEN(SUBSTITUTE([.A39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اشْتَرَيْتُ بسَاطَيْنِ شرْقِيَّيْنِ.</text:p>
          </table:table-cell>
          <table:table-cell table:style-name="ce3" office:value-type="string" calcext:value-type="string">
            <text:p>فعل اسم اسم</text:p>
          </table:table-cell>
          <table:table-cell office:value-type="string" calcext:value-type="string">
            <text:p>فعل مفعول صفة</text:p>
          </table:table-cell>
          <table:table-cell office:value-type="string" calcext:value-type="string">
            <text:p>ماضي مفعول صفة</text:p>
          </table:table-cell>
          <table:table-cell/>
          <table:table-cell table:formula="of:=LEN(TRIM([.A40]))-LEN(SUBSTITUTE([.A40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شتريتُ جوادًا جامحاً. </text:p>
          </table:table-cell>
          <table:table-cell table:style-name="ce3" office:value-type="string" calcext:value-type="string">
            <text:p>فعل اسم اسم</text:p>
          </table:table-cell>
          <table:table-cell office:value-type="string" calcext:value-type="string">
            <text:p>فعل مفعول صفة</text:p>
          </table:table-cell>
          <table:table-cell office:value-type="string" calcext:value-type="string">
            <text:p>ماضي مفعول صفة</text:p>
          </table:table-cell>
          <table:table-cell/>
          <table:table-cell table:formula="of:=LEN(TRIM([.A41]))-LEN(SUBSTITUTE([.A41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شتريت قفلا للخزانةِ.</text:p>
          </table:table-cell>
          <table:table-cell office:value-type="string" calcext:value-type="string">
            <text:p>فعل اسم حرف+اسم</text:p>
          </table:table-cell>
          <table:table-cell office:value-type="string" calcext:value-type="string">
            <text:p>فعل مفعول جار+مجرور</text:p>
          </table:table-cell>
          <table:table-cell office:value-type="string" calcext:value-type="string">
            <text:p>ماضي مفعول جار+مجرور</text:p>
          </table:table-cell>
          <table:table-cell/>
          <table:table-cell table:formula="of:=LEN(TRIM([.A42]))-LEN(SUBSTITUTE([.A42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أَشْتَغِلُ في الحَدِيقة.</text:p>
          </table:table-cell>
          <table:table-cell office:value-type="string" calcext:value-type="string">
            <text:p>فعل حرف اسم</text:p>
          </table:table-cell>
          <table:table-cell office:value-type="string" calcext:value-type="string">
            <text:p>فعل جار مجرور</text:p>
          </table:table-cell>
          <table:table-cell office:value-type="string" calcext:value-type="string">
            <text:p>مضارع+مرفوع جار مجرور</text:p>
          </table:table-cell>
          <table:table-cell/>
          <table:table-cell table:formula="of:=LEN(TRIM([.A43]))-LEN(SUBSTITUTE([.A43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أشْفَقْتُ على الصبيةِ المعدمين.</text:p>
          </table:table-cell>
          <table:table-cell table:style-name="ce3" office:value-type="string" calcext:value-type="string">
            <text:p>فعل حرف اسم اسم</text:p>
          </table:table-cell>
          <table:table-cell office:value-type="string" calcext:value-type="string">
            <text:p>فعل جار مجرور صفة</text:p>
          </table:table-cell>
          <table:table-cell office:value-type="string" calcext:value-type="string">
            <text:p>ماضي جار مجرور صفة</text:p>
          </table:table-cell>
          <table:table-cell/>
          <table:table-cell table:formula="of:=LEN(TRIM([.A44]))-LEN(SUBSTITUTE([.A44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أُضَيِّعُ وقتاً في اللعبِ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مفعول جار مجرور</text:p>
          </table:table-cell>
          <table:table-cell office:value-type="string" calcext:value-type="string">
            <text:p>مضارع+مرفوع مفعول جار مجرور</text:p>
          </table:table-cell>
          <table:table-cell/>
          <table:table-cell table:formula="of:=LEN(TRIM([.A45]))-LEN(SUBSTITUTE([.A45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أطعمْ قطَّكَ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أمر مفعول</text:p>
          </table:table-cell>
          <table:table-cell/>
          <table:table-cell table:formula="of:=LEN(TRIM([.A46]))-LEN(SUBSTITUTE([.A46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اغسل فمك قبل النوم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مفعول زمان مضاف</text:p>
          </table:table-cell>
          <table:table-cell office:value-type="string" calcext:value-type="string">
            <text:p>أمر مفعول زمان مضاف</text:p>
          </table:table-cell>
          <table:table-cell/>
          <table:table-cell table:formula="of:=LEN(TRIM([.A47]))-LEN(SUBSTITUTE([.A47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أَغِسلُ يَدَيَّ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ضارع+مرفوع فاعل</text:p>
          </table:table-cell>
          <table:table-cell/>
          <table:table-cell table:formula="of:=LEN(TRIM([.A48]))-LEN(SUBSTITUTE([.A48];&quot; &quot;;&quot;&quot;))+1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أغلقي باب الدار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مضاف</text:p>
          </table:table-cell>
          <table:table-cell office:value-type="string" calcext:value-type="string">
            <text:p>أمر مفعول مضاف</text:p>
          </table:table-cell>
          <table:table-cell/>
          <table:table-cell table:formula="of:=LEN(TRIM([.A49]))-LEN(SUBSTITUTE([.A49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فتحَا نوافذ الحجرة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مضاف</text:p>
          </table:table-cell>
          <table:table-cell office:value-type="string" calcext:value-type="string">
            <text:p>أمر مفعول مضاف</text:p>
          </table:table-cell>
          <table:table-cell/>
          <table:table-cell table:formula="of:=LEN(TRIM([.A50]))-LEN(SUBSTITUTE([.A50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افتَرَس الذِّئْبُ كبْشاً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اضي فاعل مفعول</text:p>
          </table:table-cell>
          <table:table-cell/>
          <table:table-cell table:formula="of:=LEN(TRIM([.A51]))-LEN(SUBSTITUTE([.A51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أَقرأَ في الكتابِ.</text:p>
          </table:table-cell>
          <table:table-cell office:value-type="string" calcext:value-type="string">
            <text:p>فعل حرف اسم</text:p>
          </table:table-cell>
          <table:table-cell office:value-type="string" calcext:value-type="string">
            <text:p>فعل جار مجرور</text:p>
          </table:table-cell>
          <table:table-cell office:value-type="string" calcext:value-type="string">
            <text:p>مضارع+مرفوع جار مجرور</text:p>
          </table:table-cell>
          <table:table-cell/>
          <table:table-cell table:formula="of:=LEN(TRIM([.A52]))-LEN(SUBSTITUTE([.A52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أقمت في المنزلِ الفسيحِ..</text:p>
          </table:table-cell>
          <table:table-cell table:style-name="ce3" office:value-type="string" calcext:value-type="string">
            <text:p>فعل حرف اسم اسم</text:p>
          </table:table-cell>
          <table:table-cell office:value-type="string" calcext:value-type="string">
            <text:p>فعل جار مجرور صفة</text:p>
          </table:table-cell>
          <table:table-cell office:value-type="string" calcext:value-type="string">
            <text:p>ماضي جار مجرور صفة</text:p>
          </table:table-cell>
          <table:table-cell/>
          <table:table-cell table:formula="of:=LEN(TRIM([.A53]))-LEN(SUBSTITUTE([.A53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أكرمَا ضيوفكما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أمر مفعول</text:p>
          </table:table-cell>
          <table:table-cell/>
          <table:table-cell table:formula="of:=LEN(TRIM([.A54]))-LEN(SUBSTITUTE([.A54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الأشجار الوافرة تُظلِّل المارة. </text:p>
          </table:table-cell>
          <table:table-cell table:style-name="ce3" office:value-type="string" calcext:value-type="string">
            <text:p>اسم اسم فعل اسم</text:p>
          </table:table-cell>
          <table:table-cell office:value-type="string" calcext:value-type="string">
            <text:p>مبتدأ صفة فعل مفعول</text:p>
          </table:table-cell>
          <table:table-cell office:value-type="string" calcext:value-type="string">
            <text:p>مبتدأ صفة مضارع+مرفوع مفعول</text:p>
          </table:table-cell>
          <table:table-cell/>
          <table:table-cell table:formula="of:=LEN(TRIM([.A55]))-LEN(SUBSTITUTE([.A55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الأعلام السوداء تدُّل على الحزن. </text:p>
          </table:table-cell>
          <table:table-cell table:style-name="ce3" office:value-type="string" calcext:value-type="string">
            <text:p>اسم اسم فعل حرف اسم</text:p>
          </table:table-cell>
          <table:table-cell office:value-type="string" calcext:value-type="string">
            <text:p>مبتدأ صفة فعل جار مجرور</text:p>
          </table:table-cell>
          <table:table-cell office:value-type="string" calcext:value-type="string">
            <text:p>مبتدأ صفة مضارع+مرفوع جار مجرور</text:p>
          </table:table-cell>
          <table:table-cell/>
          <table:table-cell table:formula="of:=LEN(TRIM([.A56]))-LEN(SUBSTITUTE([.A56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الأكل الطيّب يُتْخِم المَعِدَة. </text:p>
          </table:table-cell>
          <table:table-cell table:style-name="ce3" office:value-type="string" calcext:value-type="string">
            <text:p>اسم اسم فعل اسم</text:p>
          </table:table-cell>
          <table:table-cell office:value-type="string" calcext:value-type="string">
            <text:p>مبتدأ صفة فعل مفعول</text:p>
          </table:table-cell>
          <table:table-cell office:value-type="string" calcext:value-type="string">
            <text:p>مبتدأ صفة مضارع+مرفوع مفعول</text:p>
          </table:table-cell>
          <table:table-cell/>
          <table:table-cell table:formula="of:=LEN(TRIM([.A57]))-LEN(SUBSTITUTE([.A57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الأَكلُ الكَثيرُ يُفْسِدُ الْمِعدَةَ.</text:p>
          </table:table-cell>
          <table:table-cell office:value-type="string" calcext:value-type="string">
            <text:p>اسم اسم فعل اسم</text:p>
          </table:table-cell>
          <table:table-cell office:value-type="string" calcext:value-type="string">
            <text:p>مبتدأ صفة فعل مفعول</text:p>
          </table:table-cell>
          <table:table-cell office:value-type="string" calcext:value-type="string">
            <text:p>مبتدأ صفة مضارع+مرفوع مفعول</text:p>
          </table:table-cell>
          <table:table-cell/>
          <table:table-cell table:formula="of:=LEN(TRIM([.A58]))-LEN(SUBSTITUTE([.A58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الأمهات أطعمْنَ أولادهن.</text:p>
          </table:table-cell>
          <table:table-cell office:value-type="string" calcext:value-type="string">
            <text:p>اسم فعل اسم</text:p>
          </table:table-cell>
          <table:table-cell office:value-type="string" calcext:value-type="string">
            <text:p>مبتدأ فعل مفعول</text:p>
          </table:table-cell>
          <table:table-cell office:value-type="string" calcext:value-type="string">
            <text:p>مبتدأ <text:s/>ماضي مفعول</text:p>
          </table:table-cell>
          <table:table-cell/>
          <table:table-cell table:formula="of:=LEN(TRIM([.A59]))-LEN(SUBSTITUTE([.A59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لأولاد لعبُوا.</text:p>
          </table:table-cell>
          <table:table-cell office:value-type="string" calcext:value-type="string">
            <text:p>اسم فعل </text:p>
          </table:table-cell>
          <table:table-cell office:value-type="string" calcext:value-type="string">
            <text:p>مبتدأ فعل</text:p>
          </table:table-cell>
          <table:table-cell office:value-type="string" calcext:value-type="string">
            <text:p>مبتدأ ماضي</text:p>
          </table:table-cell>
          <table:table-cell/>
          <table:table-cell table:formula="of:=LEN(TRIM([.A60]))-LEN(SUBSTITUTE([.A60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أَلْبَسُ ثِيابي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ضارع+مرفوع فاعل</text:p>
          </table:table-cell>
          <table:table-cell/>
          <table:table-cell table:formula="of:=LEN(TRIM([.A61]))-LEN(SUBSTITUTE([.A61];&quot; &quot;;&quot;&quot;))+1" office:value-type="float" office:value="2" calcext:value-type="float">
            <text:p>2</text:p>
          </table:table-cell>
        </table:table-row>
        <table:table-row table:style-name="ro10">
          <table:table-cell table:style-name="ce1" office:value-type="string" calcext:value-type="string">
            <text:p>البستان جميل. </text:p>
          </table:table-cell>
          <table:table-cell office:value-type="string" calcext:value-type="string">
            <text:p>اسم اسم</text:p>
          </table:table-cell>
          <table:table-cell table:number-columns-repeated="2" office:value-type="string" calcext:value-type="string">
            <text:p>مبتدأ خبر</text:p>
          </table:table-cell>
          <table:table-cell/>
          <table:table-cell table:formula="of:=LEN(TRIM([.A62]))-LEN(SUBSTITUTE([.A62];&quot; &quot;;&quot;&quot;))+1" office:value-type="float" office:value="2" calcext:value-type="float">
            <text:p>2</text:p>
          </table:table-cell>
        </table:table-row>
        <table:table-row table:style-name="ro10">
          <table:table-cell table:style-name="ce1" office:value-type="string" calcext:value-type="string">
            <text:p>الْبُسْتانيُّ يَجْمَعُ الأَزهارَ. </text:p>
          </table:table-cell>
          <table:table-cell office:value-type="string" calcext:value-type="string">
            <text:p>اسم فعل اسم</text:p>
          </table:table-cell>
          <table:table-cell office:value-type="string" calcext:value-type="string">
            <text:p>مبتدأ فعل مفعول</text:p>
          </table:table-cell>
          <table:table-cell office:value-type="string" calcext:value-type="string">
            <text:p>مبتدأ مضارع+مرفوع مفعول</text:p>
          </table:table-cell>
          <table:table-cell/>
          <table:table-cell table:formula="of:=LEN(TRIM([.A63]))-LEN(SUBSTITUTE([.A63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5" office:value-type="string" calcext:value-type="string">
            <text:p>البطةُ سابحةٌ.</text:p>
          </table:table-cell>
          <table:table-cell table:style-name="ce3" office:value-type="string" calcext:value-type="string">
            <text:p>اسم اسم</text:p>
          </table:table-cell>
          <table:table-cell table:number-columns-repeated="2" table:style-name="ce3" office:value-type="string" calcext:value-type="string">
            <text:p>مبتدأ خبر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البنتان مجتهدتان.</text:p>
          </table:table-cell>
          <table:table-cell table:style-name="ce3" office:value-type="string" calcext:value-type="string">
            <text:p>اسم اسم</text:p>
          </table:table-cell>
          <table:table-cell table:number-columns-repeated="2" table:style-name="ce3" office:value-type="string" calcext:value-type="string">
            <text:p>مبتدأ خبر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التلاميذُ أذكياءٌ.</text:p>
          </table:table-cell>
          <table:table-cell table:style-name="ce3" office:value-type="string" calcext:value-type="string">
            <text:p>اسم اسم</text:p>
          </table:table-cell>
          <table:table-cell table:number-columns-repeated="2" table:style-name="ce3" office:value-type="string" calcext:value-type="string">
            <text:p>مبتدأ خبر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التلميذان حاضران.</text:p>
          </table:table-cell>
          <table:table-cell table:style-name="ce3" office:value-type="string" calcext:value-type="string">
            <text:p>اسم اسم</text:p>
          </table:table-cell>
          <table:table-cell table:number-columns-repeated="2" table:style-name="ce3" office:value-type="string" calcext:value-type="string">
            <text:p>مبتدأ خبر</text:p>
          </table:table-cell>
          <table:table-cell table:number-columns-repeated="2"/>
        </table:table-row>
        <table:table-row table:style-name="ro10">
          <table:table-cell table:style-name="ce1" office:value-type="string" calcext:value-type="string">
            <text:p>التمر يتَساقطُ عَلى الأَرضِ. </text:p>
          </table:table-cell>
          <table:table-cell office:value-type="string" calcext:value-type="string">
            <text:p>اسم فعل حرف اسم</text:p>
          </table:table-cell>
          <table:table-cell office:value-type="string" calcext:value-type="string">
            <text:p>مبتدأ فعل جار مجرور</text:p>
          </table:table-cell>
          <table:table-cell office:value-type="string" calcext:value-type="string">
            <text:p>مبتدأ مضارع+مرفوع جار مجرور</text:p>
          </table:table-cell>
          <table:table-cell/>
          <table:table-cell table:formula="of:=LEN(TRIM([.A68]))-LEN(SUBSTITUTE([.A68];&quot; &quot;;&quot;&quot;))+1" office:value-type="float" office:value="4" calcext:value-type="float">
            <text:p>4</text:p>
          </table:table-cell>
        </table:table-row>
        <table:table-row table:style-name="ro10">
          <table:table-cell table:style-name="ce1" office:value-type="string" calcext:value-type="string">
            <text:p>الثَّعْلَبُ يأْكلُ الدَّجاجَ. </text:p>
          </table:table-cell>
          <table:table-cell office:value-type="string" calcext:value-type="string">
            <text:p>اسم فعل اسم</text:p>
          </table:table-cell>
          <table:table-cell office:value-type="string" calcext:value-type="string">
            <text:p>مبتدأ فعل مفعول</text:p>
          </table:table-cell>
          <table:table-cell office:value-type="string" calcext:value-type="string">
            <text:p>مبتدأ مضارع+مرفوع مفعول</text:p>
          </table:table-cell>
          <table:table-cell/>
          <table:table-cell table:formula="of:=LEN(TRIM([.A69]))-LEN(SUBSTITUTE([.A69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لثَّوْرُ يَحْرُثُ الأَرْضَ.</text:p>
          </table:table-cell>
          <table:table-cell office:value-type="string" calcext:value-type="string">
            <text:p>اسم فعل اسم</text:p>
          </table:table-cell>
          <table:table-cell office:value-type="string" calcext:value-type="string">
            <text:p>مبتدأ فعل مفعول</text:p>
          </table:table-cell>
          <table:table-cell office:value-type="string" calcext:value-type="string">
            <text:p>مبتدأ مضارع+مرفوع مفعول</text:p>
          </table:table-cell>
          <table:table-cell/>
          <table:table-cell table:formula="of:=LEN(TRIM([.A70]))-LEN(SUBSTITUTE([.A70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لجائزة للسابقِ.</text:p>
          </table:table-cell>
          <table:table-cell office:value-type="string" calcext:value-type="string">
            <text:p>اسم حرف+اسم</text:p>
          </table:table-cell>
          <table:table-cell table:number-columns-repeated="2" office:value-type="string" calcext:value-type="string">
            <text:p>مبتدأ جار+مجرور</text:p>
          </table:table-cell>
          <table:table-cell/>
          <table:table-cell table:formula="of:=LEN(TRIM([.A71]))-LEN(SUBSTITUTE([.A71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الجنود الباسلون ينتصرون في الحرب. </text:p>
          </table:table-cell>
          <table:table-cell table:style-name="ce3" office:value-type="string" calcext:value-type="string">
            <text:p>اسم اسم فعل حرف اسم</text:p>
          </table:table-cell>
          <table:table-cell office:value-type="string" calcext:value-type="string">
            <text:p>مبتدأ صفة فعل جار مجرور</text:p>
          </table:table-cell>
          <table:table-cell office:value-type="string" calcext:value-type="string">
            <text:p>مبتدأ صفة مضارع+مرفوع جار مجرور</text:p>
          </table:table-cell>
          <table:table-cell/>
          <table:table-cell table:formula="of:=LEN(TRIM([.A72]))-LEN(SUBSTITUTE([.A72];&quot; &quot;;&quot;&quot;))+1" office:value-type="float" office:value="5" calcext:value-type="float">
            <text:p>5</text:p>
          </table:table-cell>
        </table:table-row>
        <table:table-row table:style-name="ro10">
          <table:table-cell table:style-name="ce1" office:value-type="string" calcext:value-type="string">
            <text:p>الحَديدُ يَذوبُ في النار. </text:p>
          </table:table-cell>
          <table:table-cell office:value-type="string" calcext:value-type="string">
            <text:p>اسم فعل حرف اسم</text:p>
          </table:table-cell>
          <table:table-cell office:value-type="string" calcext:value-type="string">
            <text:p>مبتدأ فعل جار مجرور</text:p>
          </table:table-cell>
          <table:table-cell office:value-type="string" calcext:value-type="string">
            <text:p>مبتدأ مضارع+مرفوع جار مجرور</text:p>
          </table:table-cell>
          <table:table-cell/>
          <table:table-cell table:formula="of:=LEN(TRIM([.A73]))-LEN(SUBSTITUTE([.A73];&quot; &quot;;&quot;&quot;))+1" office:value-type="float" office:value="4" calcext:value-type="float">
            <text:p>4</text:p>
          </table:table-cell>
        </table:table-row>
        <table:table-row table:style-name="ro10">
          <table:table-cell table:style-name="ce1" office:value-type="string" calcext:value-type="string">
            <text:p>الْحَديقَةُ جميلةٌ. </text:p>
          </table:table-cell>
          <table:table-cell office:value-type="string" calcext:value-type="string">
            <text:p>اسم اسم</text:p>
          </table:table-cell>
          <table:table-cell table:number-columns-repeated="2" office:value-type="string" calcext:value-type="string">
            <text:p>مبتدأ خبر</text:p>
          </table:table-cell>
          <table:table-cell/>
          <table:table-cell table:formula="of:=LEN(TRIM([.A74]))-LEN(SUBSTITUTE([.A74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الحِذَاء الضيّق يَضُرُّ القَدَمَ.</text:p>
          </table:table-cell>
          <table:table-cell table:style-name="ce3" office:value-type="string" calcext:value-type="string">
            <text:p>اسم اسم فعل اسم</text:p>
          </table:table-cell>
          <table:table-cell office:value-type="string" calcext:value-type="string">
            <text:p>مبتدأ صفة فعل مفعول</text:p>
          </table:table-cell>
          <table:table-cell office:value-type="string" calcext:value-type="string">
            <text:p>مبتدأ صفة مضارع+مرفوع مفعول</text:p>
          </table:table-cell>
          <table:table-cell/>
          <table:table-cell table:formula="of:=LEN(TRIM([.A75]))-LEN(SUBSTITUTE([.A75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الذهب معدنٌ نفيس. </text:p>
          </table:table-cell>
          <table:table-cell table:style-name="ce3" office:value-type="string" calcext:value-type="string">
            <text:p>اسم اسم اسم</text:p>
          </table:table-cell>
          <table:table-cell table:number-columns-repeated="2" office:value-type="string" calcext:value-type="string">
            <text:p>مبتدأ خبر صفة</text:p>
          </table:table-cell>
          <table:table-cell/>
          <table:table-cell table:formula="of:=LEN(TRIM([.A76]))-LEN(SUBSTITUTE([.A76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لرجال سافرُوا.</text:p>
          </table:table-cell>
          <table:table-cell office:value-type="string" calcext:value-type="string">
            <text:p>اسم فعل </text:p>
          </table:table-cell>
          <table:table-cell office:value-type="string" calcext:value-type="string">
            <text:p>مبتدأ فعل</text:p>
          </table:table-cell>
          <table:table-cell office:value-type="string" calcext:value-type="string">
            <text:p>مبتدأ ماضي</text:p>
          </table:table-cell>
          <table:table-cell/>
          <table:table-cell table:formula="of:=LEN(TRIM([.A77]))-LEN(SUBSTITUTE([.A77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الزُّمُرُّدُ حجرٌ كريمٌ أخضرُ. </text:p>
          </table:table-cell>
          <table:table-cell table:style-name="ce3" office:value-type="string" calcext:value-type="string">
            <text:p>اسم اسم اسم اسم</text:p>
          </table:table-cell>
          <table:table-cell table:number-columns-repeated="2" office:value-type="string" calcext:value-type="string">
            <text:p>مبتدأ خبر صفة صفة</text:p>
          </table:table-cell>
          <table:table-cell/>
          <table:table-cell table:formula="of:=LEN(TRIM([.A78]))-LEN(SUBSTITUTE([.A78];&quot; &quot;;&quot;&quot;))+1" office:value-type="float" office:value="4" calcext:value-type="float">
            <text:p>4</text:p>
          </table:table-cell>
        </table:table-row>
        <table:table-row table:style-name="ro10">
          <table:table-cell table:style-name="ce1" office:value-type="string" calcext:value-type="string">
            <text:p>السَّماءُ مُمْطرَةٌ. </text:p>
          </table:table-cell>
          <table:table-cell office:value-type="string" calcext:value-type="string">
            <text:p>اسم اسم</text:p>
          </table:table-cell>
          <table:table-cell table:number-columns-repeated="2" office:value-type="string" calcext:value-type="string">
            <text:p>مبتدأ خبر</text:p>
          </table:table-cell>
          <table:table-cell/>
          <table:table-cell table:formula="of:=LEN(TRIM([.A79]))-LEN(SUBSTITUTE([.A79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5" office:value-type="string" calcext:value-type="string">
            <text:p>السيداتُ مهذباتٌ.</text:p>
          </table:table-cell>
          <table:table-cell table:style-name="ce3" office:value-type="string" calcext:value-type="string">
            <text:p>اسم اسم</text:p>
          </table:table-cell>
          <table:table-cell table:number-columns-repeated="2" table:style-name="ce3" office:value-type="string" calcext:value-type="string">
            <text:p>مبتدأ خبر</text:p>
          </table:table-cell>
          <table:table-cell table:number-columns-repeated="2"/>
        </table:table-row>
        <table:table-row table:style-name="ro11">
          <table:table-cell table:style-name="ce5" office:value-type="string" calcext:value-type="string">
            <text:p>الشجراتُ مورقةٌ.</text:p>
          </table:table-cell>
          <table:table-cell table:style-name="ce3" office:value-type="string" calcext:value-type="string">
            <text:p>اسم اسم</text:p>
          </table:table-cell>
          <table:table-cell table:number-columns-repeated="2" table:style-name="ce3" office:value-type="string" calcext:value-type="string">
            <text:p>مبتدأ خبر</text:p>
          </table:table-cell>
          <table:table-cell table:number-columns-repeated="2"/>
        </table:table-row>
        <table:table-row table:style-name="ro10">
          <table:table-cell table:style-name="ce1" office:value-type="string" calcext:value-type="string">
            <text:p>الشمس طالعة.</text:p>
          </table:table-cell>
          <table:table-cell office:value-type="string" calcext:value-type="string">
            <text:p>اسم اسم</text:p>
          </table:table-cell>
          <table:table-cell table:number-columns-repeated="2" office:value-type="string" calcext:value-type="string">
            <text:p>مبتدأ خبر</text:p>
          </table:table-cell>
          <table:table-cell/>
          <table:table-cell table:formula="of:=LEN(TRIM([.A82]))-LEN(SUBSTITUTE([.A82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الصديق الوفيّ محبوب. </text:p>
          </table:table-cell>
          <table:table-cell table:style-name="ce3" office:value-type="string" calcext:value-type="string">
            <text:p>اسم اسم اسم</text:p>
          </table:table-cell>
          <table:table-cell table:number-columns-repeated="2" office:value-type="string" calcext:value-type="string">
            <text:p>مبتدأ صفة خبر</text:p>
          </table:table-cell>
          <table:table-cell/>
          <table:table-cell table:formula="of:=LEN(TRIM([.A83]))-LEN(SUBSTITUTE([.A83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الطَّائرُ فَوْقَ الشَّجرَةِ.</text:p>
          </table:table-cell>
          <table:table-cell office:value-type="string" calcext:value-type="string">
            <text:p>اسم حرف اسم</text:p>
          </table:table-cell>
          <table:table-cell table:number-columns-repeated="2" office:value-type="string" calcext:value-type="string">
            <text:p>مبتدأ مكان مضاف</text:p>
          </table:table-cell>
          <table:table-cell/>
          <table:table-cell table:formula="of:=LEN(TRIM([.A84]))-LEN(SUBSTITUTE([.A84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لطبيب الجشع يُتعب المريض. </text:p>
          </table:table-cell>
          <table:table-cell table:style-name="ce3" office:value-type="string" calcext:value-type="string">
            <text:p>اسم اسم فعل اسم</text:p>
          </table:table-cell>
          <table:table-cell office:value-type="string" calcext:value-type="string">
            <text:p>مبتدأ صفة فعل مفعول</text:p>
          </table:table-cell>
          <table:table-cell office:value-type="string" calcext:value-type="string">
            <text:p>مبتدأ صفة مضارع+مرفوع مفعول</text:p>
          </table:table-cell>
          <table:table-cell/>
          <table:table-cell table:formula="of:=LEN(TRIM([.A85]))-LEN(SUBSTITUTE([.A85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العبْ بالْكُرةِ.</text:p>
          </table:table-cell>
          <table:table-cell office:value-type="string" calcext:value-type="string">
            <text:p>فعل حرف+اسم</text:p>
          </table:table-cell>
          <table:table-cell office:value-type="string" calcext:value-type="string">
            <text:p>فعل جار+مجرور</text:p>
          </table:table-cell>
          <table:table-cell office:value-type="string" calcext:value-type="string">
            <text:p>أمر جار+مجرور</text:p>
          </table:table-cell>
          <table:table-cell/>
          <table:table-cell table:formula="of:=LEN(TRIM([.A86]))-LEN(SUBSTITUTE([.A86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الْعُصْفُورُ لمْ يُغَرِّد.</text:p>
          </table:table-cell>
          <table:table-cell office:value-type="string" calcext:value-type="string">
            <text:p>اسم حرف فعل</text:p>
          </table:table-cell>
          <table:table-cell office:value-type="string" calcext:value-type="string">
            <text:p>مبتدأ جازم فعل</text:p>
          </table:table-cell>
          <table:table-cell office:value-type="string" calcext:value-type="string">
            <text:p>مبتدأ جازم مضارع+مجزوم</text:p>
          </table:table-cell>
          <table:table-cell/>
          <table:table-cell table:formula="of:=LEN(TRIM([.A87]))-LEN(SUBSTITUTE([.A87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العُصْفورُ يُغَرِّدُ عَلَى الشجرَةِ.</text:p>
          </table:table-cell>
          <table:table-cell office:value-type="string" calcext:value-type="string">
            <text:p>اسم فعل حرف اسم</text:p>
          </table:table-cell>
          <table:table-cell office:value-type="string" calcext:value-type="string">
            <text:p>مبتدأ فعل جار مجرور</text:p>
          </table:table-cell>
          <table:table-cell office:value-type="string" calcext:value-type="string">
            <text:p>مبتدأ مضارع+مرفوع جار مجرور</text:p>
          </table:table-cell>
          <table:table-cell/>
          <table:table-cell table:formula="of:=LEN(TRIM([.A88]))-LEN(SUBSTITUTE([.A88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العمال تعبُوا.</text:p>
          </table:table-cell>
          <table:table-cell office:value-type="string" calcext:value-type="string">
            <text:p>اسم فعل </text:p>
          </table:table-cell>
          <table:table-cell office:value-type="string" calcext:value-type="string">
            <text:p>مبتدأ فعل</text:p>
          </table:table-cell>
          <table:table-cell office:value-type="string" calcext:value-type="string">
            <text:p>مبتدأ ماضي</text:p>
          </table:table-cell>
          <table:table-cell/>
          <table:table-cell table:formula="of:=LEN(TRIM([.A89]))-LEN(SUBSTITUTE([.A89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الفتيات رتبْنَ المائدة.</text:p>
          </table:table-cell>
          <table:table-cell office:value-type="string" calcext:value-type="string">
            <text:p>اسم فعل اسم</text:p>
          </table:table-cell>
          <table:table-cell office:value-type="string" calcext:value-type="string">
            <text:p>مبتدأ فعل مفعول</text:p>
          </table:table-cell>
          <table:table-cell office:value-type="string" calcext:value-type="string">
            <text:p>مبتدأ <text:s/>ماضي مفعول</text:p>
          </table:table-cell>
          <table:table-cell/>
          <table:table-cell table:formula="of:=LEN(TRIM([.A90]))-LEN(SUBSTITUTE([.A90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لفَلاَّحُ يَحْلُبُ بقَرَتَهُ.</text:p>
          </table:table-cell>
          <table:table-cell office:value-type="string" calcext:value-type="string">
            <text:p>اسم فعل اسم</text:p>
          </table:table-cell>
          <table:table-cell office:value-type="string" calcext:value-type="string">
            <text:p>مبتدأ فعل مفعول</text:p>
          </table:table-cell>
          <table:table-cell office:value-type="string" calcext:value-type="string">
            <text:p>مبتدأ مضارع+مرفوع مفعول</text:p>
          </table:table-cell>
          <table:table-cell/>
          <table:table-cell table:formula="of:=LEN(TRIM([.A91]))-LEN(SUBSTITUTE([.A91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لقصور الخَرِبةُ مأوَى البُوم. </text:p>
          </table:table-cell>
          <table:table-cell table:style-name="ce3" office:value-type="string" calcext:value-type="string">
            <text:p>اسم اسم اسم اسم</text:p>
          </table:table-cell>
          <table:table-cell table:number-columns-repeated="2" office:value-type="string" calcext:value-type="string">
            <text:p>مبتدأ صفة خبر مجرور</text:p>
          </table:table-cell>
          <table:table-cell/>
          <table:table-cell table:formula="of:=LEN(TRIM([.A92]))-LEN(SUBSTITUTE([.A92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5" office:value-type="string" calcext:value-type="string">
            <text:p>القصورُ عالياتٌ.</text:p>
          </table:table-cell>
          <table:table-cell table:style-name="ce3" office:value-type="string" calcext:value-type="string">
            <text:p>اسم اسم</text:p>
          </table:table-cell>
          <table:table-cell table:number-columns-repeated="2" table:style-name="ce3" office:value-type="string" calcext:value-type="string">
            <text:p>مبتدأ خبر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القصورُ عاليةٌ.</text:p>
          </table:table-cell>
          <table:table-cell table:style-name="ce3" office:value-type="string" calcext:value-type="string">
            <text:p>اسم اسم</text:p>
          </table:table-cell>
          <table:table-cell table:number-columns-repeated="2" table:style-name="ce3" office:value-type="string" calcext:value-type="string">
            <text:p>مبتدأ خبر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القِطارُ يَتَأَخَّرُ عَنْ مَوعِدِهِ.</text:p>
          </table:table-cell>
          <table:table-cell office:value-type="string" calcext:value-type="string">
            <text:p>اسم فعل حرف اسم</text:p>
          </table:table-cell>
          <table:table-cell office:value-type="string" calcext:value-type="string">
            <text:p>مبتدأ فعل جار مجرور</text:p>
          </table:table-cell>
          <table:table-cell office:value-type="string" calcext:value-type="string">
            <text:p>مبتدأ مضارع+مرفوع جار مجرور</text:p>
          </table:table-cell>
          <table:table-cell/>
          <table:table-cell table:formula="of:=LEN(TRIM([.A95]))-LEN(SUBSTITUTE([.A95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5" office:value-type="string" calcext:value-type="string">
            <text:p>الكتابان جديدان.</text:p>
          </table:table-cell>
          <table:table-cell table:style-name="ce3" office:value-type="string" calcext:value-type="string">
            <text:p>اسم اسم</text:p>
          </table:table-cell>
          <table:table-cell table:number-columns-repeated="2" table:style-name="ce3" office:value-type="string" calcext:value-type="string">
            <text:p>مبتدأ خبر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الكلب يَحْرُسُ المنازلَ و المزارع.</text:p>
          </table:table-cell>
          <table:table-cell office:value-type="string" calcext:value-type="string">
            <text:p>اسم فعل اسم حرف اسم</text:p>
          </table:table-cell>
          <table:table-cell office:value-type="string" calcext:value-type="string">
            <text:p>مبتدأ فعل مفعول عطف معطوف</text:p>
          </table:table-cell>
          <table:table-cell office:value-type="string" calcext:value-type="string">
            <text:p>مبتدأ مضارع+مرفوع مفعول عطف معطوف</text:p>
          </table:table-cell>
          <table:table-cell/>
          <table:table-cell table:formula="of:=LEN(TRIM([.A97]))-LEN(SUBSTITUTE([.A97];&quot; &quot;;&quot;&quot;))+1" office:value-type="float" office:value="5" calcext:value-type="float">
            <text:p>5</text:p>
          </table:table-cell>
        </table:table-row>
        <table:table-row table:style-name="ro10">
          <table:table-cell table:style-name="ce1" office:value-type="string" calcext:value-type="string">
            <text:p>الْكلْبُ يَنامُ في البستان. </text:p>
          </table:table-cell>
          <table:table-cell office:value-type="string" calcext:value-type="string">
            <text:p>اسم فعل حرف اسم</text:p>
          </table:table-cell>
          <table:table-cell office:value-type="string" calcext:value-type="string">
            <text:p>مبتدأ فعل جار مجرور</text:p>
          </table:table-cell>
          <table:table-cell office:value-type="string" calcext:value-type="string">
            <text:p>مبتدأ مضارع+مرفوع جار مجرور</text:p>
          </table:table-cell>
          <table:table-cell/>
          <table:table-cell table:formula="of:=LEN(TRIM([.A98]))-LEN(SUBSTITUTE([.A98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الماء الراكد مَضِرٌّ للصحة. </text:p>
          </table:table-cell>
          <table:table-cell table:style-name="ce3" office:value-type="string" calcext:value-type="string">
            <text:p>اسم اسم اسم حرف+اسم</text:p>
          </table:table-cell>
          <table:table-cell table:number-columns-repeated="2" office:value-type="string" calcext:value-type="string">
            <text:p>مبتدأ صفة خبر جار+مجرور</text:p>
          </table:table-cell>
          <table:table-cell/>
          <table:table-cell table:formula="of:=LEN(TRIM([.A99]))-LEN(SUBSTITUTE([.A99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المال الكثير يُطْغِي الإنسان. </text:p>
          </table:table-cell>
          <table:table-cell table:style-name="ce3" office:value-type="string" calcext:value-type="string">
            <text:p>اسم اسم فعل اسم</text:p>
          </table:table-cell>
          <table:table-cell office:value-type="string" calcext:value-type="string">
            <text:p>مبتدأ صفة فعل مفعول</text:p>
          </table:table-cell>
          <table:table-cell office:value-type="string" calcext:value-type="string">
            <text:p>مبتدأ صفة مضارع+مرفوع مفعول</text:p>
          </table:table-cell>
          <table:table-cell/>
          <table:table-cell table:formula="of:=LEN(TRIM([.A100]))-LEN(SUBSTITUTE([.A100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5" office:value-type="string" calcext:value-type="string">
            <text:p>المحسنون ممدوحون.</text:p>
          </table:table-cell>
          <table:table-cell table:style-name="ce3" office:value-type="string" calcext:value-type="string">
            <text:p>اسم اسم</text:p>
          </table:table-cell>
          <table:table-cell table:number-columns-repeated="2" table:style-name="ce3" office:value-type="string" calcext:value-type="string">
            <text:p>مبتدأ خبر</text:p>
          </table:table-cell>
          <table:table-cell table:number-columns-repeated="2"/>
        </table:table-row>
        <table:table-row table:style-name="ro10">
          <table:table-cell table:style-name="ce1" office:value-type="string" calcext:value-type="string">
            <text:p>الْمِدادُ في الدَّوَاةِ. </text:p>
          </table:table-cell>
          <table:table-cell office:value-type="string" calcext:value-type="string">
            <text:p>اسم حرف اسم</text:p>
          </table:table-cell>
          <table:table-cell table:number-columns-repeated="2" office:value-type="string" calcext:value-type="string">
            <text:p>مبتدأ جار مجرور</text:p>
          </table:table-cell>
          <table:table-cell/>
          <table:table-cell table:formula="of:=LEN(TRIM([.A102]))-LEN(SUBSTITUTE([.A102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لمذْنِبُ يَعُودُ إلى ذَنبِهِ.</text:p>
          </table:table-cell>
          <table:table-cell office:value-type="string" calcext:value-type="string">
            <text:p>اسم فعل حرف اسم</text:p>
          </table:table-cell>
          <table:table-cell office:value-type="string" calcext:value-type="string">
            <text:p>مبتدأ فعل جار مجرور</text:p>
          </table:table-cell>
          <table:table-cell office:value-type="string" calcext:value-type="string">
            <text:p>مبتدأ مضارع+مرفوع جار مجرور</text:p>
          </table:table-cell>
          <table:table-cell/>
          <table:table-cell table:formula="of:=LEN(TRIM([.A103]))-LEN(SUBSTITUTE([.A103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المناظر الخلابة تشرح النفوس. </text:p>
          </table:table-cell>
          <table:table-cell table:style-name="ce3" office:value-type="string" calcext:value-type="string">
            <text:p>اسم اسم فعل اسم</text:p>
          </table:table-cell>
          <table:table-cell office:value-type="string" calcext:value-type="string">
            <text:p>مبتدأ صفة فعل مفعول</text:p>
          </table:table-cell>
          <table:table-cell office:value-type="string" calcext:value-type="string">
            <text:p>مبتدأ صفة مضارع+مرفوع مفعول</text:p>
          </table:table-cell>
          <table:table-cell/>
          <table:table-cell table:formula="of:=LEN(TRIM([.A104]))-LEN(SUBSTITUTE([.A104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المنزلٌ ضيقٌ.</text:p>
          </table:table-cell>
          <table:table-cell table:style-name="ce3" office:value-type="string" calcext:value-type="string">
            <text:p>اسم اسم</text:p>
          </table:table-cell>
          <table:table-cell table:number-columns-repeated="2" office:value-type="string" calcext:value-type="string">
            <text:p>مبتدأ خبر</text:p>
          </table:table-cell>
          <table:table-cell/>
          <table:table-cell table:formula="of:=LEN(TRIM([.A105]))-LEN(SUBSTITUTE([.A105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النبات تعلمْنَ الحياكة.</text:p>
          </table:table-cell>
          <table:table-cell office:value-type="string" calcext:value-type="string">
            <text:p>اسم فعل اسم</text:p>
          </table:table-cell>
          <table:table-cell office:value-type="string" calcext:value-type="string">
            <text:p>مبتدأ فعل مفعول</text:p>
          </table:table-cell>
          <table:table-cell office:value-type="string" calcext:value-type="string">
            <text:p>مبتدأ <text:s/>ماضي مفعول</text:p>
          </table:table-cell>
          <table:table-cell/>
          <table:table-cell table:formula="of:=LEN(TRIM([.A106]))-LEN(SUBSTITUTE([.A106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5" office:value-type="string" calcext:value-type="string">
            <text:p>النجمُ لامعٌ. </text:p>
          </table:table-cell>
          <table:table-cell table:style-name="ce3" office:value-type="string" calcext:value-type="string">
            <text:p>اسم اسم</text:p>
          </table:table-cell>
          <table:table-cell table:number-columns-repeated="2" table:style-name="ce3" office:value-type="string" calcext:value-type="string">
            <text:p>مبتدأ خبر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النمرُ شرسٌ.</text:p>
          </table:table-cell>
          <table:table-cell table:style-name="ce3" office:value-type="string" calcext:value-type="string">
            <text:p>اسم اسم</text:p>
          </table:table-cell>
          <table:table-cell table:number-columns-repeated="2" table:style-name="ce3" office:value-type="string" calcext:value-type="string">
            <text:p>مبتدأ خبر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الهواء العليل مُنْعِشٌ. </text:p>
          </table:table-cell>
          <table:table-cell table:style-name="ce3" office:value-type="string" calcext:value-type="string">
            <text:p>اسم اسم اسم</text:p>
          </table:table-cell>
          <table:table-cell table:number-columns-repeated="2" office:value-type="string" calcext:value-type="string">
            <text:p>مبتدأ صفة خبر</text:p>
          </table:table-cell>
          <table:table-cell/>
          <table:table-cell table:formula="of:=LEN(TRIM([.A109]))-LEN(SUBSTITUTE([.A109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لهواء الملوّثُ يثَبِّط القوى البدنِية. </text:p>
          </table:table-cell>
          <table:table-cell table:style-name="ce3" office:value-type="string" calcext:value-type="string">
            <text:p>اسم اسم فعل اسم اسم</text:p>
          </table:table-cell>
          <table:table-cell office:value-type="string" calcext:value-type="string">
            <text:p>مبتدأ صفة فعل مفعول صفة</text:p>
          </table:table-cell>
          <table:table-cell office:value-type="string" calcext:value-type="string">
            <text:p>مبتدأ صفة مضارع+مرفوع مفعول صفة</text:p>
          </table:table-cell>
          <table:table-cell/>
          <table:table-cell table:formula="of:=LEN(TRIM([.A110]))-LEN(SUBSTITUTE([.A110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امْتَنِعْ عَنْ إِهمالِ دُرُوسِكَ.</text:p>
          </table:table-cell>
          <table:table-cell office:value-type="string" calcext:value-type="string">
            <text:p>فعل حرف اسم اسم</text:p>
          </table:table-cell>
          <table:table-cell office:value-type="string" calcext:value-type="string">
            <text:p>فعل جار مجرور مضاف</text:p>
          </table:table-cell>
          <table:table-cell office:value-type="string" calcext:value-type="string">
            <text:p>أمر جار مجرور مضاف</text:p>
          </table:table-cell>
          <table:table-cell/>
          <table:table-cell table:formula="of:=LEN(TRIM([.A111]))-LEN(SUBSTITUTE([.A111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امْتَنِعْ عن شرب الماءِ الْكَدرِ.</text:p>
          </table:table-cell>
          <table:table-cell office:value-type="string" calcext:value-type="string">
            <text:p>فعل حرف اسم اسم اسم</text:p>
          </table:table-cell>
          <table:table-cell office:value-type="string" calcext:value-type="string">
            <text:p>فعل جار مجرور مضاف صفة</text:p>
          </table:table-cell>
          <table:table-cell office:value-type="string" calcext:value-type="string">
            <text:p>أمر جار مجرور مضاف صفة</text:p>
          </table:table-cell>
          <table:table-cell/>
          <table:table-cell table:formula="of:=LEN(TRIM([.A112]))-LEN(SUBSTITUTE([.A112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إِنْ تُتْلِف شيئاً لِغَيْرِكَ تَدْفعْ ثمنَهُ.</text:p>
          </table:table-cell>
          <table:table-cell office:value-type="string" calcext:value-type="string">
            <text:p>حرف فعل اسم حرف+اسم فعل اسم</text:p>
          </table:table-cell>
          <table:table-cell office:value-type="string" calcext:value-type="string">
            <text:p>جازم فعل مفعول جار+مجرور فعل مفعول</text:p>
          </table:table-cell>
          <table:table-cell office:value-type="string" calcext:value-type="string">
            <text:p>جازم مضارع+مجزوم مفعول جار+مجرور مضارع+مجزوم مفعول</text:p>
          </table:table-cell>
          <table:table-cell/>
          <table:table-cell table:formula="of:=LEN(TRIM([.A113]))-LEN(SUBSTITUTE([.A113];&quot; &quot;;&quot;&quot;))+1" office:value-type="float" office:value="6" calcext:value-type="float">
            <text:p>6</text:p>
          </table:table-cell>
        </table:table-row>
        <table:table-row table:style-name="ro3">
          <table:table-cell table:style-name="ce3" office:value-type="string" calcext:value-type="string">
            <text:p>إن تجلس في مجرى الهواء تمرض.</text:p>
          </table:table-cell>
          <table:table-cell office:value-type="string" calcext:value-type="string">
            <text:p>حرف فعل حرف اسم اسم فعل</text:p>
          </table:table-cell>
          <table:table-cell office:value-type="string" calcext:value-type="string">
            <text:p>جازم فعل جار مجرور مضاف فعل</text:p>
          </table:table-cell>
          <table:table-cell office:value-type="string" calcext:value-type="string">
            <text:p>جازم مضارع+مجزوم جار مجرور مضاف مضارع+مجزوم</text:p>
          </table:table-cell>
          <table:table-cell/>
          <table:table-cell table:formula="of:=LEN(TRIM([.A114]))-LEN(SUBSTITUTE([.A114];&quot; &quot;;&quot;&quot;))+1" office:value-type="float" office:value="6" calcext:value-type="float">
            <text:p>6</text:p>
          </table:table-cell>
        </table:table-row>
        <table:table-row table:style-name="ro3">
          <table:table-cell table:style-name="ce3" office:value-type="string" calcext:value-type="string">
            <text:p>إِنْ تَضْرِبْ قِطّاً يَخْمِشك.</text:p>
          </table:table-cell>
          <table:table-cell office:value-type="string" calcext:value-type="string">
            <text:p>حرف فعل اسم فعل+اسم</text:p>
          </table:table-cell>
          <table:table-cell office:value-type="string" calcext:value-type="string">
            <text:p>جازم فعل مفعول فعل+مفعول</text:p>
          </table:table-cell>
          <table:table-cell office:value-type="string" calcext:value-type="string">
            <text:p>جازم مضارع+مجزوم مفعول مضارع+مجزوم+مفعول</text:p>
          </table:table-cell>
          <table:table-cell/>
          <table:table-cell table:formula="of:=LEN(TRIM([.A115]))-LEN(SUBSTITUTE([.A115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إن تفتح نوافذ الحجرة يتجدد هواؤها.</text:p>
          </table:table-cell>
          <table:table-cell office:value-type="string" calcext:value-type="string">
            <text:p>حرف فعل اسم اسم فعل اسم</text:p>
          </table:table-cell>
          <table:table-cell office:value-type="string" calcext:value-type="string">
            <text:p>جازم فعل مفعول مضاف فعل فاعل</text:p>
          </table:table-cell>
          <table:table-cell office:value-type="string" calcext:value-type="string">
            <text:p>جازم مضارع+مجزوم مفعول مضاف مضارع+مجزوم فاعل</text:p>
          </table:table-cell>
          <table:table-cell/>
          <table:table-cell table:formula="of:=LEN(TRIM([.A116]))-LEN(SUBSTITUTE([.A116];&quot; &quot;;&quot;&quot;))+1" office:value-type="float" office:value="6" calcext:value-type="float">
            <text:p>6</text:p>
          </table:table-cell>
        </table:table-row>
        <table:table-row table:style-name="ro3">
          <table:table-cell table:style-name="ce3" office:value-type="string" calcext:value-type="string">
            <text:p>إِنْ تقربْ مِنَ النَّار تَشْعُر بحَرارتها.</text:p>
          </table:table-cell>
          <table:table-cell office:value-type="string" calcext:value-type="string">
            <text:p>حرف فعل حرف اسم فعل حرف+اسم</text:p>
          </table:table-cell>
          <table:table-cell office:value-type="string" calcext:value-type="string">
            <text:p>جازم فعل جار مجرور فعل جار+مجرور</text:p>
          </table:table-cell>
          <table:table-cell office:value-type="string" calcext:value-type="string">
            <text:p>جازم مضارع+مجزوم جار مجرور مضارع+مجزوم جار+مجرور</text:p>
          </table:table-cell>
          <table:table-cell/>
          <table:table-cell table:formula="of:=LEN(TRIM([.A117]))-LEN(SUBSTITUTE([.A117];&quot; &quot;;&quot;&quot;))+1" office:value-type="float" office:value="6" calcext:value-type="float">
            <text:p>6</text:p>
          </table:table-cell>
        </table:table-row>
        <table:table-row table:style-name="ro3">
          <table:table-cell table:style-name="ce3" office:value-type="string" calcext:value-type="string">
            <text:p>إن يسافر أخوك تسافر معه.</text:p>
          </table:table-cell>
          <table:table-cell office:value-type="string" calcext:value-type="string">
            <text:p>حرف فعل اسم فعل حرف+اسم</text:p>
          </table:table-cell>
          <table:table-cell office:value-type="string" calcext:value-type="string">
            <text:p>ناصب فعل فاعل فعل جار+مجرور</text:p>
          </table:table-cell>
          <table:table-cell office:value-type="string" calcext:value-type="string">
            <text:p>جازم مضارع+مجزوم فاعل مضارع+مجزوم جار+مجرور</text:p>
          </table:table-cell>
          <table:table-cell/>
          <table:table-cell table:formula="of:=LEN(TRIM([.A118]))-LEN(SUBSTITUTE([.A118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أنطق بالصدق.</text:p>
          </table:table-cell>
          <table:table-cell office:value-type="string" calcext:value-type="string">
            <text:p>فعل حرف+اسم</text:p>
          </table:table-cell>
          <table:table-cell office:value-type="string" calcext:value-type="string">
            <text:p>فعل جار+مجرور</text:p>
          </table:table-cell>
          <table:table-cell office:value-type="string" calcext:value-type="string">
            <text:p>مضارع+مرفوع جار+مجرور</text:p>
          </table:table-cell>
          <table:table-cell/>
          <table:table-cell table:formula="of:=LEN(TRIM([.A119]))-LEN(SUBSTITUTE([.A119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أُنَظِّفُ الحِذَاءَ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مضارع+مرفوع مفعول</text:p>
          </table:table-cell>
          <table:table-cell/>
          <table:table-cell table:formula="of:=LEN(TRIM([.A120]))-LEN(SUBSTITUTE([.A120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اُهْجُرِ الكَذِبَ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أمر مفعول</text:p>
          </table:table-cell>
          <table:table-cell/>
          <table:table-cell table:formula="of:=LEN(TRIM([.A121]))-LEN(SUBSTITUTE([.A121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اُهْزُزَا شجرة النبق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مضاف</text:p>
          </table:table-cell>
          <table:table-cell office:value-type="string" calcext:value-type="string">
            <text:p>أمر مفعول مضاف</text:p>
          </table:table-cell>
          <table:table-cell/>
          <table:table-cell table:formula="of:=LEN(TRIM([.A122]))-LEN(SUBSTITUTE([.A122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أوقدَنْ مصباحك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أمر مفعول</text:p>
          </table:table-cell>
          <table:table-cell/>
          <table:table-cell table:formula="of:=LEN(TRIM([.A123]))-LEN(SUBSTITUTE([.A123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باضتِ الدَّجاجة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124]))-LEN(SUBSTITUTE([.A124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بَنَى الأمير قصرا ولم يسكنْهُ.</text:p>
          </table:table-cell>
          <table:table-cell office:value-type="string" calcext:value-type="string">
            <text:p>فعل اسم اسم حرف+حرف فعل+اسم</text:p>
          </table:table-cell>
          <table:table-cell office:value-type="string" calcext:value-type="string">
            <text:p>فعل فاعل مفعول عطف+جازم فعل+مفعول</text:p>
          </table:table-cell>
          <table:table-cell office:value-type="string" calcext:value-type="string">
            <text:p>ماضي فاعل مفعول عطف+جازم مضارع+مجزوم+مفعول</text:p>
          </table:table-cell>
          <table:table-cell/>
          <table:table-cell table:formula="of:=LEN(TRIM([.A125]))-LEN(SUBSTITUTE([.A125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تَأْكُلُ الْبِنْت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ضارع+مرفوع فاعل</text:p>
          </table:table-cell>
          <table:table-cell/>
          <table:table-cell table:formula="of:=LEN(TRIM([.A126]))-LEN(SUBSTITUTE([.A126];&quot; &quot;;&quot;&quot;))+1" office:value-type="float" office:value="2" calcext:value-type="float">
            <text:p>2</text:p>
          </table:table-cell>
        </table:table-row>
        <table:table-row table:style-name="ro10">
          <table:table-cell table:style-name="ce1" office:value-type="string" calcext:value-type="string">
            <text:p>تأكل الشاة فولا و شعيرا. </text:p>
          </table:table-cell>
          <table:table-cell office:value-type="string" calcext:value-type="string">
            <text:p>فعل اسم اسم حرف اسم</text:p>
          </table:table-cell>
          <table:table-cell office:value-type="string" calcext:value-type="string">
            <text:p>فعل فاعل مفعول عطف معطوف</text:p>
          </table:table-cell>
          <table:table-cell office:value-type="string" calcext:value-type="string">
            <text:p>مضارع+مرفوع فاعل مفعول عطف معطوف</text:p>
          </table:table-cell>
          <table:table-cell/>
          <table:table-cell table:formula="of:=LEN(TRIM([.A127]))-LEN(SUBSTITUTE([.A127];&quot; &quot;;&quot;&quot;))+1" office:value-type="float" office:value="5" calcext:value-type="float">
            <text:p>5</text:p>
          </table:table-cell>
        </table:table-row>
        <table:table-row table:style-name="ro10">
          <table:table-cell table:style-name="ce1" office:value-type="string" calcext:value-type="string">
            <text:p>تجري السفينة على الماء. 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128]))-LEN(SUBSTITUTE([.A128];&quot; &quot;;&quot;&quot;))+1" office:value-type="float" office:value="4" calcext:value-type="float">
            <text:p>4</text:p>
          </table:table-cell>
        </table:table-row>
        <table:table-row table:style-name="ro10">
          <table:table-cell table:style-name="ce1" office:value-type="string" calcext:value-type="string">
            <text:p>تجِفُّ الأَرْضُ. 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ضارع+مرفوع فاعل</text:p>
          </table:table-cell>
          <table:table-cell/>
          <table:table-cell table:formula="of:=LEN(TRIM([.A129]))-LEN(SUBSTITUTE([.A129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تجنبَنَّ المزاح الكثير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صفة</text:p>
          </table:table-cell>
          <table:table-cell office:value-type="string" calcext:value-type="string">
            <text:p>أمر مفعول صفة</text:p>
          </table:table-cell>
          <table:table-cell/>
          <table:table-cell table:formula="of:=LEN(TRIM([.A130]))-LEN(SUBSTITUTE([.A130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تَذْبلُ الْوَرْدَة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ضارع+مرفوع فاعل</text:p>
          </table:table-cell>
          <table:table-cell/>
          <table:table-cell table:formula="of:=LEN(TRIM([.A131]))-LEN(SUBSTITUTE([.A131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تسقُطُ أَورَاقُ الأَشْجارِ في الخريف.</text:p>
          </table:table-cell>
          <table:table-cell office:value-type="string" calcext:value-type="string">
            <text:p>فعل اسم اسم حرف اسم</text:p>
          </table:table-cell>
          <table:table-cell office:value-type="string" calcext:value-type="string">
            <text:p>فعل فاعل مضاف جار مجرور</text:p>
          </table:table-cell>
          <table:table-cell office:value-type="string" calcext:value-type="string">
            <text:p>مضارع+مرفوع فاعل مضاف جار مجرور</text:p>
          </table:table-cell>
          <table:table-cell/>
          <table:table-cell table:formula="of:=LEN(TRIM([.A132]))-LEN(SUBSTITUTE([.A132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تسلقتُ شجرةً غلِيظةً.</text:p>
          </table:table-cell>
          <table:table-cell table:style-name="ce3" office:value-type="string" calcext:value-type="string">
            <text:p>فعل اسم اسم</text:p>
          </table:table-cell>
          <table:table-cell office:value-type="string" calcext:value-type="string">
            <text:p>فعل مفعول صفة</text:p>
          </table:table-cell>
          <table:table-cell office:value-type="string" calcext:value-type="string">
            <text:p>ماضي مفعول صفة</text:p>
          </table:table-cell>
          <table:table-cell/>
          <table:table-cell table:formula="of:=LEN(TRIM([.A133]))-LEN(SUBSTITUTE([.A133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تسير السفن في الْبحارِ. 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134]))-LEN(SUBSTITUTE([.A134];&quot; &quot;;&quot;&quot;))+1" office:value-type="float" office:value="4" calcext:value-type="float">
            <text:p>4</text:p>
          </table:table-cell>
        </table:table-row>
        <table:table-row table:style-name="ro10">
          <table:table-cell table:style-name="ce1" office:value-type="string" calcext:value-type="string">
            <text:p>تصنع الأحذية من الجِلْدِ. 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135]))-LEN(SUBSTITUTE([.A135];&quot; &quot;;&quot;&quot;))+1" office:value-type="float" office:value="4" calcext:value-type="float">
            <text:p>4</text:p>
          </table:table-cell>
        </table:table-row>
        <table:table-row table:style-name="ro10">
          <table:table-cell table:style-name="ce1" office:value-type="string" calcext:value-type="string">
            <text:p>تَطْلُعُ الشَّمْسُ. 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ضارع+مرفوع فاعل</text:p>
          </table:table-cell>
          <table:table-cell/>
          <table:table-cell table:formula="of:=LEN(TRIM([.A136]))-LEN(SUBSTITUTE([.A136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تفتحت الوردةُ الجميلةُ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صفة</text:p>
          </table:table-cell>
          <table:table-cell office:value-type="string" calcext:value-type="string">
            <text:p>ماضي مفعول صفة</text:p>
          </table:table-cell>
          <table:table-cell/>
          <table:table-cell table:formula="of:=LEN(TRIM([.A137]))-LEN(SUBSTITUTE([.A137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تُكَرِّم الشعوب الرجالَ المخلصين</text:p>
          </table:table-cell>
          <table:table-cell table:style-name="ce3" office:value-type="string" calcext:value-type="string">
            <text:p>فعل اسم اسم اسم</text:p>
          </table:table-cell>
          <table:table-cell office:value-type="string" calcext:value-type="string">
            <text:p>فعل فاعل مفعول صفة</text:p>
          </table:table-cell>
          <table:table-cell office:value-type="string" calcext:value-type="string">
            <text:p>مضارع+مرفوع فاعل مفعول صفة</text:p>
          </table:table-cell>
          <table:table-cell/>
          <table:table-cell table:formula="of:=LEN(TRIM([.A138]))-LEN(SUBSTITUTE([.A138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تلقفْتُ الكرة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ماضي مفعول</text:p>
          </table:table-cell>
          <table:table-cell/>
          <table:table-cell table:formula="of:=LEN(TRIM([.A139]))-LEN(SUBSTITUTE([.A139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تمهلْ في السَّيْر.</text:p>
          </table:table-cell>
          <table:table-cell office:value-type="string" calcext:value-type="string">
            <text:p>فعل حرف اسم</text:p>
          </table:table-cell>
          <table:table-cell office:value-type="string" calcext:value-type="string">
            <text:p>فعل جار مجرور</text:p>
          </table:table-cell>
          <table:table-cell office:value-type="string" calcext:value-type="string">
            <text:p>أمر جار مجرور</text:p>
          </table:table-cell>
          <table:table-cell/>
          <table:table-cell table:formula="of:=LEN(TRIM([.A140]))-LEN(SUBSTITUTE([.A140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تمهلْ في سيرك.</text:p>
          </table:table-cell>
          <table:table-cell office:value-type="string" calcext:value-type="string">
            <text:p>فعل حرف اسم</text:p>
          </table:table-cell>
          <table:table-cell office:value-type="string" calcext:value-type="string">
            <text:p>فعل جار مجرور</text:p>
          </table:table-cell>
          <table:table-cell office:value-type="string" calcext:value-type="string">
            <text:p>أمر جار مجرور</text:p>
          </table:table-cell>
          <table:table-cell/>
          <table:table-cell table:formula="of:=LEN(TRIM([.A141]))-LEN(SUBSTITUTE([.A141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تُنَظِّفُ البنْتُ ثِيَابَها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ضارع+مرفوع فاعل مفعول</text:p>
          </table:table-cell>
          <table:table-cell/>
          <table:table-cell table:formula="of:=LEN(TRIM([.A142]))-LEN(SUBSTITUTE([.A142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ثارَ الغبار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143]))-LEN(SUBSTITUTE([.A143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جاء الرجلُ المهذبُ.</text:p>
          </table:table-cell>
          <table:table-cell table:style-name="ce3" office:value-type="string" calcext:value-type="string">
            <text:p>فعل اسم اسم</text:p>
          </table:table-cell>
          <table:table-cell office:value-type="string" calcext:value-type="string">
            <text:p>فعل فاعل صفة</text:p>
          </table:table-cell>
          <table:table-cell office:value-type="string" calcext:value-type="string">
            <text:p>ماضي فاعل صفة</text:p>
          </table:table-cell>
          <table:table-cell/>
          <table:table-cell table:formula="of:=LEN(TRIM([.A144]))-LEN(SUBSTITUTE([.A144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جَاءَتِ الْبِنْت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145]))-LEN(SUBSTITUTE([.A145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جئت كي أتعلمَ.</text:p>
          </table:table-cell>
          <table:table-cell office:value-type="string" calcext:value-type="string">
            <text:p>فعل حرف فعل</text:p>
          </table:table-cell>
          <table:table-cell office:value-type="string" calcext:value-type="string">
            <text:p>فعل ناصب فعل</text:p>
          </table:table-cell>
          <table:table-cell office:value-type="string" calcext:value-type="string">
            <text:p>ماضي ناصب مضارع+منصوب</text:p>
          </table:table-cell>
          <table:table-cell/>
          <table:table-cell table:formula="of:=LEN(TRIM([.A146]))-LEN(SUBSTITUTE([.A146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جَرَى الْكلب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147]))-LEN(SUBSTITUTE([.A147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جَرَيْتُ في ميدانٍ فسيحٍ.</text:p>
          </table:table-cell>
          <table:table-cell office:value-type="string" calcext:value-type="string">
            <text:p>فعل حرف اسم اسم</text:p>
          </table:table-cell>
          <table:table-cell office:value-type="string" calcext:value-type="string">
            <text:p>فعل جار مجرور صفة</text:p>
          </table:table-cell>
          <table:table-cell office:value-type="string" calcext:value-type="string">
            <text:p>ماضي جار مجرور صفة</text:p>
          </table:table-cell>
          <table:table-cell/>
          <table:table-cell table:formula="of:=LEN(TRIM([.A148]))-LEN(SUBSTITUTE([.A148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حضرت السيدةُ العاقلةُ</text:p>
          </table:table-cell>
          <table:table-cell table:style-name="ce3" office:value-type="string" calcext:value-type="string">
            <text:p>فعل اسم اسم</text:p>
          </table:table-cell>
          <table:table-cell office:value-type="string" calcext:value-type="string">
            <text:p>فعل فاعل صفة</text:p>
          </table:table-cell>
          <table:table-cell office:value-type="string" calcext:value-type="string">
            <text:p>ماضي فاعل صفة</text:p>
          </table:table-cell>
          <table:table-cell/>
          <table:table-cell table:formula="of:=LEN(TRIM([.A149]))-LEN(SUBSTITUTE([.A149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خرجت كي أتنزَّهَ.</text:p>
          </table:table-cell>
          <table:table-cell office:value-type="string" calcext:value-type="string">
            <text:p>فعل حرف فعل</text:p>
          </table:table-cell>
          <table:table-cell office:value-type="string" calcext:value-type="string">
            <text:p>فعل ناصب فعل</text:p>
          </table:table-cell>
          <table:table-cell office:value-type="string" calcext:value-type="string">
            <text:p>ماضي ناصب مضارع+منصوب</text:p>
          </table:table-cell>
          <table:table-cell/>
          <table:table-cell table:formula="of:=LEN(TRIM([.A150]))-LEN(SUBSTITUTE([.A150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خرجْنَا إلى الحقول.</text:p>
          </table:table-cell>
          <table:table-cell office:value-type="string" calcext:value-type="string">
            <text:p>فعل حرف اسم</text:p>
          </table:table-cell>
          <table:table-cell office:value-type="string" calcext:value-type="string">
            <text:p>فعل جار مجرور</text:p>
          </table:table-cell>
          <table:table-cell office:value-type="string" calcext:value-type="string">
            <text:p>ماضي جار مجرور</text:p>
          </table:table-cell>
          <table:table-cell/>
          <table:table-cell table:formula="of:=LEN(TRIM([.A151]))-LEN(SUBSTITUTE([.A151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دخل المجرم في السجنِ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اضي فاعل جار مجرور</text:p>
          </table:table-cell>
          <table:table-cell/>
          <table:table-cell table:formula="of:=LEN(TRIM([.A152]))-LEN(SUBSTITUTE([.A152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دَقَّتِ السَّاعة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153]))-LEN(SUBSTITUTE([.A153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ذَهَبَ الرَّسُولُ ولمّا يعدْ.</text:p>
          </table:table-cell>
          <table:table-cell office:value-type="string" calcext:value-type="string">
            <text:p>فعل اسم حرف فعل</text:p>
          </table:table-cell>
          <table:table-cell office:value-type="string" calcext:value-type="string">
            <text:p>فعل فاعل جازم فعل</text:p>
          </table:table-cell>
          <table:table-cell office:value-type="string" calcext:value-type="string">
            <text:p>ماضي فاعل جازم مضارع+مجزوم</text:p>
          </table:table-cell>
          <table:table-cell/>
          <table:table-cell table:formula="of:=LEN(TRIM([.A154]))-LEN(SUBSTITUTE([.A154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ذَهبْتُ إِلى الشَّجرةِ كي أَسْتَظِلَّ بِظِلِّهَا.</text:p>
          </table:table-cell>
          <table:table-cell office:value-type="string" calcext:value-type="string">
            <text:p>فعل حرف اسم حرف فعل حرف+اسم</text:p>
          </table:table-cell>
          <table:table-cell office:value-type="string" calcext:value-type="string">
            <text:p>فعل جار مجرور ناصب فعل جار+مجرور</text:p>
          </table:table-cell>
          <table:table-cell office:value-type="string" calcext:value-type="string">
            <text:p>ماضي جار مجرور ناصب مضارع+منصوب جار+مجرور</text:p>
          </table:table-cell>
          <table:table-cell/>
          <table:table-cell table:formula="of:=LEN(TRIM([.A155]))-LEN(SUBSTITUTE([.A155];&quot; &quot;;&quot;&quot;))+1" office:value-type="float" office:value="6" calcext:value-type="float">
            <text:p>6</text:p>
          </table:table-cell>
        </table:table-row>
        <table:table-row table:style-name="ro3">
          <table:table-cell table:style-name="ce3" office:value-type="string" calcext:value-type="string">
            <text:p>رأَيْتُ الطَّائِرَ في القَفَص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مفعول جار مجرور</text:p>
          </table:table-cell>
          <table:table-cell office:value-type="string" calcext:value-type="string">
            <text:p>ماضي مفعول جار مجرور</text:p>
          </table:table-cell>
          <table:table-cell/>
          <table:table-cell table:formula="of:=LEN(TRIM([.A156]))-LEN(SUBSTITUTE([.A156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رأيت ميدانًا فسيحًا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صفة</text:p>
          </table:table-cell>
          <table:table-cell office:value-type="string" calcext:value-type="string">
            <text:p>ماضي مفعول صفة</text:p>
          </table:table-cell>
          <table:table-cell/>
          <table:table-cell table:formula="of:=LEN(TRIM([.A157]))-LEN(SUBSTITUTE([.A157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رتبي أثاث الحجرة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مضاف</text:p>
          </table:table-cell>
          <table:table-cell office:value-type="string" calcext:value-type="string">
            <text:p>أمر مفعول مضاف</text:p>
          </table:table-cell>
          <table:table-cell/>
          <table:table-cell table:formula="of:=LEN(TRIM([.A158]))-LEN(SUBSTITUTE([.A158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ركب إبراهيم الحصان. 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اضي فاعل مفعول</text:p>
          </table:table-cell>
          <table:table-cell/>
          <table:table-cell table:formula="of:=LEN(TRIM([.A159]))-LEN(SUBSTITUTE([.A159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ركبت الحصانَ الجميلَ.</text:p>
          </table:table-cell>
          <table:table-cell table:style-name="ce3" office:value-type="string" calcext:value-type="string">
            <text:p>فعل اسم اسم</text:p>
          </table:table-cell>
          <table:table-cell office:value-type="string" calcext:value-type="string">
            <text:p>فعل مفعول صفة</text:p>
          </table:table-cell>
          <table:table-cell office:value-type="string" calcext:value-type="string">
            <text:p>ماضي مفعول صفة</text:p>
          </table:table-cell>
          <table:table-cell/>
          <table:table-cell table:formula="of:=LEN(TRIM([.A160]))-LEN(SUBSTITUTE([.A160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5" office:value-type="string" calcext:value-type="string">
            <text:p>زينبُ مطيعةٌ.</text:p>
          </table:table-cell>
          <table:table-cell table:style-name="ce3" office:value-type="string" calcext:value-type="string">
            <text:p>اسم اسم</text:p>
          </table:table-cell>
          <table:table-cell table:number-columns-repeated="2" table:style-name="ce3" office:value-type="string" calcext:value-type="string">
            <text:p>مبتدأ خبر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سارَ القِطَار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162]))-LEN(SUBSTITUTE([.A162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سارت الماشية إلى الحقلِ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اضي فاعل جار مجرور</text:p>
          </table:table-cell>
          <table:table-cell/>
          <table:table-cell table:formula="of:=LEN(TRIM([.A163]))-LEN(SUBSTITUTE([.A163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سأَزْرَعُ نَخْلاً كَثيراً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صفة</text:p>
          </table:table-cell>
          <table:table-cell office:value-type="string" calcext:value-type="string">
            <text:p>مضارع+مرفوع مفعول صفة</text:p>
          </table:table-cell>
          <table:table-cell/>
          <table:table-cell table:formula="of:=LEN(TRIM([.A164]))-LEN(SUBSTITUTE([.A164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سافَر وَالدِي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165]))-LEN(SUBSTITUTE([.A165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سأَمْتنعُ عَن المزَاحِ.</text:p>
          </table:table-cell>
          <table:table-cell office:value-type="string" calcext:value-type="string">
            <text:p>فعل حرف اسم</text:p>
          </table:table-cell>
          <table:table-cell office:value-type="string" calcext:value-type="string">
            <text:p>فعل جار مجرور</text:p>
          </table:table-cell>
          <table:table-cell office:value-type="string" calcext:value-type="string">
            <text:p>مضارع+مرفوع جار مجرور</text:p>
          </table:table-cell>
          <table:table-cell/>
          <table:table-cell table:formula="of:=LEN(TRIM([.A166]))-LEN(SUBSTITUTE([.A166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ستلعبُ فِرقتُنا غَداً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زمان</text:p>
          </table:table-cell>
          <table:table-cell office:value-type="string" calcext:value-type="string">
            <text:p>مضارع+مرفوع فاعل زمان</text:p>
          </table:table-cell>
          <table:table-cell/>
          <table:table-cell table:formula="of:=LEN(TRIM([.A167]))-LEN(SUBSTITUTE([.A167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سَتُمْطرُ السَّماءُ بَعْدَ قليل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زمان مضاف</text:p>
          </table:table-cell>
          <table:table-cell office:value-type="string" calcext:value-type="string">
            <text:p>مضارع+مرفوع فاعل زمان مضاف</text:p>
          </table:table-cell>
          <table:table-cell/>
          <table:table-cell table:formula="of:=LEN(TRIM([.A168]))-LEN(SUBSTITUTE([.A168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سعى الجيش إلى الميدانِ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اضي فاعل جار مجرور</text:p>
          </table:table-cell>
          <table:table-cell/>
          <table:table-cell table:formula="of:=LEN(TRIM([.A169]))-LEN(SUBSTITUTE([.A169];&quot; &quot;;&quot;&quot;))+1" office:value-type="float" office:value="4" calcext:value-type="float">
            <text:p>4</text:p>
          </table:table-cell>
        </table:table-row>
        <table:table-row table:style-name="ro10">
          <table:table-cell table:style-name="ce1" office:value-type="string" calcext:value-type="string">
            <text:p>سمعت النصيحة. 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ماضي مفعول</text:p>
          </table:table-cell>
          <table:table-cell/>
          <table:table-cell table:formula="of:=LEN(TRIM([.A170]))-LEN(SUBSTITUTE([.A170];&quot; &quot;;&quot;&quot;))+1" office:value-type="float" office:value="2" calcext:value-type="float">
            <text:p>2</text:p>
          </table:table-cell>
        </table:table-row>
        <table:table-row table:style-name="ro10">
          <table:table-cell table:style-name="ce1" office:value-type="string" calcext:value-type="string">
            <text:p>شم عليٌّ وردة. 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اضي فاعل مفعول</text:p>
          </table:table-cell>
          <table:table-cell/>
          <table:table-cell table:formula="of:=LEN(TRIM([.A171]))-LEN(SUBSTITUTE([.A171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صدقْتَ في قولك.</text:p>
          </table:table-cell>
          <table:table-cell office:value-type="string" calcext:value-type="string">
            <text:p>فعل حرف اسم</text:p>
          </table:table-cell>
          <table:table-cell office:value-type="string" calcext:value-type="string">
            <text:p>فعل جار مجرور</text:p>
          </table:table-cell>
          <table:table-cell office:value-type="string" calcext:value-type="string">
            <text:p>ماضي جار مجرور</text:p>
          </table:table-cell>
          <table:table-cell/>
          <table:table-cell table:formula="of:=LEN(TRIM([.A172]))-LEN(SUBSTITUTE([.A172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ضَاعَ الْكِتَاب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173]))-LEN(SUBSTITUTE([.A173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ضاعت عصاي ولم أجدها.</text:p>
          </table:table-cell>
          <table:table-cell office:value-type="string" calcext:value-type="string">
            <text:p>فعل اسم حرف فعل</text:p>
          </table:table-cell>
          <table:table-cell office:value-type="string" calcext:value-type="string">
            <text:p>فعل فاعل جازم فعل</text:p>
          </table:table-cell>
          <table:table-cell office:value-type="string" calcext:value-type="string">
            <text:p>ماضي فاعل جازم مضارع+مجزوم</text:p>
          </table:table-cell>
          <table:table-cell/>
          <table:table-cell table:formula="of:=LEN(TRIM([.A174]))-LEN(SUBSTITUTE([.A174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طَابَ الزَّرْعُ ولمّا يحصدْ.</text:p>
          </table:table-cell>
          <table:table-cell office:value-type="string" calcext:value-type="string">
            <text:p>فعل اسم حرف فعل</text:p>
          </table:table-cell>
          <table:table-cell office:value-type="string" calcext:value-type="string">
            <text:p>فعل فاعل جازم فعل</text:p>
          </table:table-cell>
          <table:table-cell office:value-type="string" calcext:value-type="string">
            <text:p>ماضي فاعل جازم مضارع+مجزوم</text:p>
          </table:table-cell>
          <table:table-cell/>
          <table:table-cell table:formula="of:=LEN(TRIM([.A175]))-LEN(SUBSTITUTE([.A175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طارَ الصَّقْر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176]))-LEN(SUBSTITUTE([.A176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ظهرت في السماء غيومٌ كَثيفةٌ. </text:p>
          </table:table-cell>
          <table:table-cell table:style-name="ce3" office:value-type="string" calcext:value-type="string">
            <text:p>فعل حرف اسم اسم اسم</text:p>
          </table:table-cell>
          <table:table-cell office:value-type="string" calcext:value-type="string">
            <text:p>فعل جار مجرور فاعل صفة</text:p>
          </table:table-cell>
          <table:table-cell office:value-type="string" calcext:value-type="string">
            <text:p>ماضي جار مجرور فاعل صفة</text:p>
          </table:table-cell>
          <table:table-cell/>
          <table:table-cell table:formula="of:=LEN(TRIM([.A177]))-LEN(SUBSTITUTE([.A177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عاشَرْتُ إخْواناً مُوسِرِينَ.</text:p>
          </table:table-cell>
          <table:table-cell table:style-name="ce3" office:value-type="string" calcext:value-type="string">
            <text:p>فعل اسم اسم</text:p>
          </table:table-cell>
          <table:table-cell office:value-type="string" calcext:value-type="string">
            <text:p>فعل مفعول صفة</text:p>
          </table:table-cell>
          <table:table-cell office:value-type="string" calcext:value-type="string">
            <text:p>ماضي مفعول صفة</text:p>
          </table:table-cell>
          <table:table-cell/>
          <table:table-cell table:formula="of:=LEN(TRIM([.A178]))-LEN(SUBSTITUTE([.A178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عَثرْتُ بِطَائرَِيْنِ غَرِيبَيْنِ.</text:p>
          </table:table-cell>
          <table:table-cell table:style-name="ce3" office:value-type="string" calcext:value-type="string">
            <text:p>فعل حرف+اسم اسم</text:p>
          </table:table-cell>
          <table:table-cell office:value-type="string" calcext:value-type="string">
            <text:p>فعل جار+مجرور صفة</text:p>
          </table:table-cell>
          <table:table-cell office:value-type="string" calcext:value-type="string">
            <text:p>ماضي جار+مجرور صفة</text:p>
          </table:table-cell>
          <table:table-cell/>
          <table:table-cell table:formula="of:=LEN(TRIM([.A179]))-LEN(SUBSTITUTE([.A179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عدلْتَ في حكمك.</text:p>
          </table:table-cell>
          <table:table-cell office:value-type="string" calcext:value-type="string">
            <text:p>فعل حرف اسم</text:p>
          </table:table-cell>
          <table:table-cell office:value-type="string" calcext:value-type="string">
            <text:p>فعل جار مجرور</text:p>
          </table:table-cell>
          <table:table-cell office:value-type="string" calcext:value-type="string">
            <text:p>ماضي جار مجرور</text:p>
          </table:table-cell>
          <table:table-cell/>
          <table:table-cell table:formula="of:=LEN(TRIM([.A180]))-LEN(SUBSTITUTE([.A180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عطِشَ الزَّرْع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181]))-LEN(SUBSTITUTE([.A181];&quot; &quot;;&quot;&quot;))+1" office:value-type="float" office:value="2" calcext:value-type="float">
            <text:p>2</text:p>
          </table:table-cell>
        </table:table-row>
        <table:table-row table:style-name="ro10">
          <table:table-cell table:style-name="ce1" office:value-type="string" calcext:value-type="string">
            <text:p>عليٌّ يرْكَبُ الحِمَارَ. </text:p>
          </table:table-cell>
          <table:table-cell office:value-type="string" calcext:value-type="string">
            <text:p>اسم فعل اسم</text:p>
          </table:table-cell>
          <table:table-cell office:value-type="string" calcext:value-type="string">
            <text:p>مبتدأ فعل مفعول</text:p>
          </table:table-cell>
          <table:table-cell office:value-type="string" calcext:value-type="string">
            <text:p>مبتدأ مضارع+مرفوع مفعول</text:p>
          </table:table-cell>
          <table:table-cell/>
          <table:table-cell table:formula="of:=LEN(TRIM([.A182]))-LEN(SUBSTITUTE([.A182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غَامَتِ السَّماءُ ولَمْ تُمطِر.</text:p>
          </table:table-cell>
          <table:table-cell office:value-type="string" calcext:value-type="string">
            <text:p>فعل اسم حرف فعل</text:p>
          </table:table-cell>
          <table:table-cell office:value-type="string" calcext:value-type="string">
            <text:p>فعل فاعل جازم فعل</text:p>
          </table:table-cell>
          <table:table-cell office:value-type="string" calcext:value-type="string">
            <text:p>ماضي فاعل جازم مضارع+مجزوم</text:p>
          </table:table-cell>
          <table:table-cell/>
          <table:table-cell table:formula="of:=LEN(TRIM([.A183]))-LEN(SUBSTITUTE([.A183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فتحْتُ الباب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184]))-LEN(SUBSTITUTE([.A184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فَتَحْتُ نوافِذَ الحجرةِ كي يتجددَ هواؤها.</text:p>
          </table:table-cell>
          <table:table-cell office:value-type="string" calcext:value-type="string">
            <text:p>فعل اسم اسم حرف فعل اسم</text:p>
          </table:table-cell>
          <table:table-cell office:value-type="string" calcext:value-type="string">
            <text:p>فعل مفعول مضاف ناصب فعل فاعل</text:p>
          </table:table-cell>
          <table:table-cell office:value-type="string" calcext:value-type="string">
            <text:p>ماضي مفعول مضاف ناصب مضارع+منصوب فاعل</text:p>
          </table:table-cell>
          <table:table-cell/>
          <table:table-cell table:formula="of:=LEN(TRIM([.A185]))-LEN(SUBSTITUTE([.A185];&quot; &quot;;&quot;&quot;))+1" office:value-type="float" office:value="6" calcext:value-type="float">
            <text:p>6</text:p>
          </table:table-cell>
        </table:table-row>
        <table:table-row table:style-name="ro10">
          <table:table-cell table:style-name="ce1" office:value-type="string" calcext:value-type="string">
            <text:p>فَريدٌ يجْرِي في الشارع. </text:p>
          </table:table-cell>
          <table:table-cell office:value-type="string" calcext:value-type="string">
            <text:p>اسم فعل حرف اسم</text:p>
          </table:table-cell>
          <table:table-cell office:value-type="string" calcext:value-type="string">
            <text:p>مبتدأ فعل جار مجرور</text:p>
          </table:table-cell>
          <table:table-cell office:value-type="string" calcext:value-type="string">
            <text:p>مبتدأ مضارع+مرفوع جار مجرور</text:p>
          </table:table-cell>
          <table:table-cell/>
          <table:table-cell table:formula="of:=LEN(TRIM([.A186]))-LEN(SUBSTITUTE([.A186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في البركة سمكٌ كثيرٌ.</text:p>
          </table:table-cell>
          <table:table-cell table:style-name="ce3" office:value-type="string" calcext:value-type="string">
            <text:p>حرف اسم اسم اسم</text:p>
          </table:table-cell>
          <table:table-cell table:number-columns-repeated="2" office:value-type="string" calcext:value-type="string">
            <text:p>جار مجرور مبتدأ صفة</text:p>
          </table:table-cell>
          <table:table-cell/>
          <table:table-cell table:formula="of:=LEN(TRIM([.A187]))-LEN(SUBSTITUTE([.A187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قرأت كتابًا مفيدًا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صفة</text:p>
          </table:table-cell>
          <table:table-cell office:value-type="string" calcext:value-type="string">
            <text:p>ماضي مفعول صفة</text:p>
          </table:table-cell>
          <table:table-cell/>
          <table:table-cell table:formula="of:=LEN(TRIM([.A188]))-LEN(SUBSTITUTE([.A188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قشرت الفاكهة بالسكينِ.</text:p>
          </table:table-cell>
          <table:table-cell office:value-type="string" calcext:value-type="string">
            <text:p>فعل اسم حرف+اسم</text:p>
          </table:table-cell>
          <table:table-cell office:value-type="string" calcext:value-type="string">
            <text:p>فعل مفعول جار+مجرور</text:p>
          </table:table-cell>
          <table:table-cell office:value-type="string" calcext:value-type="string">
            <text:p>ماضي مفعول جار+مجرور</text:p>
          </table:table-cell>
          <table:table-cell/>
          <table:table-cell table:formula="of:=LEN(TRIM([.A189]))-LEN(SUBSTITUTE([.A189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قطف محمد زهرة. 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اضي فاعل مفعول</text:p>
          </table:table-cell>
          <table:table-cell/>
          <table:table-cell table:formula="of:=LEN(TRIM([.A190]))-LEN(SUBSTITUTE([.A190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قطفت الوردةَ الجميلةَ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صفة</text:p>
          </table:table-cell>
          <table:table-cell office:value-type="string" calcext:value-type="string">
            <text:p>ماضي مفعول صفة</text:p>
          </table:table-cell>
          <table:table-cell/>
          <table:table-cell table:formula="of:=LEN(TRIM([.A191]))-LEN(SUBSTITUTE([.A191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قطفْنَا الأزهار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192]))-LEN(SUBSTITUTE([.A192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كَبَر الْغُلامُ وَلَمَّا يتهذبْ.</text:p>
          </table:table-cell>
          <table:table-cell office:value-type="string" calcext:value-type="string">
            <text:p>فعل اسم حرف فعل</text:p>
          </table:table-cell>
          <table:table-cell office:value-type="string" calcext:value-type="string">
            <text:p>فعل فاعل جازم فعل</text:p>
          </table:table-cell>
          <table:table-cell office:value-type="string" calcext:value-type="string">
            <text:p>ماضي فاعل جازم مضارع+مجزوم</text:p>
          </table:table-cell>
          <table:table-cell/>
          <table:table-cell table:formula="of:=LEN(TRIM([.A193]))-LEN(SUBSTITUTE([.A193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لا تأكل الطعام الدّسِمَ </text:p>
          </table:table-cell>
          <table:table-cell table:style-name="ce3" office:value-type="string" calcext:value-type="string">
            <text:p>حرف فعل اسم اسم</text:p>
          </table:table-cell>
          <table:table-cell office:value-type="string" calcext:value-type="string">
            <text:p>جازم فعل مفعول صفة</text:p>
          </table:table-cell>
          <table:table-cell office:value-type="string" calcext:value-type="string">
            <text:p>جازم مضارع+مجزوم مفعول صفة</text:p>
          </table:table-cell>
          <table:table-cell/>
          <table:table-cell table:formula="of:=LEN(TRIM([.A194]))-LEN(SUBSTITUTE([.A194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لا تبلع طعاماً قبل أَنْ تُجيدَ مَضْغَهُ.</text:p>
          </table:table-cell>
          <table:table-cell office:value-type="string" calcext:value-type="string">
            <text:p>حرف فعل اسم حرف حرف فعل اسم</text:p>
          </table:table-cell>
          <table:table-cell office:value-type="string" calcext:value-type="string">
            <text:p>جازم فعل مفعول زمان ناصب فعل مفعول</text:p>
          </table:table-cell>
          <table:table-cell office:value-type="string" calcext:value-type="string">
            <text:p>جازم مضارع+مجزوم مفعول زمان ناصب مضارع+منصوب مفعول</text:p>
          </table:table-cell>
          <table:table-cell/>
          <table:table-cell table:formula="of:=LEN(TRIM([.A195]))-LEN(SUBSTITUTE([.A195];&quot; &quot;;&quot;&quot;))+1" office:value-type="float" office:value="7" calcext:value-type="float">
            <text:p>7</text:p>
          </table:table-cell>
        </table:table-row>
        <table:table-row table:style-name="ro3">
          <table:table-cell table:style-name="ce3" office:value-type="string" calcext:value-type="string">
            <text:p>لا تتَعوَّد كثرة المزاح.</text:p>
          </table:table-cell>
          <table:table-cell office:value-type="string" calcext:value-type="string">
            <text:p>حرف فعل اسم اسم</text:p>
          </table:table-cell>
          <table:table-cell office:value-type="string" calcext:value-type="string">
            <text:p>جازم فعل مفعول مضاف</text:p>
          </table:table-cell>
          <table:table-cell office:value-type="string" calcext:value-type="string">
            <text:p>جازم مضارع+مجزوم مفعول مضاف</text:p>
          </table:table-cell>
          <table:table-cell/>
          <table:table-cell table:formula="of:=LEN(TRIM([.A196]))-LEN(SUBSTITUTE([.A196];&quot; &quot;;&quot;&quot;))+1" office:value-type="float" office:value="4" calcext:value-type="float">
            <text:p>4</text:p>
          </table:table-cell>
        </table:table-row>
        <table:table-row table:style-name="ro10">
          <table:table-cell office:value-type="string" calcext:value-type="string">
            <text:p>لا تدنُ من الكبش.</text:p>
          </table:table-cell>
          <table:table-cell office:value-type="string" calcext:value-type="string">
            <text:p>حرف فعل حرف اسم</text:p>
          </table:table-cell>
          <table:table-cell office:value-type="string" calcext:value-type="string">
            <text:p>جازم فعل جار مجرور</text:p>
          </table:table-cell>
          <table:table-cell office:value-type="string" calcext:value-type="string">
            <text:p>جازم مضارع+مجزوم جار مجرور</text:p>
          </table:table-cell>
          <table:table-cell/>
          <table:table-cell table:formula="of:=LEN(TRIM([.A197]))-LEN(SUBSTITUTE([.A197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لا تسرع في السير.</text:p>
          </table:table-cell>
          <table:table-cell office:value-type="string" calcext:value-type="string">
            <text:p>حرف فعل حرف اسم</text:p>
          </table:table-cell>
          <table:table-cell office:value-type="string" calcext:value-type="string">
            <text:p>جازم فعل جار مجرور</text:p>
          </table:table-cell>
          <table:table-cell office:value-type="string" calcext:value-type="string">
            <text:p>جازم مضارع+مجزوم جار مجرور</text:p>
          </table:table-cell>
          <table:table-cell/>
          <table:table-cell table:formula="of:=LEN(TRIM([.A198]))-LEN(SUBSTITUTE([.A198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لا تَسكُن الأماكن العالية </text:p>
          </table:table-cell>
          <table:table-cell table:style-name="ce3" office:value-type="string" calcext:value-type="string">
            <text:p>حرف فعل اسم اسم</text:p>
          </table:table-cell>
          <table:table-cell office:value-type="string" calcext:value-type="string">
            <text:p>جازم فعل مفعول صفة</text:p>
          </table:table-cell>
          <table:table-cell office:value-type="string" calcext:value-type="string">
            <text:p>جازم مضارع+مجزوم مفعول صفة</text:p>
          </table:table-cell>
          <table:table-cell/>
          <table:table-cell table:formula="of:=LEN(TRIM([.A199]))-LEN(SUBSTITUTE([.A199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لا تكثر من الضحك.</text:p>
          </table:table-cell>
          <table:table-cell office:value-type="string" calcext:value-type="string">
            <text:p>حرف فعل حرف اسم</text:p>
          </table:table-cell>
          <table:table-cell office:value-type="string" calcext:value-type="string">
            <text:p>جازم فعل جار مجرور</text:p>
          </table:table-cell>
          <table:table-cell office:value-type="string" calcext:value-type="string">
            <text:p>جازم مضارع+مجزوم جار مجرور</text:p>
          </table:table-cell>
          <table:table-cell/>
          <table:table-cell table:formula="of:=LEN(TRIM([.A200]))-LEN(SUBSTITUTE([.A200];&quot; &quot;;&quot;&quot;))+1" office:value-type="float" office:value="4" calcext:value-type="float">
            <text:p>4</text:p>
          </table:table-cell>
        </table:table-row>
        <table:table-row table:style-name="ro10">
          <table:table-cell office:value-type="string" calcext:value-type="string">
            <text:p>لا تنسَ وعدك.</text:p>
          </table:table-cell>
          <table:table-cell office:value-type="string" calcext:value-type="string">
            <text:p>حرف فعل اسم</text:p>
          </table:table-cell>
          <table:table-cell office:value-type="string" calcext:value-type="string">
            <text:p>جازم فعل مفعول</text:p>
          </table:table-cell>
          <table:table-cell office:value-type="string" calcext:value-type="string">
            <text:p>جازم مضارع+مجزوم مفعول</text:p>
          </table:table-cell>
          <table:table-cell/>
          <table:table-cell table:formula="of:=LEN(TRIM([.A201]))-LEN(SUBSTITUTE([.A201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لتجتنبْ كَثْرَةَ الْمِزَاح.</text:p>
          </table:table-cell>
          <table:table-cell office:value-type="string" calcext:value-type="string">
            <text:p>حرف+فعل اسم اسم</text:p>
          </table:table-cell>
          <table:table-cell office:value-type="string" calcext:value-type="string">
            <text:p>ناصب+فعل مفعول مضاف</text:p>
          </table:table-cell>
          <table:table-cell office:value-type="string" calcext:value-type="string">
            <text:p><text:span text:style-name="T1">جازم+مضارع+مجزوم</text:span> مفعول مضاف</text:p>
          </table:table-cell>
          <table:table-cell/>
          <table:table-cell table:formula="of:=LEN(TRIM([.A202]))-LEN(SUBSTITUTE([.A202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لم أخشَ البرد.</text:p>
          </table:table-cell>
          <table:table-cell office:value-type="string" calcext:value-type="string">
            <text:p>حرف فعل اسم</text:p>
          </table:table-cell>
          <table:table-cell office:value-type="string" calcext:value-type="string">
            <text:p>جازم فعل مفعول</text:p>
          </table:table-cell>
          <table:table-cell office:value-type="string" calcext:value-type="string">
            <text:p>جازم مضارع+مجزوم مفعول</text:p>
          </table:table-cell>
          <table:table-cell/>
          <table:table-cell table:formula="of:=LEN(TRIM([.A203]))-LEN(SUBSTITUTE([.A203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لم أزر البارحة أحداً.</text:p>
          </table:table-cell>
          <table:table-cell office:value-type="string" calcext:value-type="string">
            <text:p>حرف فعل اسم اسم</text:p>
          </table:table-cell>
          <table:table-cell office:value-type="string" calcext:value-type="string">
            <text:p>جازم فعل زمان مفعول</text:p>
          </table:table-cell>
          <table:table-cell office:value-type="string" calcext:value-type="string">
            <text:p>جازم مضارع+مجزوم زمان مفعول</text:p>
          </table:table-cell>
          <table:table-cell/>
          <table:table-cell table:formula="of:=LEN(TRIM([.A204]))-LEN(SUBSTITUTE([.A204];&quot; &quot;;&quot;&quot;))+1" office:value-type="float" office:value="4" calcext:value-type="float">
            <text:p>4</text:p>
          </table:table-cell>
        </table:table-row>
        <table:table-row table:style-name="ro10">
          <table:table-cell office:value-type="string" calcext:value-type="string">
            <text:p>لم أشتهِ الطعام.</text:p>
          </table:table-cell>
          <table:table-cell office:value-type="string" calcext:value-type="string">
            <text:p>حرف فعل اسم</text:p>
          </table:table-cell>
          <table:table-cell office:value-type="string" calcext:value-type="string">
            <text:p>جازم فعل مفعول</text:p>
          </table:table-cell>
          <table:table-cell office:value-type="string" calcext:value-type="string">
            <text:p>جازم مضارع+مجزوم مفعول</text:p>
          </table:table-cell>
          <table:table-cell/>
          <table:table-cell table:formula="of:=LEN(TRIM([.A205]))-LEN(SUBSTITUTE([.A205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لم نذهب إلى الحديقة أمس.</text:p>
          </table:table-cell>
          <table:table-cell office:value-type="string" calcext:value-type="string">
            <text:p>حرف فعل حرف اسم اسم</text:p>
          </table:table-cell>
          <table:table-cell office:value-type="string" calcext:value-type="string">
            <text:p>جازم فعل جار مجرور زمان</text:p>
          </table:table-cell>
          <table:table-cell office:value-type="string" calcext:value-type="string">
            <text:p>جازم مضارع+مجزوم جار مجرور زمان</text:p>
          </table:table-cell>
          <table:table-cell/>
          <table:table-cell table:formula="of:=LEN(TRIM([.A206]))-LEN(SUBSTITUTE([.A206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Default" office:value-type="string" calcext:value-type="string">
            <text:p>لم يتغذَّ الغلام.</text:p>
          </table:table-cell>
          <table:table-cell office:value-type="string" calcext:value-type="string">
            <text:p>حرف فعل اسم</text:p>
          </table:table-cell>
          <table:table-cell office:value-type="string" calcext:value-type="string">
            <text:p>جازم فعل فاعل</text:p>
          </table:table-cell>
          <table:table-cell office:value-type="string" calcext:value-type="string">
            <text:p>جازم مضارع+مجزوم فاعل</text:p>
          </table:table-cell>
          <table:table-cell office:value-type="string" calcext:value-type="string">
            <text:p>jzm</text:p>
          </table:table-cell>
          <table:table-cell table:formula="of:=LEN(TRIM([.A207]))-LEN(SUBSTITUTE([.A207];&quot; &quot;;&quot;&quot;))+1" office:value-type="float" office:value="3" calcext:value-type="float">
            <text:p>3</text:p>
          </table:table-cell>
        </table:table-row>
        <table:table-row table:style-name="ro10">
          <table:table-cell office:value-type="string" calcext:value-type="string">
            <text:p>لم يجرِ الماء.</text:p>
          </table:table-cell>
          <table:table-cell office:value-type="string" calcext:value-type="string">
            <text:p>حرف فعل اسم</text:p>
          </table:table-cell>
          <table:table-cell office:value-type="string" calcext:value-type="string">
            <text:p>جازم فعل فاعل</text:p>
          </table:table-cell>
          <table:table-cell office:value-type="string" calcext:value-type="string">
            <text:p>جازم مضارع+مجزوم فاعل</text:p>
          </table:table-cell>
          <table:table-cell/>
          <table:table-cell table:formula="of:=LEN(TRIM([.A208]))-LEN(SUBSTITUTE([.A208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لم يَحْضُرْ عَليٌّ الْبَارِحَةَ.</text:p>
          </table:table-cell>
          <table:table-cell office:value-type="string" calcext:value-type="string">
            <text:p>حرف فعل اسم اسم</text:p>
          </table:table-cell>
          <table:table-cell office:value-type="string" calcext:value-type="string">
            <text:p>جازم فعل فاعل زمان</text:p>
          </table:table-cell>
          <table:table-cell office:value-type="string" calcext:value-type="string">
            <text:p>جازم مضارع+مجزوم فاعل زمان</text:p>
          </table:table-cell>
          <table:table-cell/>
          <table:table-cell table:formula="of:=LEN(TRIM([.A209]))-LEN(SUBSTITUTE([.A209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لم يحضر والدي من السفر.</text:p>
          </table:table-cell>
          <table:table-cell office:value-type="string" calcext:value-type="string">
            <text:p>حرف فعل اسم حرف اسم</text:p>
          </table:table-cell>
          <table:table-cell office:value-type="string" calcext:value-type="string">
            <text:p>جازم فعل فاعل جار مجرور</text:p>
          </table:table-cell>
          <table:table-cell office:value-type="string" calcext:value-type="string">
            <text:p>جازم مضارع+مجزوم فاعل جار مجرور</text:p>
          </table:table-cell>
          <table:table-cell/>
          <table:table-cell table:formula="of:=LEN(TRIM([.A210]))-LEN(SUBSTITUTE([.A210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لم يحفظ محمد درسه.</text:p>
          </table:table-cell>
          <table:table-cell office:value-type="string" calcext:value-type="string">
            <text:p>حرف فعل <text:s/>اسم اسم</text:p>
          </table:table-cell>
          <table:table-cell office:value-type="string" calcext:value-type="string">
            <text:p>جازم فعل فاعل مفعول</text:p>
          </table:table-cell>
          <table:table-cell office:value-type="string" calcext:value-type="string">
            <text:p>جازم مضارع+مجزوم فاعل مفعول</text:p>
          </table:table-cell>
          <table:table-cell/>
          <table:table-cell table:formula="of:=LEN(TRIM([.A211]))-LEN(SUBSTITUTE([.A211];&quot; &quot;;&quot;&quot;))+1" office:value-type="float" office:value="4" calcext:value-type="float">
            <text:p>4</text:p>
          </table:table-cell>
        </table:table-row>
        <table:table-row table:style-name="ro10">
          <table:table-cell office:value-type="string" calcext:value-type="string">
            <text:p>لم يصفُ الجو.</text:p>
          </table:table-cell>
          <table:table-cell office:value-type="string" calcext:value-type="string">
            <text:p>حرف فعل اسم</text:p>
          </table:table-cell>
          <table:table-cell office:value-type="string" calcext:value-type="string">
            <text:p>جازم فعل فاعل</text:p>
          </table:table-cell>
          <table:table-cell office:value-type="string" calcext:value-type="string">
            <text:p>جازم مضارع+مجزوم فاعل</text:p>
          </table:table-cell>
          <table:table-cell/>
          <table:table-cell table:formula="of:=LEN(TRIM([.A212]))-LEN(SUBSTITUTE([.A212];&quot; &quot;;&quot;&quot;))+1" office:value-type="float" office:value="3" calcext:value-type="float">
            <text:p>3</text:p>
          </table:table-cell>
        </table:table-row>
        <table:table-row table:style-name="ro10">
          <table:table-cell office:value-type="string" calcext:value-type="string">
            <text:p>لم يعدُ الحصان.</text:p>
          </table:table-cell>
          <table:table-cell office:value-type="string" calcext:value-type="string">
            <text:p>حرف فعل اسم</text:p>
          </table:table-cell>
          <table:table-cell office:value-type="string" calcext:value-type="string">
            <text:p>جازم فعل فاعل</text:p>
          </table:table-cell>
          <table:table-cell office:value-type="string" calcext:value-type="string">
            <text:p>جازم مضارع+مجزوم فاعل</text:p>
          </table:table-cell>
          <table:table-cell/>
          <table:table-cell table:formula="of:=LEN(TRIM([.A213]))-LEN(SUBSTITUTE([.A213];&quot; &quot;;&quot;&quot;))+1" office:value-type="float" office:value="3" calcext:value-type="float">
            <text:p>3</text:p>
          </table:table-cell>
        </table:table-row>
        <table:table-row table:style-name="ro10">
          <table:table-cell office:value-type="string" calcext:value-type="string">
            <text:p>لم يعوِ الذئب. </text:p>
          </table:table-cell>
          <table:table-cell office:value-type="string" calcext:value-type="string">
            <text:p>حرف فعل اسم</text:p>
          </table:table-cell>
          <table:table-cell office:value-type="string" calcext:value-type="string">
            <text:p>جازم فعل فاعل</text:p>
          </table:table-cell>
          <table:table-cell office:value-type="string" calcext:value-type="string">
            <text:p>جازم مضارع+مجزوم فاعل</text:p>
          </table:table-cell>
          <table:table-cell/>
          <table:table-cell table:formula="of:=LEN(TRIM([.A214]))-LEN(SUBSTITUTE([.A214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لم يقبض أحد على اللص.</text:p>
          </table:table-cell>
          <table:table-cell office:value-type="string" calcext:value-type="string">
            <text:p>حرف فعل اسم حرف اسم</text:p>
          </table:table-cell>
          <table:table-cell office:value-type="string" calcext:value-type="string">
            <text:p>جازم فعل فاعل جار مجرور</text:p>
          </table:table-cell>
          <table:table-cell office:value-type="string" calcext:value-type="string">
            <text:p>جازم مضارع+مجزوم فاعل جار مجرور</text:p>
          </table:table-cell>
          <table:table-cell/>
          <table:table-cell table:formula="of:=LEN(TRIM([.A215]))-LEN(SUBSTITUTE([.A215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لم ينقطع نزول المطر.</text:p>
          </table:table-cell>
          <table:table-cell office:value-type="string" calcext:value-type="string">
            <text:p>حرف فعل <text:s/>اسم اسم</text:p>
          </table:table-cell>
          <table:table-cell office:value-type="string" calcext:value-type="string">
            <text:p>جازم فعل فاعل مضاف</text:p>
          </table:table-cell>
          <table:table-cell office:value-type="string" calcext:value-type="string">
            <text:p>جازم مضارع+مجزوم فاعل مضاف</text:p>
          </table:table-cell>
          <table:table-cell/>
          <table:table-cell table:formula="of:=LEN(TRIM([.A216]))-LEN(SUBSTITUTE([.A216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لن أضربَ القط.</text:p>
          </table:table-cell>
          <table:table-cell office:value-type="string" calcext:value-type="string">
            <text:p>حرف فعل <text:s/>اسم</text:p>
          </table:table-cell>
          <table:table-cell office:value-type="string" calcext:value-type="string">
            <text:p>ناصب فعل مفعول</text:p>
          </table:table-cell>
          <table:table-cell office:value-type="string" calcext:value-type="string">
            <text:p>ناصب مضارع+منصوب مفعول</text:p>
          </table:table-cell>
          <table:table-cell/>
          <table:table-cell table:formula="of:=LEN(TRIM([.A217]))-LEN(SUBSTITUTE([.A217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لن أكذبَ.</text:p>
          </table:table-cell>
          <table:table-cell office:value-type="string" calcext:value-type="string">
            <text:p>حرف فعل </text:p>
          </table:table-cell>
          <table:table-cell office:value-type="string" calcext:value-type="string">
            <text:p>ناصب فعل</text:p>
          </table:table-cell>
          <table:table-cell office:value-type="string" calcext:value-type="string">
            <text:p>ناصب مضارع+منصوب</text:p>
          </table:table-cell>
          <table:table-cell/>
          <table:table-cell table:formula="of:=LEN(TRIM([.A218]))-LEN(SUBSTITUTE([.A218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لَنْ يبيعَ أَبي حَصَانَه.</text:p>
          </table:table-cell>
          <table:table-cell office:value-type="string" calcext:value-type="string">
            <text:p>حرف فعل اسم اسم</text:p>
          </table:table-cell>
          <table:table-cell office:value-type="string" calcext:value-type="string">
            <text:p>ناصب فعل فاعل مفعول</text:p>
          </table:table-cell>
          <table:table-cell office:value-type="string" calcext:value-type="string">
            <text:p>ناصب مضارع+منصوب فاعل مفعول</text:p>
          </table:table-cell>
          <table:table-cell/>
          <table:table-cell table:formula="of:=LEN(TRIM([.A219]))-LEN(SUBSTITUTE([.A219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لن يفوزَ الكسلان.</text:p>
          </table:table-cell>
          <table:table-cell office:value-type="string" calcext:value-type="string">
            <text:p>حرف فعل <text:s/>اسم</text:p>
          </table:table-cell>
          <table:table-cell office:value-type="string" calcext:value-type="string">
            <text:p>ناصب فعل فاعل</text:p>
          </table:table-cell>
          <table:table-cell office:value-type="string" calcext:value-type="string">
            <text:p>ناصب مضارع+منصوب فاعل</text:p>
          </table:table-cell>
          <table:table-cell/>
          <table:table-cell table:formula="of:=LEN(TRIM([.A220]))-LEN(SUBSTITUTE([.A220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ليتقنْ كلُّ إِنْسانٍ عَمَله.</text:p>
          </table:table-cell>
          <table:table-cell office:value-type="string" calcext:value-type="string">
            <text:p>حرف+فعل اسم اسم اسم</text:p>
          </table:table-cell>
          <table:table-cell office:value-type="string" calcext:value-type="string">
            <text:p>جازم+فعل فاعل مضاف مفعول</text:p>
          </table:table-cell>
          <table:table-cell office:value-type="string" calcext:value-type="string">
            <text:p>جازم+مضارع+مجزوم فاعل مضاف مفعول</text:p>
          </table:table-cell>
          <table:table-cell/>
          <table:table-cell table:formula="of:=LEN(TRIM([.A221]))-LEN(SUBSTITUTE([.A221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ليفتحْ عَلِيٌّ النَّافِذَةَ.</text:p>
          </table:table-cell>
          <table:table-cell office:value-type="string" calcext:value-type="string">
            <text:p>حرف+فعل اسم اسم</text:p>
          </table:table-cell>
          <table:table-cell office:value-type="string" calcext:value-type="string">
            <text:p>ناصب+فعل فاعل مفعول</text:p>
          </table:table-cell>
          <table:table-cell office:value-type="string" calcext:value-type="string">
            <text:p><text:span text:style-name="T1">جازم+مضارع+مجزوم</text:span> فاعل مفعول</text:p>
          </table:table-cell>
          <table:table-cell/>
          <table:table-cell table:formula="of:=LEN(TRIM([.A222]))-LEN(SUBSTITUTE([.A222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ليوقرْ صغيرُكُم كبيركُمْ.</text:p>
          </table:table-cell>
          <table:table-cell office:value-type="string" calcext:value-type="string">
            <text:p>حرف+فعل اسم اسم</text:p>
          </table:table-cell>
          <table:table-cell office:value-type="string" calcext:value-type="string">
            <text:p>ناصب+فعل فاعل مفعول</text:p>
          </table:table-cell>
          <table:table-cell office:value-type="string" calcext:value-type="string">
            <text:p>جازم+مضارع+مجزوم فاعل مفعول</text:p>
          </table:table-cell>
          <table:table-cell/>
          <table:table-cell table:formula="of:=LEN(TRIM([.A223]))-LEN(SUBSTITUTE([.A223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ما أَكَلَ القِط.</text:p>
          </table:table-cell>
          <table:table-cell office:value-type="string" calcext:value-type="string">
            <text:p>حرف فعل اسم</text:p>
          </table:table-cell>
          <table:table-cell office:value-type="string" calcext:value-type="string">
            <text:p>ناصب فعل فاعل</text:p>
          </table:table-cell>
          <table:table-cell office:value-type="string" calcext:value-type="string">
            <text:p>ناصب مضارع+منصوب فاعل</text:p>
          </table:table-cell>
          <table:table-cell/>
          <table:table-cell table:formula="of:=LEN(TRIM([.A224]))-LEN(SUBSTITUTE([.A224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ما انكسَرَ الزُّجاجُ.</text:p>
          </table:table-cell>
          <table:table-cell office:value-type="string" calcext:value-type="string">
            <text:p>حرف فعل اسم</text:p>
          </table:table-cell>
          <table:table-cell office:value-type="string" calcext:value-type="string">
            <text:p>ناصب فعل فاعل</text:p>
          </table:table-cell>
          <table:table-cell office:value-type="string" calcext:value-type="string">
            <text:p>ناصب مضارع+منصوب فاعل</text:p>
          </table:table-cell>
          <table:table-cell/>
          <table:table-cell table:formula="of:=LEN(TRIM([.A225]))-LEN(SUBSTITUTE([.A225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ما حَرَثَ الْفلاَّحُ أَرضَه.</text:p>
          </table:table-cell>
          <table:table-cell office:value-type="string" calcext:value-type="string">
            <text:p>حرف فعل اسم اسم</text:p>
          </table:table-cell>
          <table:table-cell office:value-type="string" calcext:value-type="string">
            <text:p>ناصب فعل فاعل مفعول</text:p>
          </table:table-cell>
          <table:table-cell office:value-type="string" calcext:value-type="string">
            <text:p>ناصب مضارع+منصوب فاعل مفعول</text:p>
          </table:table-cell>
          <table:table-cell/>
          <table:table-cell table:formula="of:=LEN(TRIM([.A226]))-LEN(SUBSTITUTE([.A226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ما سافرَ محمدٌ.</text:p>
          </table:table-cell>
          <table:table-cell office:value-type="string" calcext:value-type="string">
            <text:p>حرف فعل اسم</text:p>
          </table:table-cell>
          <table:table-cell office:value-type="string" calcext:value-type="string">
            <text:p>ناصب فعل فاعل</text:p>
          </table:table-cell>
          <table:table-cell office:value-type="string" calcext:value-type="string">
            <text:p>ناصب مضارع+منصوب فاعل</text:p>
          </table:table-cell>
          <table:table-cell/>
          <table:table-cell table:formula="of:=LEN(TRIM([.A227]))-LEN(SUBSTITUTE([.A227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ما لَعِبَ الولدُ.</text:p>
          </table:table-cell>
          <table:table-cell office:value-type="string" calcext:value-type="string">
            <text:p>حرف فعل اسم</text:p>
          </table:table-cell>
          <table:table-cell office:value-type="string" calcext:value-type="string">
            <text:p>ناصب فعل فاعل</text:p>
          </table:table-cell>
          <table:table-cell office:value-type="string" calcext:value-type="string">
            <text:p>ناصب مضارع+منصوب فاعل</text:p>
          </table:table-cell>
          <table:table-cell/>
          <table:table-cell table:formula="of:=LEN(TRIM([.A228]))-LEN(SUBSTITUTE([.A228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محمدٌ يتأَخَّرُ في الصَّباح.</text:p>
          </table:table-cell>
          <table:table-cell office:value-type="string" calcext:value-type="string">
            <text:p>اسم فعل حرف اسم</text:p>
          </table:table-cell>
          <table:table-cell office:value-type="string" calcext:value-type="string">
            <text:p>مبتدأ فعل جار مجرور</text:p>
          </table:table-cell>
          <table:table-cell office:value-type="string" calcext:value-type="string">
            <text:p>مبتدأ مضارع+مرفوع جار مجرور</text:p>
          </table:table-cell>
          <table:table-cell/>
          <table:table-cell table:formula="of:=LEN(TRIM([.A229]))-LEN(SUBSTITUTE([.A229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مَرِضَ الْغُلام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230]))-LEN(SUBSTITUTE([.A230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نزل المطر من السماءِ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اضي فاعل جار مجرور</text:p>
          </table:table-cell>
          <table:table-cell/>
          <table:table-cell table:formula="of:=LEN(TRIM([.A231]))-LEN(SUBSTITUTE([.A231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نزل المطر ولم ينقطع.</text:p>
          </table:table-cell>
          <table:table-cell office:value-type="string" calcext:value-type="string">
            <text:p>فعل اسم حرف فعل</text:p>
          </table:table-cell>
          <table:table-cell office:value-type="string" calcext:value-type="string">
            <text:p>فعل فاعل جازم فعل</text:p>
          </table:table-cell>
          <table:table-cell office:value-type="string" calcext:value-type="string">
            <text:p>ماضي فاعل جازم مضارع+مجزوم</text:p>
          </table:table-cell>
          <table:table-cell/>
          <table:table-cell table:formula="of:=LEN(TRIM([.A232]))-LEN(SUBSTITUTE([.A232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نَزلَ المطر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233]))-LEN(SUBSTITUTE([.A233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نزل من السماء مطرٌ غزيرٌ.</text:p>
          </table:table-cell>
          <table:table-cell table:style-name="ce3" office:value-type="string" calcext:value-type="string">
            <text:p>فعل حرف اسم اسم اسم</text:p>
          </table:table-cell>
          <table:table-cell office:value-type="string" calcext:value-type="string">
            <text:p>فعل جار مجرور فاعل صفة</text:p>
          </table:table-cell>
          <table:table-cell office:value-type="string" calcext:value-type="string">
            <text:p>ماضي جار مجرور فاعل صفة</text:p>
          </table:table-cell>
          <table:table-cell/>
          <table:table-cell table:formula="of:=LEN(TRIM([.A234]))-LEN(SUBSTITUTE([.A234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نظرت إلى الوردةِ الجميلةِ.</text:p>
          </table:table-cell>
          <table:table-cell office:value-type="string" calcext:value-type="string">
            <text:p>فعل حرف اسم اسم</text:p>
          </table:table-cell>
          <table:table-cell office:value-type="string" calcext:value-type="string">
            <text:p>فعل جار مجرور صفة</text:p>
          </table:table-cell>
          <table:table-cell office:value-type="string" calcext:value-type="string">
            <text:p>ماضي جار مجرور صفة</text:p>
          </table:table-cell>
          <table:table-cell/>
          <table:table-cell table:formula="of:=LEN(TRIM([.A235]))-LEN(SUBSTITUTE([.A235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نَظرْتُ إِلى سفينةٍ غارقةٍ.</text:p>
          </table:table-cell>
          <table:table-cell table:style-name="ce3" office:value-type="string" calcext:value-type="string">
            <text:p>فعل حرف اسم اسم</text:p>
          </table:table-cell>
          <table:table-cell office:value-type="string" calcext:value-type="string">
            <text:p>فعل جار مجرور صفة</text:p>
          </table:table-cell>
          <table:table-cell office:value-type="string" calcext:value-type="string">
            <text:p>ماضي جار مجرور صفة</text:p>
          </table:table-cell>
          <table:table-cell/>
          <table:table-cell table:formula="of:=LEN(TRIM([.A236]))-LEN(SUBSTITUTE([.A236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نظرت في كتابٍ مفيدٍ.</text:p>
          </table:table-cell>
          <table:table-cell office:value-type="string" calcext:value-type="string">
            <text:p>فعل حرف اسم اسم</text:p>
          </table:table-cell>
          <table:table-cell office:value-type="string" calcext:value-type="string">
            <text:p>فعل جار مجرور صفة</text:p>
          </table:table-cell>
          <table:table-cell office:value-type="string" calcext:value-type="string">
            <text:p>ماضي جار مجرور صفة</text:p>
          </table:table-cell>
          <table:table-cell/>
          <table:table-cell table:formula="of:=LEN(TRIM([.A237]))-LEN(SUBSTITUTE([.A237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نظفْ أسنانك بعد الأكل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مفعول زمان مضاف</text:p>
          </table:table-cell>
          <table:table-cell office:value-type="string" calcext:value-type="string">
            <text:p>أمر مفعول زمان مضاف</text:p>
          </table:table-cell>
          <table:table-cell/>
          <table:table-cell table:formula="of:=LEN(TRIM([.A238]))-LEN(SUBSTITUTE([.A238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نظفْ ثِيابكَ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أمر مفعول</text:p>
          </table:table-cell>
          <table:table-cell/>
          <table:table-cell table:formula="of:=LEN(TRIM([.A239]))-LEN(SUBSTITUTE([.A239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نَلعَبُ بالْكُرَةِ.</text:p>
          </table:table-cell>
          <table:table-cell office:value-type="string" calcext:value-type="string">
            <text:p>فعل حرف+اسم</text:p>
          </table:table-cell>
          <table:table-cell office:value-type="string" calcext:value-type="string">
            <text:p>فعل جار+مجرور</text:p>
          </table:table-cell>
          <table:table-cell office:value-type="string" calcext:value-type="string">
            <text:p>مضارع+مرفوع جار+مجرور</text:p>
          </table:table-cell>
          <table:table-cell/>
          <table:table-cell table:formula="of:=LEN(TRIM([.A240]))-LEN(SUBSTITUTE([.A240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نَمْشي في الحُقُول.</text:p>
          </table:table-cell>
          <table:table-cell office:value-type="string" calcext:value-type="string">
            <text:p>فعل حرف اسم</text:p>
          </table:table-cell>
          <table:table-cell office:value-type="string" calcext:value-type="string">
            <text:p>فعل جار مجرور</text:p>
          </table:table-cell>
          <table:table-cell office:value-type="string" calcext:value-type="string">
            <text:p>مضارع+مرفوع جار مجرور</text:p>
          </table:table-cell>
          <table:table-cell/>
          <table:table-cell table:formula="of:=LEN(TRIM([.A241]))-LEN(SUBSTITUTE([.A241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هبَّت رياحٌ شديدة اقتلعت الأشجار. </text:p>
          </table:table-cell>
          <table:table-cell table:style-name="ce3" office:value-type="string" calcext:value-type="string">
            <text:p>فعل اسم اسم فعل اسم</text:p>
          </table:table-cell>
          <table:table-cell office:value-type="string" calcext:value-type="string">
            <text:p>فعل فاعل صفة فعل مفعول</text:p>
          </table:table-cell>
          <table:table-cell office:value-type="string" calcext:value-type="string">
            <text:p>ماضي فاعل صفة ماضي مفعول</text:p>
          </table:table-cell>
          <table:table-cell/>
          <table:table-cell table:formula="of:=LEN(TRIM([.A242]))-LEN(SUBSTITUTE([.A242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هذا كتابٌ مفيدٌ.</text:p>
          </table:table-cell>
          <table:table-cell office:value-type="string" calcext:value-type="string">
            <text:p>اسم اسم اسم</text:p>
          </table:table-cell>
          <table:table-cell table:number-columns-repeated="2" office:value-type="string" calcext:value-type="string">
            <text:p>مبتدأ خبر صفة</text:p>
          </table:table-cell>
          <table:table-cell/>
          <table:table-cell table:formula="of:=LEN(TRIM([.A243]))-LEN(SUBSTITUTE([.A243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هذا ميدانٌ فسيحٌ.</text:p>
          </table:table-cell>
          <table:table-cell office:value-type="string" calcext:value-type="string">
            <text:p>اسم اسم اسم</text:p>
          </table:table-cell>
          <table:table-cell table:number-columns-repeated="2" office:value-type="string" calcext:value-type="string">
            <text:p>مبتدأ خبر صفة</text:p>
          </table:table-cell>
          <table:table-cell/>
          <table:table-cell table:formula="of:=LEN(TRIM([.A244]))-LEN(SUBSTITUTE([.A244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هذبْنَ أولادكن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أمر مفعول</text:p>
          </table:table-cell>
          <table:table-cell/>
          <table:table-cell table:formula="of:=LEN(TRIM([.A245]))-LEN(SUBSTITUTE([.A245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هَزَزتُ الشجرةَ كي يسقطَ ثَمَرُها.</text:p>
          </table:table-cell>
          <table:table-cell office:value-type="string" calcext:value-type="string">
            <text:p>فعل اسم حرف فعل اسم</text:p>
          </table:table-cell>
          <table:table-cell office:value-type="string" calcext:value-type="string">
            <text:p>فعل مفعول ناصب فعل مفعول</text:p>
          </table:table-cell>
          <table:table-cell office:value-type="string" calcext:value-type="string">
            <text:p>ماضي مفعول ناصب مضارع+منصوب مفعول</text:p>
          </table:table-cell>
          <table:table-cell/>
          <table:table-cell table:formula="of:=LEN(TRIM([.A246]))-LEN(SUBSTITUTE([.A246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وَقفَ الرَّجل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247]))-LEN(SUBSTITUTE([.A247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يأتي السمك من البحرِ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48]))-LEN(SUBSTITUTE([.A248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يبيعُ التَّاجِرُ الْبنَّ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ضارع+مرفوع فاعل مفعول</text:p>
          </table:table-cell>
          <table:table-cell/>
          <table:table-cell table:formula="of:=LEN(TRIM([.A249]))-LEN(SUBSTITUTE([.A249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يَتَسَلَّقُ الْغِلْمَانُ الْجَبَل. 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ضارع+مرفوع فاعل مفعول</text:p>
          </table:table-cell>
          <table:table-cell/>
          <table:table-cell table:formula="of:=LEN(TRIM([.A250]))-LEN(SUBSTITUTE([.A250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يتقاتل الجنود بالسيوفِ.</text:p>
          </table:table-cell>
          <table:table-cell office:value-type="string" calcext:value-type="string">
            <text:p>فعل اسم حرف+اسم</text:p>
          </table:table-cell>
          <table:table-cell office:value-type="string" calcext:value-type="string">
            <text:p>فعل فاعل جار+مجرور</text:p>
          </table:table-cell>
          <table:table-cell office:value-type="string" calcext:value-type="string">
            <text:p>مضارع+مرفوع فاعل جار+مجرور</text:p>
          </table:table-cell>
          <table:table-cell/>
          <table:table-cell table:formula="of:=LEN(TRIM([.A251]))-LEN(SUBSTITUTE([.A251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يَثِق الناس بالتاجر الأمين </text:p>
          </table:table-cell>
          <table:table-cell table:style-name="ce3" office:value-type="string" calcext:value-type="string">
            <text:p>فعل اسم حرف+اسم اسم</text:p>
          </table:table-cell>
          <table:table-cell office:value-type="string" calcext:value-type="string">
            <text:p>فعل فاعل جار+مجرور صفة</text:p>
          </table:table-cell>
          <table:table-cell office:value-type="string" calcext:value-type="string">
            <text:p>مضارع+مرفوع فاعل جار+مجرور صفة</text:p>
          </table:table-cell>
          <table:table-cell/>
          <table:table-cell table:formula="of:=LEN(TRIM([.A252]))-LEN(SUBSTITUTE([.A252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يُثْمِرُ البستان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ضارع+مرفوع فاعل</text:p>
          </table:table-cell>
          <table:table-cell/>
          <table:table-cell table:formula="of:=LEN(TRIM([.A253]))-LEN(SUBSTITUTE([.A253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يَجْني الفلاحُ القطنَ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ضارع+مرفوع فاعل مفعول</text:p>
          </table:table-cell>
          <table:table-cell/>
          <table:table-cell table:formula="of:=LEN(TRIM([.A254]))-LEN(SUBSTITUTE([.A254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يُحِبُّ الْوَلدُ الْبُرْتُقالَ. 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ضارع+مرفوع فاعل مفعول</text:p>
          </table:table-cell>
          <table:table-cell/>
          <table:table-cell table:formula="of:=LEN(TRIM([.A255]))-LEN(SUBSTITUTE([.A255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يحترق الحطب. 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ضارع+مرفوع فاعل</text:p>
          </table:table-cell>
          <table:table-cell/>
          <table:table-cell table:formula="of:=LEN(TRIM([.A256]))-LEN(SUBSTITUTE([.A256];&quot; &quot;;&quot;&quot;))+1" office:value-type="float" office:value="2" calcext:value-type="float">
            <text:p>2</text:p>
          </table:table-cell>
        </table:table-row>
        <table:table-row table:style-name="ro10">
          <table:table-cell table:style-name="ce1" office:value-type="string" calcext:value-type="string">
            <text:p>يحصد الفلاح القمح. 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ضارع+مرفوع فاعل مفعول</text:p>
          </table:table-cell>
          <table:table-cell/>
          <table:table-cell table:formula="of:=LEN(TRIM([.A257]))-LEN(SUBSTITUTE([.A257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يَحْضُرُ محمدٌ معَ أَخيهِ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58]))-LEN(SUBSTITUTE([.A258];&quot; &quot;;&quot;&quot;))+1" office:value-type="float" office:value="4" calcext:value-type="float">
            <text:p>4</text:p>
          </table:table-cell>
        </table:table-row>
        <table:table-row table:style-name="ro10">
          <table:table-cell table:style-name="ce1" office:value-type="string" calcext:value-type="string">
            <text:p>يداعب إسماعيل القط. 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ضارع+مرفوع فاعل مفعول</text:p>
          </table:table-cell>
          <table:table-cell/>
          <table:table-cell table:formula="of:=LEN(TRIM([.A259]))-LEN(SUBSTITUTE([.A259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يَدْخُلُ الهواءُ في الحجرة. 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60]))-LEN(SUBSTITUTE([.A260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يذهب الخوف عن الطفلِ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61]))-LEN(SUBSTITUTE([.A261];&quot; &quot;;&quot;&quot;))+1" office:value-type="float" office:value="4" calcext:value-type="float">
            <text:p>4</text:p>
          </table:table-cell>
        </table:table-row>
        <table:table-row table:style-name="ro10">
          <table:table-cell table:style-name="ce1" office:value-type="string" calcext:value-type="string">
            <text:p>يَذْهَبُ العُمَّالُ إلى المصْنَع. 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62]))-LEN(SUBSTITUTE([.A262];&quot; &quot;;&quot;&quot;))+1" office:value-type="float" office:value="4" calcext:value-type="float">
            <text:p>4</text:p>
          </table:table-cell>
        </table:table-row>
        <table:table-row table:style-name="ro10">
          <table:table-cell table:style-name="ce1" office:value-type="string" calcext:value-type="string">
            <text:p>يزْرَعُ الْفلاحُ الْقَصَبَ. 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ضارع+مرفوع فاعل مفعول</text:p>
          </table:table-cell>
          <table:table-cell/>
          <table:table-cell table:formula="of:=LEN(TRIM([.A263]))-LEN(SUBSTITUTE([.A263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يَسْبَحُ الأَوْلادُ في البحر. 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64]))-LEN(SUBSTITUTE([.A264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يَسْتفِيدُ الإِنْسَان من قراءة الكتب</text:p>
          </table:table-cell>
          <table:table-cell office:value-type="string" calcext:value-type="string">
            <text:p>فعل اسم حرف اسم اسم</text:p>
          </table:table-cell>
          <table:table-cell office:value-type="string" calcext:value-type="string">
            <text:p>فعل فاعل جار مجرور مضاف</text:p>
          </table:table-cell>
          <table:table-cell office:value-type="string" calcext:value-type="string">
            <text:p>مضارع+مرفوع فاعل جار مجرور مضاف</text:p>
          </table:table-cell>
          <table:table-cell/>
          <table:table-cell table:formula="of:=LEN(TRIM([.A265]))-LEN(SUBSTITUTE([.A265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يستمع النصيحة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مضارع+مرفوع مفعول</text:p>
          </table:table-cell>
          <table:table-cell/>
          <table:table-cell table:formula="of:=LEN(TRIM([.A266]))-LEN(SUBSTITUTE([.A266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يُسَرُّ الآباء بالأبناء الناجحين. </text:p>
          </table:table-cell>
          <table:table-cell table:style-name="ce3" office:value-type="string" calcext:value-type="string">
            <text:p>فعل اسم حرف+اسم اسم</text:p>
          </table:table-cell>
          <table:table-cell office:value-type="string" calcext:value-type="string">
            <text:p>فعل فاعل جار+مجرور صفة</text:p>
          </table:table-cell>
          <table:table-cell office:value-type="string" calcext:value-type="string">
            <text:p>مضارع+مرفوع فاعل جار+مجرور صفة</text:p>
          </table:table-cell>
          <table:table-cell/>
          <table:table-cell table:formula="of:=LEN(TRIM([.A267]))-LEN(SUBSTITUTE([.A267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يسرني أن تزورَنا.</text:p>
          </table:table-cell>
          <table:table-cell office:value-type="string" calcext:value-type="string">
            <text:p>فعل حرف فعل</text:p>
          </table:table-cell>
          <table:table-cell office:value-type="string" calcext:value-type="string">
            <text:p>فعل ناصب فعل</text:p>
          </table:table-cell>
          <table:table-cell office:value-type="string" calcext:value-type="string">
            <text:p>مضارع+مرفوع ناصب مضارع+منصوب</text:p>
          </table:table-cell>
          <table:table-cell/>
          <table:table-cell table:formula="of:=LEN(TRIM([.A268]))-LEN(SUBSTITUTE([.A268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يسطع النور في الحجرة. 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69]))-LEN(SUBSTITUTE([.A269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يسقط الثمر على الأرضِ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70]))-LEN(SUBSTITUTE([.A270];&quot; &quot;;&quot;&quot;))+1" office:value-type="float" office:value="4" calcext:value-type="float">
            <text:p>4</text:p>
          </table:table-cell>
        </table:table-row>
        <table:table-row table:style-name="ro10">
          <table:table-cell table:style-name="ce1" office:value-type="string" calcext:value-type="string">
            <text:p>يسِيرُ السَّحابُ. 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ضارع+مرفوع فاعل</text:p>
          </table:table-cell>
          <table:table-cell/>
          <table:table-cell table:formula="of:=LEN(TRIM([.A271]))-LEN(SUBSTITUTE([.A271];&quot; &quot;;&quot;&quot;))+1" office:value-type="float" office:value="2" calcext:value-type="float">
            <text:p>2</text:p>
          </table:table-cell>
        </table:table-row>
        <table:table-row table:style-name="ro10">
          <table:table-cell table:style-name="ce1" office:value-type="string" calcext:value-type="string">
            <text:p>يَشْتَدُّ الْبَرْدُ فَوْقَ الجبالِ. 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مكان مضاف</text:p>
          </table:table-cell>
          <table:table-cell office:value-type="string" calcext:value-type="string">
            <text:p>مضارع+مرفوع فاعل مكان مضاف</text:p>
          </table:table-cell>
          <table:table-cell/>
          <table:table-cell table:formula="of:=LEN(TRIM([.A272]))-LEN(SUBSTITUTE([.A272];&quot; &quot;;&quot;&quot;))+1" office:value-type="float" office:value="4" calcext:value-type="float">
            <text:p>4</text:p>
          </table:table-cell>
        </table:table-row>
        <table:table-row table:style-name="ro10">
          <table:table-cell table:style-name="ce1" office:value-type="string" calcext:value-type="string">
            <text:p>يَشْترِي التاجرُ الْقُطنَ. 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ضارع+مرفوع فاعل مفعول</text:p>
          </table:table-cell>
          <table:table-cell/>
          <table:table-cell table:formula="of:=LEN(TRIM([.A273]))-LEN(SUBSTITUTE([.A273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يشتغلُ الإنسانُ بالنهار وينامُ باليل.</text:p>
          </table:table-cell>
          <table:table-cell office:value-type="string" calcext:value-type="string">
            <text:p>فعل اسم حرف+اسم حرف+فعل حرف+اسم</text:p>
          </table:table-cell>
          <table:table-cell office:value-type="string" calcext:value-type="string">
            <text:p>فعل فاعل جار+مجرور عطف+فعل جار+مجرور</text:p>
          </table:table-cell>
          <table:table-cell office:value-type="string" calcext:value-type="string">
            <text:p>مضارع+مرفوع فاعل جار+مجرور عطف+مضارع+مرفوع جار+مجرور</text:p>
          </table:table-cell>
          <table:table-cell/>
          <table:table-cell table:formula="of:=LEN(TRIM([.A274]))-LEN(SUBSTITUTE([.A274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يَشُدُّ الأَطفالُ الحبلَ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ضارع+مرفوع فاعل مفعول</text:p>
          </table:table-cell>
          <table:table-cell/>
          <table:table-cell table:formula="of:=LEN(TRIM([.A275]))-LEN(SUBSTITUTE([.A275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يشعل المصابيح. 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مضارع+مرفوع مفعول</text:p>
          </table:table-cell>
          <table:table-cell/>
          <table:table-cell table:formula="of:=LEN(TRIM([.A276]))-LEN(SUBSTITUTE([.A276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يطبخ الطَعام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مضارع+مرفوع مفعول</text:p>
          </table:table-cell>
          <table:table-cell/>
          <table:table-cell table:formula="of:=LEN(TRIM([.A277]))-LEN(SUBSTITUTE([.A277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يطفو الخشب على الماءِ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78]))-LEN(SUBSTITUTE([.A278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يُعلّم الأطفال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مضارع+مرفوع مفعول</text:p>
          </table:table-cell>
          <table:table-cell/>
          <table:table-cell table:formula="of:=LEN(TRIM([.A279]))-LEN(SUBSTITUTE([.A279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يَعُودُ الغائِب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ضارع+مرفوع فاعل</text:p>
          </table:table-cell>
          <table:table-cell/>
          <table:table-cell table:formula="of:=LEN(TRIM([.A280]))-LEN(SUBSTITUTE([.A280];&quot; &quot;;&quot;&quot;))+1" office:value-type="float" office:value="2" calcext:value-type="float">
            <text:p>2</text:p>
          </table:table-cell>
        </table:table-row>
        <table:table-row table:style-name="ro10">
          <table:table-cell table:style-name="ce1" office:value-type="string" calcext:value-type="string">
            <text:p>يعيش السمك في الماء. 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81]))-LEN(SUBSTITUTE([.A281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يُغَرِّدُ الْعُصْفُور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ضارع+مرفوع فاعل</text:p>
          </table:table-cell>
          <table:table-cell/>
          <table:table-cell table:formula="of:=LEN(TRIM([.A282]))-LEN(SUBSTITUTE([.A282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يَغْسِلُ الولدُ يَدَيْهِ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ضارع+مرفوع فاعل مفعول</text:p>
          </table:table-cell>
          <table:table-cell/>
          <table:table-cell table:formula="of:=LEN(TRIM([.A283]))-LEN(SUBSTITUTE([.A283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يُغلِق الأبواب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مضارع+مرفوع مفعول</text:p>
          </table:table-cell>
          <table:table-cell/>
          <table:table-cell table:formula="of:=LEN(TRIM([.A284]))-LEN(SUBSTITUTE([.A284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يفتح الشبابيك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مضارع+مرفوع مفعول</text:p>
          </table:table-cell>
          <table:table-cell/>
          <table:table-cell table:formula="of:=LEN(TRIM([.A285]))-LEN(SUBSTITUTE([.A285];&quot; &quot;;&quot;&quot;))+1" office:value-type="float" office:value="2" calcext:value-type="float">
            <text:p>2</text:p>
          </table:table-cell>
        </table:table-row>
        <table:table-row table:style-name="ro10">
          <table:table-cell table:style-name="ce1" office:value-type="string" calcext:value-type="string">
            <text:p>يَفْتَحُ محمدٌ الْبابَ. 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ضارع+مرفوع فاعل مفعول</text:p>
          </table:table-cell>
          <table:table-cell/>
          <table:table-cell table:formula="of:=LEN(TRIM([.A286]))-LEN(SUBSTITUTE([.A286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يَفرش البسط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مضارع+مرفوع مفعول</text:p>
          </table:table-cell>
          <table:table-cell/>
          <table:table-cell table:formula="of:=LEN(TRIM([.A287]))-LEN(SUBSTITUTE([.A287];&quot; &quot;;&quot;&quot;))+1" office:value-type="float" office:value="2" calcext:value-type="float">
            <text:p>2</text:p>
          </table:table-cell>
        </table:table-row>
        <table:table-row table:style-name="ro10">
          <table:table-cell table:style-name="ce1" office:value-type="string" calcext:value-type="string">
            <text:p>يَقْرأُ سَعيدٌ الكتَابَ. 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ضارع+مرفوع فاعل مفعول</text:p>
          </table:table-cell>
          <table:table-cell/>
          <table:table-cell table:formula="of:=LEN(TRIM([.A288]))-LEN(SUBSTITUTE([.A288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يَقْطَعُ النجَّارُ الخَشَبَ بالْمِنشَار.</text:p>
          </table:table-cell>
          <table:table-cell office:value-type="string" calcext:value-type="string">
            <text:p>فعل اسم اسم حرف+اسم</text:p>
          </table:table-cell>
          <table:table-cell office:value-type="string" calcext:value-type="string">
            <text:p>فعل فاعل مفعول جار+مجرور</text:p>
          </table:table-cell>
          <table:table-cell office:value-type="string" calcext:value-type="string">
            <text:p>مضارع+مرفوع فاعل مفعول جار+مجرور</text:p>
          </table:table-cell>
          <table:table-cell/>
          <table:table-cell table:formula="of:=LEN(TRIM([.A289]))-LEN(SUBSTITUTE([.A289];&quot; &quot;;&quot;&quot;))+1" office:value-type="float" office:value="4" calcext:value-type="float">
            <text:p>4</text:p>
          </table:table-cell>
        </table:table-row>
        <table:table-row table:style-name="ro10">
          <table:table-cell table:style-name="ce1" office:value-type="string" calcext:value-type="string">
            <text:p>يقطِفُ علِيٌّ الأَزهارَ. 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ضارع+مرفوع فاعل مفعول</text:p>
          </table:table-cell>
          <table:table-cell/>
          <table:table-cell table:formula="of:=LEN(TRIM([.A290]))-LEN(SUBSTITUTE([.A290];&quot; &quot;;&quot;&quot;))+1" office:value-type="float" office:value="3" calcext:value-type="float">
            <text:p>3</text:p>
          </table:table-cell>
        </table:table-row>
        <table:table-row table:style-name="ro12">
          <table:table-cell table:style-name="ce1" office:value-type="string" calcext:value-type="string">
            <text:p>يكثر النخيل في مصر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91]))-LEN(SUBSTITUTE([.A291];&quot; &quot;;&quot;&quot;))+1" office:value-type="float" office:value="4" calcext:value-type="float">
            <text:p>4</text:p>
          </table:table-cell>
        </table:table-row>
        <table:table-row table:style-name="ro10">
          <table:table-cell table:style-name="ce1" office:value-type="string" calcext:value-type="string">
            <text:p>يَلْعبُ الْغِلْمانُ بالكُرةِ. </text:p>
          </table:table-cell>
          <table:table-cell office:value-type="string" calcext:value-type="string">
            <text:p>فعل اسم حرف+اسم</text:p>
          </table:table-cell>
          <table:table-cell office:value-type="string" calcext:value-type="string">
            <text:p>فعل فاعل جار+مجرور</text:p>
          </table:table-cell>
          <table:table-cell office:value-type="string" calcext:value-type="string">
            <text:p>مضارع+مرفوع فاعل جار+مجرور</text:p>
          </table:table-cell>
          <table:table-cell/>
          <table:table-cell table:formula="of:=LEN(TRIM([.A292]))-LEN(SUBSTITUTE([.A292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ينبح الكلب في البستانِ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93]))-LEN(SUBSTITUTE([.A293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يَنْبَحُ الْكلب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ضارع+مرفوع فاعل</text:p>
          </table:table-cell>
          <table:table-cell/>
          <table:table-cell table:formula="of:=LEN(TRIM([.A294]))-LEN(SUBSTITUTE([.A294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يَنْتَبهُ الحَارس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ضارع+مرفوع فاعل</text:p>
          </table:table-cell>
          <table:table-cell/>
          <table:table-cell table:formula="of:=LEN(TRIM([.A295]))-LEN(SUBSTITUTE([.A295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ينزل الجندي عن الحصانِ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96]))-LEN(SUBSTITUTE([.A296];&quot; &quot;;&quot;&quot;))+1" office:value-type="float" office:value="4" calcext:value-type="float">
            <text:p>4</text:p>
          </table:table-cell>
        </table:table-row>
        <table:table-row table:style-name="ro10">
          <table:table-cell table:style-name="ce1" office:value-type="string" calcext:value-type="string">
            <text:p>ينزل المطر من السماء. 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97]))-LEN(SUBSTITUTE([.A297];&quot; &quot;;&quot;&quot;))+1" office:value-type="float" office:value="4" calcext:value-type="float">
            <text:p>4</text:p>
          </table:table-cell>
        </table:table-row>
        <table:table-row table:style-name="ro10">
          <table:table-cell table:style-name="ce1" office:value-type="string" calcext:value-type="string">
            <text:p>يَنقطِعُ المطرُ. 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ضارع+مرفوع فاعل</text:p>
          </table:table-cell>
          <table:table-cell/>
          <table:table-cell table:formula="of:=LEN(TRIM([.A298]))-LEN(SUBSTITUTE([.A298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يَوَدُّ عَلِيٌّ أَن يَلْعَبَ بالكرةِ.</text:p>
          </table:table-cell>
          <table:table-cell office:value-type="string" calcext:value-type="string">
            <text:p>فعل اسم حرف فعل حرف+اسم</text:p>
          </table:table-cell>
          <table:table-cell office:value-type="string" calcext:value-type="string">
            <text:p>فعل فاعل ناصب فعل جار+مجرور</text:p>
          </table:table-cell>
          <table:table-cell office:value-type="string" calcext:value-type="string">
            <text:p>مضارع+مرفوع فاعل ناصب مضارع+منصوب جار+مجرور</text:p>
          </table:table-cell>
          <table:table-cell/>
          <table:table-cell table:formula="of:=LEN(TRIM([.A299]))-LEN(SUBSTITUTE([.A299];&quot; &quot;;&quot;&quot;))+1" office:value-type="float" office:value="5" calcext:value-type="float">
            <text:p>5</text:p>
          </table:table-cell>
        </table:table-row>
        <table:table-row table:style-name="ro13" table:number-rows-repeated="28">
          <table:table-cell table:style-name="Default"/>
          <table:table-cell table:number-columns-repeated="5"/>
        </table:table-row>
        <table:table-row table:style-name="ro12" table:number-rows-repeated="1048245">
          <table:table-cell table:number-columns-repeated="6"/>
        </table:table-row>
        <table:table-row table:style-name="ro13" table:number-rows-repeated="3">
          <table:table-cell table:number-columns-repeated="6"/>
        </table:table-row>
        <table:table-row table:style-name="ro13">
          <table:table-cell table:number-columns-repeated="6"/>
        </table:table-row>
      </table:table>
      <table:table table:name="غير مناسبة حاليا" table:style-name="ta1">
        <table:table-column table:style-name="co8" table:default-cell-style-name="ce3"/>
        <table:table-column table:style-name="co7" table:number-columns-repeated="5" table:default-cell-style-name="Default"/>
        <table:table-row table:style-name="ro3">
          <table:table-cell office:value-type="string" calcext:value-type="string">
            <text:p>أُسافرُ وَحْدي.</text:p>
          </table:table-cell>
          <table:table-cell office:value-type="string" calcext:value-type="string">
            <text:p>فعل اسم</text:p>
          </table:table-cell>
          <table:table-cell table:number-columns-repeated="3"/>
          <table:table-cell table:formula="of:=LEN(TRIM([.A1]))-LEN(SUBSTITUTE([.A1];&quot; &quot;;&quot;&quot;))+1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استيقظْنَ مبكرات.</text:p>
          </table:table-cell>
          <table:table-cell office:value-type="string" calcext:value-type="string">
            <text:p>فعل اسم</text:p>
          </table:table-cell>
          <table:table-cell table:number-columns-repeated="3"/>
          <table:table-cell table:formula="of:=LEN(TRIM([.A2]))-LEN(SUBSTITUTE([.A2];&quot; &quot;;&quot;&quot;))+1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نمْ مُبَكراً.</text:p>
          </table:table-cell>
          <table:table-cell office:value-type="string" calcext:value-type="string">
            <text:p>فعل اسم</text:p>
          </table:table-cell>
          <table:table-cell table:number-columns-repeated="3"/>
          <table:table-cell table:formula="of:=LEN(TRIM([.A3]))-LEN(SUBSTITUTE([.A3];&quot; &quot;;&quot;&quot;))+1" office:value-type="float" office:value="2" calcext:value-type="float">
            <text:p>2</text:p>
          </table:table-cell>
        </table:table-row>
        <table:table-row table:style-name="ro12">
          <table:table-cell table:style-name="ce4" office:value-type="string" calcext:value-type="string">
            <text:p>هل تحب السفر؟ </text:p>
          </table:table-cell>
          <table:table-cell office:value-type="string" calcext:value-type="string">
            <text:p>حرف فعل اسم</text:p>
          </table:table-cell>
          <table:table-cell table:number-columns-repeated="3"/>
          <table:table-cell table:formula="of:=LEN(TRIM([.A4]))-LEN(SUBSTITUTE([.A4];&quot; &quot;;&quot;&quot;))+1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يأْكلُ عَلِيٌّ كثيراً.</text:p>
          </table:table-cell>
          <table:table-cell office:value-type="string" calcext:value-type="string">
            <text:p>فعل اسم اسم</text:p>
          </table:table-cell>
          <table:table-cell table:number-columns-repeated="3"/>
          <table:table-cell table:formula="of:=LEN(TRIM([.A5]))-LEN(SUBSTITUTE([.A5];&quot; &quot;;&quot;&quot;))+1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لا تشْرَبْ وأَنت تَعِبٌ.</text:p>
          </table:table-cell>
          <table:table-cell office:value-type="string" calcext:value-type="string">
            <text:p>حرف فعل حرف اسم</text:p>
          </table:table-cell>
          <table:table-cell table:number-columns-repeated="3"/>
          <table:table-cell table:formula="of:=LEN(TRIM([.A6]))-LEN(SUBSTITUTE([.A6];&quot; &quot;;&quot;&quot;))+1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ألقِِ الشبكة يا صياد.</text:p>
          </table:table-cell>
          <table:table-cell table:number-columns-repeated="4"/>
          <table:table-cell table:formula="of:=LEN(TRIM([.A7]))-LEN(SUBSTITUTE([.A7];&quot; &quot;;&quot;&quot;))+1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عليك أَنْ تَسْمَعَ النَّصِيحَة.</text:p>
          </table:table-cell>
          <table:table-cell table:number-columns-repeated="4"/>
          <table:table-cell table:formula="of:=LEN(TRIM([.A8]))-LEN(SUBSTITUTE([.A8];&quot; &quot;;&quot;&quot;))+1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لا تأكل وأنت شبعان.</text:p>
          </table:table-cell>
          <table:table-cell table:number-columns-repeated="4"/>
          <table:table-cell table:formula="of:=LEN(TRIM([.A9]))-LEN(SUBSTITUTE([.A9];&quot; &quot;;&quot;&quot;))+1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مَشَيْتُ كثيراً وَلَمْ أَتْعَب.</text:p>
          </table:table-cell>
          <table:table-cell office:value-type="string" calcext:value-type="string">
            <text:p>فعل اسم حرف فعل</text:p>
          </table:table-cell>
          <table:table-cell table:number-columns-repeated="3"/>
          <table:table-cell table:formula="of:=LEN(TRIM([.A10]))-LEN(SUBSTITUTE([.A10];&quot; &quot;;&quot;&quot;))+1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كن مؤَدباً كي تكونَ مَحْبوباً.</text:p>
          </table:table-cell>
          <table:table-cell office:value-type="string" calcext:value-type="string">
            <text:p>فعل اسم حرف فعل اسم</text:p>
          </table:table-cell>
          <table:table-cell table:number-columns-repeated="3"/>
          <table:table-cell table:formula="of:=LEN(TRIM([.A11]))-LEN(SUBSTITUTE([.A11];&quot; &quot;;&quot;&quot;))+1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ما انتهى الشتاء إلى الآن.</text:p>
          </table:table-cell>
          <table:table-cell office:value-type="string" calcext:value-type="string">
            <text:p>حرف فعل اسم حرف اسم</text:p>
          </table:table-cell>
          <table:table-cell table:number-columns-repeated="3"/>
          <table:table-cell table:formula="of:=LEN(TRIM([.A12]))-LEN(SUBSTITUTE([.A12];&quot; &quot;;&quot;&quot;))+1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ما سافر أخي إلى الآن.</text:p>
          </table:table-cell>
          <table:table-cell office:value-type="string" calcext:value-type="string">
            <text:p>حرف فعل اسم حرف اسم</text:p>
          </table:table-cell>
          <table:table-cell table:number-columns-repeated="3"/>
          <table:table-cell table:formula="of:=LEN(TRIM([.A13]))-LEN(SUBSTITUTE([.A13];&quot; &quot;;&quot;&quot;))+1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نم مُبكراً و استيقظ مبكراً.</text:p>
          </table:table-cell>
          <table:table-cell office:value-type="string" calcext:value-type="string">
            <text:p>فعل اسم حرف فعل اسم</text:p>
          </table:table-cell>
          <table:table-cell table:number-columns-repeated="3"/>
          <table:table-cell table:formula="of:=LEN(TRIM([.A14]))-LEN(SUBSTITUTE([.A14];&quot; &quot;;&quot;&quot;))+1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تَبيَّنَ لي أَنَّ هذا التاجرَ كذُوبٌ.</text:p>
          </table:table-cell>
          <table:table-cell office:value-type="string" calcext:value-type="string">
            <text:p>فعل حرف حرف اسم اسم اسم</text:p>
          </table:table-cell>
          <table:table-cell table:number-columns-repeated="3"/>
          <table:table-cell table:formula="of:=LEN(TRIM([.A15]))-LEN(SUBSTITUTE([.A15];&quot; &quot;;&quot;&quot;))+1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لا ينَام هذا الطفل إِلا قليلاً.</text:p>
          </table:table-cell>
          <table:table-cell office:value-type="string" calcext:value-type="string">
            <text:p>حرف فعل اسم اسم حرف اسم</text:p>
          </table:table-cell>
          <table:table-cell table:number-columns-repeated="3"/>
          <table:table-cell table:formula="of:=LEN(TRIM([.A16]))-LEN(SUBSTITUTE([.A16];&quot; &quot;;&quot;&quot;))+1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لا يَدَّخِرُ هذَا الرجلُ من مالِهِ شيئاً.</text:p>
          </table:table-cell>
          <table:table-cell office:value-type="string" calcext:value-type="string">
            <text:p>حرف فعل اسم اسم حرف اسم اسم</text:p>
          </table:table-cell>
          <table:table-cell table:number-columns-repeated="3"/>
          <table:table-cell table:formula="of:=LEN(TRIM([.A17]))-LEN(SUBSTITUTE([.A17];&quot; &quot;;&quot;&quot;))+1" office:value-type="float" office:value="7" calcext:value-type="float">
            <text:p>7</text:p>
          </table:table-cell>
        </table:table-row>
        <table:table-row table:style-name="ro14">
          <table:table-cell office:value-type="string" calcext:value-type="string">
            <text:p>يجِبُ عليكَ أَنْ تنظفَ أَسْنانك كلَّ يَوْمٍ.</text:p>
          </table:table-cell>
          <table:table-cell office:value-type="string" calcext:value-type="string">
            <text:p>فعل حرف حرف فعل اسم اسم اسم</text:p>
          </table:table-cell>
          <table:table-cell table:number-columns-repeated="3"/>
          <table:table-cell table:formula="of:=LEN(TRIM([.A18]))-LEN(SUBSTITUTE([.A18];&quot; &quot;;&quot;&quot;))+1" office:value-type="float" office:value="7" calcext:value-type="float">
            <text:p>7</text:p>
          </table:table-cell>
        </table:table-row>
        <table:table-row table:style-name="ro15">
          <table:table-cell office:value-type="string" calcext:value-type="string">
            <text:p>سَطَا الذِّئبُ على الْغَنَمِ فافترسَ واحدةً وفرَّ هارِباً.</text:p>
          </table:table-cell>
          <table:table-cell table:style-name="ce3" office:value-type="string" calcext:value-type="string">
            <text:p>فعل اسم حرف اسم فعل اسم فعل اسم</text:p>
          </table:table-cell>
          <table:table-cell table:number-columns-repeated="3"/>
          <table:table-cell table:formula="of:=LEN(TRIM([.A19]))-LEN(SUBSTITUTE([.A19];&quot; &quot;;&quot;&quot;))+1" office:value-type="float" office:value="8" calcext:value-type="float">
            <text:p>8</text:p>
          </table:table-cell>
        </table:table-row>
        <table:table-row table:style-name="ro16">
          <table:table-cell office:value-type="string" calcext:value-type="string">
            <text:p>لا يُجوزُ لِلإِنسانِ أَن يجلسَ في مَجْرَى الهواءِ.</text:p>
          </table:table-cell>
          <table:table-cell table:style-name="ce3" office:value-type="string" calcext:value-type="string">
            <text:p>حرف فعل حرف+اسم حرف فعل <text:s/>حرف اسم اسم</text:p>
          </table:table-cell>
          <table:table-cell table:number-columns-repeated="3"/>
          <table:table-cell table:formula="of:=LEN(TRIM([.A20]))-LEN(SUBSTITUTE([.A20];&quot; &quot;;&quot;&quot;))+1" office:value-type="float" office:value="8" calcext:value-type="float">
            <text:p>8</text:p>
          </table:table-cell>
        </table:table-row>
        <table:table-row table:style-name="ro17">
          <table:table-cell office:value-type="string" calcext:value-type="string">
            <text:p>هبَّتِ العواصفُ ليلاً؛ فأَطْفأَتِ المصابيحَ وَاقْتَلَعَت بعضَ الأَشجارِ.</text:p>
          </table:table-cell>
          <table:table-cell table:style-name="ce3"/>
          <table:table-cell table:number-columns-repeated="3"/>
          <table:table-cell table:formula="of:=LEN(TRIM([.A21]))-LEN(SUBSTITUTE([.A21];&quot; &quot;;&quot;&quot;))+1" office:value-type="float" office:value="8" calcext:value-type="float">
            <text:p>8</text:p>
          </table:table-cell>
        </table:table-row>
        <table:table-row table:style-name="ro16">
          <table:table-cell office:value-type="string" calcext:value-type="string">
            <text:p>يَتْعَبُ الإِنسانُ في صِغَرِهِ كي يستريحَ في كبره.</text:p>
          </table:table-cell>
          <table:table-cell table:style-name="ce3" office:value-type="string" calcext:value-type="string">
            <text:p>فعل اسم حرف اسم حرف فعل حرف اسم مستقبل</text:p>
          </table:table-cell>
          <table:table-cell table:number-columns-repeated="3"/>
          <table:table-cell table:formula="of:=LEN(TRIM([.A22]))-LEN(SUBSTITUTE([.A22];&quot; &quot;;&quot;&quot;))+1" office:value-type="float" office:value="8" calcext:value-type="float">
            <text:p>8</text:p>
          </table:table-cell>
        </table:table-row>
        <table:table-row table:style-name="ro14">
          <table:table-cell office:value-type="string" calcext:value-type="string">
            <text:p>اُدخلْ البستانَ، ومتِّعْ نفسَكَ بِمنْظَرهِ، ولا تَعْبَثْ بأَزْهارِه وثِمارِهِ.</text:p>
          </table:table-cell>
          <table:table-cell table:style-name="ce3"/>
          <table:table-cell table:number-columns-repeated="3"/>
          <table:table-cell table:formula="of:=LEN(TRIM([.A23]))-LEN(SUBSTITUTE([.A23];&quot; &quot;;&quot;&quot;))+1" office:value-type="float" office:value="9" calcext:value-type="float">
            <text:p>9</text:p>
          </table:table-cell>
        </table:table-row>
        <table:table-row table:style-name="ro14">
          <table:table-cell office:value-type="string" calcext:value-type="string">
            <text:p>امْتَنَعَ المريضُ عن الأَكل، وأَصبَحَ لا يَقْوَى على المشي.</text:p>
          </table:table-cell>
          <table:table-cell table:style-name="ce3"/>
          <table:table-cell table:number-columns-repeated="3"/>
          <table:table-cell table:formula="of:=LEN(TRIM([.A24]))-LEN(SUBSTITUTE([.A24];&quot; &quot;;&quot;&quot;))+1" office:value-type="float" office:value="9" calcext:value-type="float">
            <text:p>9</text:p>
          </table:table-cell>
        </table:table-row>
        <table:table-row table:style-name="ro14">
          <table:table-cell office:value-type="string" calcext:value-type="string">
            <text:p>لا تُكْثِرْ مِن الكلام، ولا تَنْطِقْ بما لا تَعْلَم.</text:p>
          </table:table-cell>
          <table:table-cell table:style-name="ce3"/>
          <table:table-cell table:number-columns-repeated="3"/>
          <table:table-cell table:formula="of:=LEN(TRIM([.A25]))-LEN(SUBSTITUTE([.A25];&quot; &quot;;&quot;&quot;))+1" office:value-type="float" office:value="9" calcext:value-type="float">
            <text:p>9</text:p>
          </table:table-cell>
        </table:table-row>
        <table:table-row table:style-name="ro14">
          <table:table-cell office:value-type="string" calcext:value-type="string">
            <text:p>جَنَى الْفلاَّحُ قطْنَه، وباعَهُ، ثمَّ اشْتَرى ببعض ثمنِهِ ما يَحْتاجُ إليه.</text:p>
          </table:table-cell>
          <table:table-cell table:style-name="ce3"/>
          <table:table-cell table:number-columns-repeated="3"/>
          <table:table-cell table:formula="of:=LEN(TRIM([.A26]))-LEN(SUBSTITUTE([.A26];&quot; &quot;;&quot;&quot;))+1" office:value-type="float" office:value="11" calcext:value-type="float">
            <text:p>11</text:p>
          </table:table-cell>
        </table:table-row>
        <table:table-row table:style-name="ro15">
          <table:table-cell office:value-type="string" calcext:value-type="string">
            <text:p>اغسِلْ يَديكَ قبل الأكل وبعده؛ ونَظِّفْ أَسنانك، ولا تُدْخِل الطَّعامَ على الطعام.</text:p>
          </table:table-cell>
          <table:table-cell table:style-name="ce3"/>
          <table:table-cell table:number-columns-repeated="3"/>
          <table:table-cell table:formula="of:=LEN(TRIM([.A27]))-LEN(SUBSTITUTE([.A27];&quot; &quot;;&quot;&quot;))+1" office:value-type="float" office:value="12" calcext:value-type="float">
            <text:p>12</text:p>
          </table:table-cell>
        </table:table-row>
        <table:table-row table:style-name="ro17">
          <table:table-cell office:value-type="string" calcext:value-type="string">
            <text:p>نظرَ الطفلُ إِلى الطَّائر وهو يُحلِّقُ في السماءِ، فأَحَبَّ أَنْ يَطِيرَ مثلَه.</text:p>
          </table:table-cell>
          <table:table-cell table:style-name="ce3"/>
          <table:table-cell table:number-columns-repeated="3"/>
          <table:table-cell table:formula="of:=LEN(TRIM([.A28]))-LEN(SUBSTITUTE([.A28];&quot; &quot;;&quot;&quot;))+1"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إذن تقيمَ عندنا</text:p>
          </table:table-cell>
          <table:table-cell office:value-type="string" calcext:value-type="string">
            <text:p>حرف فعل <text:s/>حرف+اسم</text:p>
          </table:table-cell>
          <table:table-cell office:value-type="string" calcext:value-type="string">
            <text:p>ناصب فعل جار+ضمير</text:p>
          </table:table-cell>
          <table:table-cell office:value-type="string" calcext:value-type="string">
            <text:p>ناصب مضارع+منصوب جار+ضمير</text:p>
          </table:table-cell>
          <table:table-cell/>
          <table:table-cell table:formula="of:=LEN(TRIM([.A29]))-LEN(SUBSTITUTE([.A29];&quot; &quot;;&quot;&quot;))+1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سأُهدي إليك كتاباً.</text:p>
          </table:table-cell>
          <table:table-cell office:value-type="string" calcext:value-type="string">
            <text:p>فعل حرف+اسم اسم</text:p>
          </table:table-cell>
          <table:table-cell office:value-type="string" calcext:value-type="string">
            <text:p>فعل جار+ضمير مفعول</text:p>
          </table:table-cell>
          <table:table-cell office:value-type="string" calcext:value-type="string">
            <text:p>مضارع+مرفوع جار+مجرور مفعول</text:p>
          </table:table-cell>
          <table:table-cell/>
          <table:table-cell table:formula="of:=LEN(TRIM([.A30]))-LEN(SUBSTITUTE([.A30];&quot; &quot;;&quot;&quot;))+1" office:value-type="float" office:value="3" calcext:value-type="float">
            <text:p>3</text:p>
          </table:table-cell>
        </table:table-row>
        <table:table-row table:style-name="ro13" table:number-rows-repeated="8">
          <table:table-cell table:style-name="ce9"/>
          <table:table-cell table:number-columns-repeated="5"/>
        </table:table-row>
        <table:table-row table:style-name="ro13">
          <table:table-cell table:style-name="ce9"/>
          <table:table-cell table:number-columns-repeated="5"/>
        </table:table-row>
      </table:table>
      <table:table table:name="قيد المعالجة" table:style-name="ta1">
        <table:table-column table:style-name="co9" table:default-cell-style-name="ce9"/>
        <table:table-column table:style-name="co10" table:default-cell-style-name="ce3"/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row table:style-name="ro3">
          <table:table-cell table:style-name="ce3" office:value-type="string" calcext:value-type="string">
            <text:p>الجملة</text:p>
          </table:table-cell>
          <table:table-cell office:value-type="string" calcext:value-type="string">
            <text:p>أقسام الكلم</text:p>
          </table:table-cell>
          <table:table-cell office:value-type="string" calcext:value-type="string">
            <text:p>إعراب</text:p>
          </table:table-cell>
          <table:table-cell office:value-type="string" calcext:value-type="string">
            <text:p>نوع الفعل</text:p>
          </table:table-cell>
          <table:table-cell/>
          <table:table-cell office:value-type="string" calcext:value-type="string">
            <text:p>طول الجملة</text:p>
          </table:table-cell>
        </table:table-row>
        <table:table-row table:style-name="ro18">
          <table:table-cell office:value-type="string" calcext:value-type="string">
            <text:p>النمرُ شرسٌ.</text:p>
          </table:table-cell>
          <table:table-cell office:value-type="string" calcext:value-type="string">
            <text:p>اسم اسم</text:p>
          </table:table-cell>
          <table:table-cell table:number-columns-repeated="2" office:value-type="string" calcext:value-type="string">
            <text:p>مبتدأ خبر</text:p>
          </table:table-cell>
          <table:table-cell/>
          <table:table-cell table:formula="of:=LEN(TRIM([.A2]))-LEN(SUBSTITUTE([.A2];&quot; &quot;;&quot;&quot;))+1" office:value-type="float" office:value="2" calcext:value-type="float">
            <text:p>2</text:p>
          </table:table-cell>
        </table:table-row>
        <table:table-row table:style-name="ro18">
          <table:table-cell office:value-type="string" calcext:value-type="string">
            <text:p><text:s/>الكلبُ أليفٌ.</text:p>
          </table:table-cell>
          <table:table-cell office:value-type="string" calcext:value-type="string">
            <text:p>اسم اسم</text:p>
          </table:table-cell>
          <table:table-cell table:number-columns-repeated="2" office:value-type="string" calcext:value-type="string">
            <text:p>مبتدأ خبر</text:p>
          </table:table-cell>
          <table:table-cell/>
          <table:table-cell table:formula="of:=LEN(TRIM([.A3]))-LEN(SUBSTITUTE([.A3];&quot; &quot;;&quot;&quot;))+1" office:value-type="float" office:value="2" calcext:value-type="float">
            <text:p>2</text:p>
          </table:table-cell>
        </table:table-row>
        <table:table-row table:style-name="ro18">
          <table:table-cell office:value-type="string" calcext:value-type="string">
            <text:p>النجمُ لامعٌ. </text:p>
          </table:table-cell>
          <table:table-cell office:value-type="string" calcext:value-type="string">
            <text:p>اسم اسم</text:p>
          </table:table-cell>
          <table:table-cell table:number-columns-repeated="2" office:value-type="string" calcext:value-type="string">
            <text:p>مبتدأ خبر</text:p>
          </table:table-cell>
          <table:table-cell/>
          <table:table-cell table:formula="of:=LEN(TRIM([.A4]))-LEN(SUBSTITUTE([.A4];&quot; &quot;;&quot;&quot;))+1" office:value-type="float" office:value="2" calcext:value-type="float">
            <text:p>2</text:p>
          </table:table-cell>
        </table:table-row>
        <table:table-row table:style-name="ro18">
          <table:table-cell office:value-type="string" calcext:value-type="string">
            <text:p>البطةُ سابحةٌ.</text:p>
          </table:table-cell>
          <table:table-cell office:value-type="string" calcext:value-type="string">
            <text:p>اسم اسم</text:p>
          </table:table-cell>
          <table:table-cell table:number-columns-repeated="2" office:value-type="string" calcext:value-type="string">
            <text:p>مبتدأ خبر</text:p>
          </table:table-cell>
          <table:table-cell/>
          <table:table-cell table:formula="of:=LEN(TRIM([.A5]))-LEN(SUBSTITUTE([.A5];&quot; &quot;;&quot;&quot;))+1" office:value-type="float" office:value="2" calcext:value-type="float">
            <text:p>2</text:p>
          </table:table-cell>
        </table:table-row>
        <table:table-row table:style-name="ro18">
          <table:table-cell office:value-type="string" calcext:value-type="string">
            <text:p>زينبُ مطيعةٌ.</text:p>
          </table:table-cell>
          <table:table-cell office:value-type="string" calcext:value-type="string">
            <text:p>اسم اسم</text:p>
          </table:table-cell>
          <table:table-cell table:number-columns-repeated="2" office:value-type="string" calcext:value-type="string">
            <text:p>مبتدأ خبر</text:p>
          </table:table-cell>
          <table:table-cell/>
          <table:table-cell table:formula="of:=LEN(TRIM([.A6]))-LEN(SUBSTITUTE([.A6];&quot; &quot;;&quot;&quot;))+1" office:value-type="float" office:value="2" calcext:value-type="float">
            <text:p>2</text:p>
          </table:table-cell>
        </table:table-row>
        <table:table-row table:style-name="ro18">
          <table:table-cell office:value-type="string" calcext:value-type="string">
            <text:p><text:s/>المدينةُ عامرةٌ. </text:p>
          </table:table-cell>
          <table:table-cell office:value-type="string" calcext:value-type="string">
            <text:p>اسم اسم</text:p>
          </table:table-cell>
          <table:table-cell table:number-columns-repeated="2" office:value-type="string" calcext:value-type="string">
            <text:p>مبتدأ خبر</text:p>
          </table:table-cell>
          <table:table-cell/>
          <table:table-cell table:formula="of:=LEN(TRIM([.A7]))-LEN(SUBSTITUTE([.A7];&quot; &quot;;&quot;&quot;))+1" office:value-type="float" office:value="2" calcext:value-type="float">
            <text:p>2</text:p>
          </table:table-cell>
        </table:table-row>
        <table:table-row table:style-name="ro18">
          <table:table-cell office:value-type="string" calcext:value-type="string">
            <text:p>التلميذان حاضران.</text:p>
          </table:table-cell>
          <table:table-cell office:value-type="string" calcext:value-type="string">
            <text:p>اسم اسم</text:p>
          </table:table-cell>
          <table:table-cell table:number-columns-repeated="2" office:value-type="string" calcext:value-type="string">
            <text:p>مبتدأ خبر</text:p>
          </table:table-cell>
          <table:table-cell/>
          <table:table-cell table:formula="of:=LEN(TRIM([.A8]))-LEN(SUBSTITUTE([.A8];&quot; &quot;;&quot;&quot;))+1" office:value-type="float" office:value="2" calcext:value-type="float">
            <text:p>2</text:p>
          </table:table-cell>
        </table:table-row>
        <table:table-row table:style-name="ro18">
          <table:table-cell office:value-type="string" calcext:value-type="string">
            <text:p>الكتابان جديدان.</text:p>
          </table:table-cell>
          <table:table-cell office:value-type="string" calcext:value-type="string">
            <text:p>اسم اسم</text:p>
          </table:table-cell>
          <table:table-cell table:number-columns-repeated="2" office:value-type="string" calcext:value-type="string">
            <text:p>مبتدأ خبر</text:p>
          </table:table-cell>
          <table:table-cell/>
          <table:table-cell table:formula="of:=LEN(TRIM([.A9]))-LEN(SUBSTITUTE([.A9];&quot; &quot;;&quot;&quot;))+1" office:value-type="float" office:value="2" calcext:value-type="float">
            <text:p>2</text:p>
          </table:table-cell>
        </table:table-row>
        <table:table-row table:style-name="ro18">
          <table:table-cell office:value-type="string" calcext:value-type="string">
            <text:p><text:s/>الحارسان ساهران. </text:p>
          </table:table-cell>
          <table:table-cell office:value-type="string" calcext:value-type="string">
            <text:p>اسم اسم</text:p>
          </table:table-cell>
          <table:table-cell table:number-columns-repeated="2" office:value-type="string" calcext:value-type="string">
            <text:p>مبتدأ خبر</text:p>
          </table:table-cell>
          <table:table-cell/>
          <table:table-cell table:formula="of:=LEN(TRIM([.A10]))-LEN(SUBSTITUTE([.A10];&quot; &quot;;&quot;&quot;))+1" office:value-type="float" office:value="2" calcext:value-type="float">
            <text:p>2</text:p>
          </table:table-cell>
        </table:table-row>
        <table:table-row table:style-name="ro18">
          <table:table-cell office:value-type="string" calcext:value-type="string">
            <text:p>البنتان مجتهدتان.</text:p>
          </table:table-cell>
          <table:table-cell office:value-type="string" calcext:value-type="string">
            <text:p>اسم اسم</text:p>
          </table:table-cell>
          <table:table-cell table:number-columns-repeated="2" office:value-type="string" calcext:value-type="string">
            <text:p>مبتدأ خبر</text:p>
          </table:table-cell>
          <table:table-cell/>
          <table:table-cell table:formula="of:=LEN(TRIM([.A11]))-LEN(SUBSTITUTE([.A11];&quot; &quot;;&quot;&quot;))+1" office:value-type="float" office:value="2" calcext:value-type="float">
            <text:p>2</text:p>
          </table:table-cell>
        </table:table-row>
        <table:table-row table:style-name="ro18">
          <table:table-cell office:value-type="string" calcext:value-type="string">
            <text:p><text:s/>الحديقتان مثمرتان.</text:p>
          </table:table-cell>
          <table:table-cell office:value-type="string" calcext:value-type="string">
            <text:p>اسم اسم</text:p>
          </table:table-cell>
          <table:table-cell table:number-columns-repeated="2" office:value-type="string" calcext:value-type="string">
            <text:p>مبتدأ خبر</text:p>
          </table:table-cell>
          <table:table-cell/>
          <table:table-cell table:formula="of:=LEN(TRIM([.A12]))-LEN(SUBSTITUTE([.A12];&quot; &quot;;&quot;&quot;))+1" office:value-type="float" office:value="2" calcext:value-type="float">
            <text:p>2</text:p>
          </table:table-cell>
        </table:table-row>
        <table:table-row table:style-name="ro18">
          <table:table-cell office:value-type="string" calcext:value-type="string">
            <text:p><text:s/>الحجرتان واسعتان. </text:p>
          </table:table-cell>
          <table:table-cell office:value-type="string" calcext:value-type="string">
            <text:p>اسم اسم</text:p>
          </table:table-cell>
          <table:table-cell table:number-columns-repeated="2" office:value-type="string" calcext:value-type="string">
            <text:p>مبتدأ خبر</text:p>
          </table:table-cell>
          <table:table-cell/>
          <table:table-cell table:formula="of:=LEN(TRIM([.A13]))-LEN(SUBSTITUTE([.A13];&quot; &quot;;&quot;&quot;))+1" office:value-type="float" office:value="2" calcext:value-type="float">
            <text:p>2</text:p>
          </table:table-cell>
        </table:table-row>
        <table:table-row table:style-name="ro18">
          <table:table-cell office:value-type="string" calcext:value-type="string">
            <text:p>المحسنون ممدوحون.</text:p>
          </table:table-cell>
          <table:table-cell office:value-type="string" calcext:value-type="string">
            <text:p>اسم اسم</text:p>
          </table:table-cell>
          <table:table-cell table:number-columns-repeated="2" office:value-type="string" calcext:value-type="string">
            <text:p>مبتدأ خبر</text:p>
          </table:table-cell>
          <table:table-cell/>
          <table:table-cell table:formula="of:=LEN(TRIM([.A14]))-LEN(SUBSTITUTE([.A14];&quot; &quot;;&quot;&quot;))+1" office:value-type="float" office:value="2" calcext:value-type="float">
            <text:p>2</text:p>
          </table:table-cell>
        </table:table-row>
        <table:table-row table:style-name="ro18">
          <table:table-cell office:value-type="string" calcext:value-type="string">
            <text:p>التلاميذُ أذكياءٌ.</text:p>
          </table:table-cell>
          <table:table-cell office:value-type="string" calcext:value-type="string">
            <text:p>اسم اسم</text:p>
          </table:table-cell>
          <table:table-cell table:number-columns-repeated="2" office:value-type="string" calcext:value-type="string">
            <text:p>مبتدأ خبر</text:p>
          </table:table-cell>
          <table:table-cell/>
          <table:table-cell table:formula="of:=LEN(TRIM([.A15]))-LEN(SUBSTITUTE([.A15];&quot; &quot;;&quot;&quot;))+1" office:value-type="float" office:value="2" calcext:value-type="float">
            <text:p>2</text:p>
          </table:table-cell>
        </table:table-row>
        <table:table-row table:style-name="ro18">
          <table:table-cell office:value-type="string" calcext:value-type="string">
            <text:p><text:s/>الكسالى معاقبون. </text:p>
          </table:table-cell>
          <table:table-cell office:value-type="string" calcext:value-type="string">
            <text:p>اسم اسم</text:p>
          </table:table-cell>
          <table:table-cell table:number-columns-repeated="2" office:value-type="string" calcext:value-type="string">
            <text:p>مبتدأ خبر</text:p>
          </table:table-cell>
          <table:table-cell/>
          <table:table-cell table:formula="of:=LEN(TRIM([.A16]))-LEN(SUBSTITUTE([.A16];&quot; &quot;;&quot;&quot;))+1" office:value-type="float" office:value="2" calcext:value-type="float">
            <text:p>2</text:p>
          </table:table-cell>
        </table:table-row>
        <table:table-row table:style-name="ro18">
          <table:table-cell office:value-type="string" calcext:value-type="string">
            <text:p>السيداتُ مهذباتٌ.</text:p>
          </table:table-cell>
          <table:table-cell office:value-type="string" calcext:value-type="string">
            <text:p>اسم اسم</text:p>
          </table:table-cell>
          <table:table-cell table:number-columns-repeated="2" office:value-type="string" calcext:value-type="string">
            <text:p>مبتدأ خبر</text:p>
          </table:table-cell>
          <table:table-cell/>
          <table:table-cell table:formula="of:=LEN(TRIM([.A17]))-LEN(SUBSTITUTE([.A17];&quot; &quot;;&quot;&quot;))+1" office:value-type="float" office:value="2" calcext:value-type="float">
            <text:p>2</text:p>
          </table:table-cell>
        </table:table-row>
        <table:table-row table:style-name="ro18">
          <table:table-cell office:value-type="string" calcext:value-type="string">
            <text:p><text:s/>الشجراتُ مورِقاتٌ.</text:p>
          </table:table-cell>
          <table:table-cell office:value-type="string" calcext:value-type="string">
            <text:p>اسم اسم</text:p>
          </table:table-cell>
          <table:table-cell table:number-columns-repeated="2" office:value-type="string" calcext:value-type="string">
            <text:p>مبتدأ خبر</text:p>
          </table:table-cell>
          <table:table-cell/>
          <table:table-cell table:formula="of:=LEN(TRIM([.A18]))-LEN(SUBSTITUTE([.A18];&quot; &quot;;&quot;&quot;))+1" office:value-type="float" office:value="2" calcext:value-type="float">
            <text:p>2</text:p>
          </table:table-cell>
        </table:table-row>
        <table:table-row table:style-name="ro18">
          <table:table-cell office:value-type="string" calcext:value-type="string">
            <text:p>الشجراتُ مورقةٌ.</text:p>
          </table:table-cell>
          <table:table-cell office:value-type="string" calcext:value-type="string">
            <text:p>اسم اسم</text:p>
          </table:table-cell>
          <table:table-cell table:number-columns-repeated="2" office:value-type="string" calcext:value-type="string">
            <text:p>مبتدأ خبر</text:p>
          </table:table-cell>
          <table:table-cell/>
          <table:table-cell table:formula="of:=LEN(TRIM([.A19]))-LEN(SUBSTITUTE([.A19];&quot; &quot;;&quot;&quot;))+1" office:value-type="float" office:value="2" calcext:value-type="float">
            <text:p>2</text:p>
          </table:table-cell>
        </table:table-row>
        <table:table-row table:style-name="ro18">
          <table:table-cell office:value-type="string" calcext:value-type="string">
            <text:p>القصورُ عاليةٌ.</text:p>
          </table:table-cell>
          <table:table-cell office:value-type="string" calcext:value-type="string">
            <text:p>اسم اسم</text:p>
          </table:table-cell>
          <table:table-cell table:number-columns-repeated="2" office:value-type="string" calcext:value-type="string">
            <text:p>مبتدأ خبر</text:p>
          </table:table-cell>
          <table:table-cell/>
          <table:table-cell table:formula="of:=LEN(TRIM([.A20]))-LEN(SUBSTITUTE([.A20];&quot; &quot;;&quot;&quot;))+1" office:value-type="float" office:value="2" calcext:value-type="float">
            <text:p>2</text:p>
          </table:table-cell>
        </table:table-row>
        <table:table-row table:style-name="ro18">
          <table:table-cell office:value-type="string" calcext:value-type="string">
            <text:p>القصورُ عالياتٌ.</text:p>
          </table:table-cell>
          <table:table-cell office:value-type="string" calcext:value-type="string">
            <text:p>اسم اسم</text:p>
          </table:table-cell>
          <table:table-cell table:number-columns-repeated="2" office:value-type="string" calcext:value-type="string">
            <text:p>مبتدأ خبر</text:p>
          </table:table-cell>
          <table:table-cell/>
          <table:table-cell table:formula="of:=LEN(TRIM([.A21]))-LEN(SUBSTITUTE([.A21];&quot; &quot;;&quot;&quot;))+1" office:value-type="float" office:value="2" calcext:value-type="float">
            <text:p>2</text:p>
          </table:table-cell>
        </table:table-row>
        <table:table-row table:style-name="ro13">
          <table:table-cell table:style-name="ce3"/>
          <table:table-cell table:number-columns-repeated="4"/>
          <table:table-cell table:formula="of:=LEN(TRIM([.A22]))-LEN(SUBSTITUTE([.A22];&quot; &quot;;&quot;&quot;))+1" office:value-type="float" office:value="1" calcext:value-type="float">
            <text:p>1</text:p>
          </table:table-cell>
        </table:table-row>
        <table:table-row table:style-name="ro13">
          <table:table-cell table:style-name="ce3"/>
          <table:table-cell table:number-columns-repeated="4"/>
          <table:table-cell table:formula="of:=LEN(TRIM([.A23]))-LEN(SUBSTITUTE([.A23];&quot; &quot;;&quot;&quot;))+1" office:value-type="float" office:value="1" calcext:value-type="float">
            <text:p>1</text:p>
          </table:table-cell>
        </table:table-row>
        <table:table-row table:style-name="ro13">
          <table:table-cell table:style-name="ce3"/>
          <table:table-cell table:number-columns-repeated="4"/>
          <table:table-cell table:formula="of:=LEN(TRIM([.A24]))-LEN(SUBSTITUTE([.A24];&quot; &quot;;&quot;&quot;))+1" office:value-type="float" office:value="1" calcext:value-type="float">
            <text:p>1</text:p>
          </table:table-cell>
        </table:table-row>
        <table:table-row table:style-name="ro13">
          <table:table-cell table:style-name="ce3"/>
          <table:table-cell table:number-columns-repeated="4"/>
          <table:table-cell table:formula="of:=LEN(TRIM([.A25]))-LEN(SUBSTITUTE([.A25];&quot; &quot;;&quot;&quot;))+1" office:value-type="float" office:value="1" calcext:value-type="float">
            <text:p>1</text:p>
          </table:table-cell>
        </table:table-row>
        <table:table-row table:style-name="ro13">
          <table:table-cell table:style-name="ce3"/>
          <table:table-cell table:number-columns-repeated="4"/>
          <table:table-cell table:formula="of:=LEN(TRIM([.A26]))-LEN(SUBSTITUTE([.A26];&quot; &quot;;&quot;&quot;))+1" office:value-type="float" office:value="1" calcext:value-type="float">
            <text:p>1</text:p>
          </table:table-cell>
        </table:table-row>
        <table:table-row table:style-name="ro13">
          <table:table-cell table:style-name="ce3"/>
          <table:table-cell table:number-columns-repeated="4"/>
          <table:table-cell table:formula="of:=LEN(TRIM([.A27]))-LEN(SUBSTITUTE([.A27];&quot; &quot;;&quot;&quot;))+1" office:value-type="float" office:value="1" calcext:value-type="float">
            <text:p>1</text:p>
          </table:table-cell>
        </table:table-row>
        <table:table-row table:style-name="ro13">
          <table:table-cell table:style-name="ce3"/>
          <table:table-cell table:number-columns-repeated="4"/>
          <table:table-cell table:formula="of:=LEN(TRIM([.A28]))-LEN(SUBSTITUTE([.A28];&quot; &quot;;&quot;&quot;))+1" office:value-type="float" office:value="1" calcext:value-type="float">
            <text:p>1</text:p>
          </table:table-cell>
        </table:table-row>
        <table:table-row table:style-name="ro13">
          <table:table-cell table:style-name="ce3"/>
          <table:table-cell table:number-columns-repeated="4"/>
          <table:table-cell table:formula="of:=LEN(TRIM([.A29]))-LEN(SUBSTITUTE([.A29];&quot; &quot;;&quot;&quot;))+1" office:value-type="float" office:value="1" calcext:value-type="float">
            <text:p>1</text:p>
          </table:table-cell>
        </table:table-row>
        <table:table-row table:style-name="ro13">
          <table:table-cell table:style-name="ce3"/>
          <table:table-cell table:number-columns-repeated="4"/>
          <table:table-cell table:formula="of:=LEN(TRIM([.A30]))-LEN(SUBSTITUTE([.A30];&quot; &quot;;&quot;&quot;))+1" office:value-type="float" office:value="1" calcext:value-type="float">
            <text:p>1</text:p>
          </table:table-cell>
        </table:table-row>
        <table:table-row table:style-name="ro13">
          <table:table-cell table:style-name="ce3"/>
          <table:table-cell table:number-columns-repeated="4"/>
          <table:table-cell table:formula="of:=LEN(TRIM([.A31]))-LEN(SUBSTITUTE([.A31];&quot; &quot;;&quot;&quot;))+1" office:value-type="float" office:value="1" calcext:value-type="float">
            <text:p>1</text:p>
          </table:table-cell>
        </table:table-row>
        <table:table-row table:style-name="ro13">
          <table:table-cell table:style-name="ce3"/>
          <table:table-cell table:number-columns-repeated="4"/>
          <table:table-cell table:formula="of:=LEN(TRIM([.A32]))-LEN(SUBSTITUTE([.A32];&quot; &quot;;&quot;&quot;))+1" office:value-type="float" office:value="1" calcext:value-type="float">
            <text:p>1</text:p>
          </table:table-cell>
        </table:table-row>
        <table:table-row table:style-name="ro13">
          <table:table-cell table:style-name="ce3"/>
          <table:table-cell table:number-columns-repeated="4"/>
          <table:table-cell table:formula="of:=LEN(TRIM([.A33]))-LEN(SUBSTITUTE([.A33];&quot; &quot;;&quot;&quot;))+1" office:value-type="float" office:value="1" calcext:value-type="float">
            <text:p>1</text:p>
          </table:table-cell>
        </table:table-row>
        <table:table-row table:style-name="ro13">
          <table:table-cell table:style-name="ce3"/>
          <table:table-cell table:number-columns-repeated="4"/>
          <table:table-cell table:formula="of:=LEN(TRIM([.A34]))-LEN(SUBSTITUTE([.A34];&quot; &quot;;&quot;&quot;))+1" office:value-type="float" office:value="1" calcext:value-type="float">
            <text:p>1</text:p>
          </table:table-cell>
        </table:table-row>
        <table:table-row table:style-name="ro13">
          <table:table-cell table:style-name="ce3"/>
          <table:table-cell table:number-columns-repeated="4"/>
          <table:table-cell table:formula="of:=LEN(TRIM([.A35]))-LEN(SUBSTITUTE([.A35];&quot; &quot;;&quot;&quot;))+1" office:value-type="float" office:value="1" calcext:value-type="float">
            <text:p>1</text:p>
          </table:table-cell>
        </table:table-row>
        <table:table-row table:style-name="ro13">
          <table:table-cell table:style-name="ce3"/>
          <table:table-cell table:number-columns-repeated="4"/>
          <table:table-cell table:formula="of:=LEN(TRIM([.A36]))-LEN(SUBSTITUTE([.A36];&quot; &quot;;&quot;&quot;))+1" office:value-type="float" office:value="1" calcext:value-type="float">
            <text:p>1</text:p>
          </table:table-cell>
        </table:table-row>
        <table:table-row table:style-name="ro13">
          <table:table-cell table:style-name="ce3"/>
          <table:table-cell table:number-columns-repeated="4"/>
          <table:table-cell table:formula="of:=LEN(TRIM([.A37]))-LEN(SUBSTITUTE([.A37];&quot; &quot;;&quot;&quot;))+1" office:value-type="float" office:value="1" calcext:value-type="float">
            <text:p>1</text:p>
          </table:table-cell>
        </table:table-row>
        <table:table-row table:style-name="ro13">
          <table:table-cell table:style-name="ce3"/>
          <table:table-cell table:number-columns-repeated="4"/>
          <table:table-cell table:formula="of:=LEN(TRIM([.A38]))-LEN(SUBSTITUTE([.A38];&quot; &quot;;&quot;&quot;))+1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جاهزة.A1:جاهزة.F327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قيد المعالجة'.A1:'قيد المعالجة'.F1048576">
          <table:sort>
            <table:sort-by table:field-number="5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roid Arabic Naskh" svg:font-family="'Droid Arabic Naskh'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Arabic UI" style:font-size-complex="10pt" style:language-complex="ar" style:country-complex="DZ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Traditional Arabic'" style:font-family-generic-asian="system" style:font-pitch-asian="variable" style:font-size-asian="12pt" style:language-asian="zh" style:country-asian="CN" style:font-name-complex="Noto Sans Arabic UI" style:font-size-complex="12pt" style:language-complex="ar" style:country-complex="DZ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 style:data-style-name="N2" text:time-value="08:53:25.0540465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errouki</meta:initial-creator>
    <meta:creation-date>2024-01-23T18:00:51.672879006</meta:creation-date>
    <dc:date>2024-02-16T15:21:56.193424478</dc:date>
    <dc:creator>zerrouki</dc:creator>
    <meta:editing-duration>PT12H43M55S</meta:editing-duration>
    <meta:editing-cycles>62</meta:editing-cycles>
    <meta:generator>LibreOffice/7.6.1.2$Linux_X86_64 LibreOffice_project/f5defcebd022c5bc36bbb79be232cb6926d8f674</meta:generator>
    <meta:document-statistic meta:table-count="3" meta:cell-count="1683" meta:object-count="0"/>
  </office:meta>
</office:document-meta>
</file>